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77dce0b" officeooo:paragraph-rsid="077dce0b" style:font-name-complex="David CLM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6" style:family="paragraph" style:parent-style-name="Heading_20_2">
      <style:paragraph-properties fo:margin-top="0.1965in" fo:margin-bottom="0in" loext:contextual-spacing="false" fo:line-height="100%" fo:text-align="end" style:justify-single-word="false" style:writing-mode="rl-tb"/>
      <style:text-properties officeooo:rsid="08584513" officeooo:paragraph-rsid="08584513"/>
    </style:style>
    <style:style style:name="P7" style:family="paragraph" style:parent-style-name="Heading_20_2">
      <style:paragraph-properties fo:margin-top="0.1965in" fo:margin-bottom="0in" loext:contextual-spacing="false" fo:line-height="100%" fo:text-align="end" style:justify-single-word="false" style:writing-mode="rl-tb"/>
      <style:text-properties fo:color="#000000" style:text-position="9% 100%" style:font-name="Monospace" fo:font-size="12pt" fo:language="en" fo:country="US" fo:font-style="normal" fo:font-weight="normal" officeooo:rsid="086ca562" officeooo:paragraph-rsid="086ca56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8" style:family="paragraph" style:parent-style-name="Standard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75ff1a"/>
    </style:style>
    <style:style style:name="P9" style:family="paragraph" style:parent-style-name="Standard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76e2a0"/>
    </style:style>
    <style:style style:name="P1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d002c7"/>
    </style:style>
    <style:style style:name="P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ea4e90"/>
    </style:style>
    <style:style style:name="P1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7f2c846"/>
    </style:style>
    <style:style style:name="P1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0f69df"/>
    </style:style>
    <style:style style:name="P1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2c57a6"/>
    </style:style>
    <style:style style:name="P1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3710a4"/>
    </style:style>
    <style:style style:name="P1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87ae5aa"/>
    </style:style>
    <style:style style:name="P17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0d6c43"/>
    </style:style>
    <style:style style:name="P18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0d7599"/>
    </style:style>
    <style:style style:name="P1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320eaa"/>
    </style:style>
    <style:style style:name="P20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paragraph-rsid="097bbebe"/>
    </style:style>
    <style:style style:name="P2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89aa68"/>
    </style:style>
    <style:style style:name="P2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27ece"/>
    </style:style>
    <style:style style:name="P2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495ee"/>
    </style:style>
    <style:style style:name="P2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f1216"/>
    </style:style>
    <style:style style:name="P2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paragraph-rsid="099f4daf"/>
    </style:style>
    <style:style style:name="P2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fo:font-size="10pt" officeooo:rsid="08181b48" officeooo:paragraph-rsid="081911fd" style:font-size-asian="10pt" style:font-size-complex="10pt"/>
    </style:style>
    <style:style style:name="P2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82c57a6" officeooo:paragraph-rsid="082c57a6"/>
    </style:style>
    <style:style style:name="P2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83bb410" officeooo:paragraph-rsid="083bb410"/>
    </style:style>
    <style:style style:name="P2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Monospace" officeooo:rsid="084830cf" officeooo:paragraph-rsid="084830cf" style:font-size-asian="10.5pt" style:font-name-complex="David CLM1" style:font-weight-complex="normal"/>
    </style:style>
    <style:style style:name="P3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9% 100%" style:font-name="Monospace" fo:language="en" fo:country="US" fo:font-style="normal" officeooo:rsid="0877e40a" officeooo:paragraph-rsid="0898f21f" style:font-size-asian="10.5pt" style:font-style-asian="normal" style:font-name-complex="David CLM1" style:font-style-complex="normal" style:font-weight-complex="normal"/>
    </style:style>
    <style:style style:name="P3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6ef00e" officeooo:paragraph-rsid="096ef00e" style:font-size-asian="10.5pt" style:font-style-asian="normal" style:font-weight-asian="normal" style:font-name-complex="David CLM1" style:font-style-complex="normal" style:font-weight-complex="normal"/>
    </style:style>
    <style:style style:name="P3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9881d9" officeooo:paragraph-rsid="099881d9" style:font-size-asian="10.5pt" style:font-style-asian="normal" style:font-weight-asian="normal" style:font-name-complex="David CLM1" style:font-style-complex="normal" style:font-weight-complex="normal"/>
    </style:style>
    <style:style style:name="P33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officeooo:paragraph-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3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99495ee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9938be2" officeooo:paragraph-rsid="09938be2"/>
    </style:style>
    <style:style style:name="P36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875ff1a"/>
    </style:style>
    <style:style style:name="P37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6b3ac1"/>
    </style:style>
    <style:style style:name="P38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6ffd24"/>
    </style:style>
    <style:style style:name="P39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72cdbc"/>
    </style:style>
    <style:style style:name="P40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7808e9"/>
    </style:style>
    <style:style style:name="P41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f1216"/>
    </style:style>
    <style:style style:name="P42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f4daf"/>
    </style:style>
    <style:style style:name="P43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rsid="086f9f15" officeooo:paragraph-rsid="0870dc35"/>
    </style:style>
    <style:style style:name="P44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rsid="086f9f15" officeooo:paragraph-rsid="099495ee"/>
    </style:style>
    <style:style style:name="P45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officeooo:rsid="0938a43f" officeooo:paragraph-rsid="096ef00e"/>
    </style:style>
    <style:style style:name="P46" style:family="paragraph" style:parent-style-name="Text_20_body">
      <style:paragraph-properties fo:margin-top="0.1965in" fo:margin-bottom="0in" loext:contextual-spacing="false" fo:line-height="100%" fo:text-align="start" style:justify-single-word="false" style:writing-mode="lr-tb"/>
      <style:text-properties style:text-position="0% 100%" style:font-name="Monospace" fo:language="en" fo:country="US" fo:font-style="normal" fo:font-weight="normal" officeooo:rsid="08c38a38" officeooo:paragraph-rsid="0969f968" style:font-size-asian="10.5pt" style:font-style-asian="normal" style:font-weight-asian="normal" style:font-name-complex="David CLM1" style:font-style-complex="normal" style:font-weight-complex="normal"/>
    </style:style>
    <style:style style:name="P47" style:family="paragraph" style:parent-style-name="Heading_20_2">
      <style:text-properties officeooo:paragraph-rsid="07d0e1ed"/>
    </style:style>
    <style:style style:name="P48" style:family="paragraph" style:parent-style-name="Heading_20_2">
      <style:text-properties fo:color="#000000" style:text-position="9% 100%" style:font-name="Monospace" fo:font-size="12pt" fo:language="en" fo:country="US" fo:font-style="normal" fo:font-weight="normal" officeooo:rsid="08e605ad" officeooo:paragraph-rsid="08e605a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9" style:family="paragraph" style:parent-style-name="Heading_20_2">
      <loext:graphic-properties draw:fill="solid" draw:fill-color="#dddddd"/>
      <style:paragraph-properties fo:background-color="#dddddd"/>
      <style:text-properties fo:color="#000000" style:text-position="9% 100%" style:font-name="Monospace" fo:font-size="12pt" fo:language="en" fo:country="US" fo:font-style="normal" fo:font-weight="normal" officeooo:rsid="0903a03c" officeooo:paragraph-rsid="0903a0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0" style:family="paragraph" style:parent-style-name="Heading_20_2">
      <style:text-properties fo:color="#000000" style:text-position="9% 100%" style:font-name="Monospace" fo:font-size="12pt" fo:language="en" fo:country="US" fo:font-style="normal" fo:font-weight="normal" officeooo:rsid="09938be2" officeooo:paragraph-rsid="09938b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1" style:family="paragraph" style:parent-style-name="Heading_20_2">
      <style:text-properties fo:color="#000000" style:font-name="Monospace" fo:font-size="12pt" fo:font-style="normal" fo:font-weight="normal" officeooo:rsid="0840aec2" officeooo:paragraph-rsid="099495e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2" style:family="paragraph" style:parent-style-name="Heading_20_2">
      <style:text-properties style:text-position="9% 100%" fo:language="en" fo:country="US" fo:font-style="normal" fo:font-weight="normal" officeooo:rsid="077c5a64" officeooo:paragraph-rsid="08dacab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paragraph-rsid="08d0448e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officeooo:paragraph-rsid="07143472"/>
    </style:style>
    <style:style style:name="P55" style:family="paragraph" style:parent-style-name="Text_20_body">
      <style:paragraph-properties fo:text-align="start" style:justify-single-word="false" style:writing-mode="lr-tb"/>
      <style:text-properties officeooo:rsid="07e137e9" officeooo:paragraph-rsid="0918a1de"/>
    </style:style>
    <style:style style:name="P56" style:family="paragraph" style:parent-style-name="Standard">
      <style:paragraph-properties fo:margin-top="0.0791in" fo:margin-bottom="0.0791in" loext:contextual-spacing="false"/>
      <style:text-properties officeooo:rsid="08a23037" officeooo:paragraph-rsid="08a23037"/>
    </style:style>
    <style:style style:name="P57" style:family="paragraph" style:parent-style-name="Standard">
      <style:paragraph-properties fo:margin-top="0.1189in" fo:margin-bottom="0.1189in" loext:contextual-spacing="false"/>
      <style:text-properties officeooo:paragraph-rsid="08d0448e"/>
    </style:style>
    <style:style style:name="P58" style:family="paragraph" style:parent-style-name="Text_20_body">
      <style:text-properties fo:language="en" fo:country="US" fo:font-style="normal" fo:font-weight="normal" officeooo:rsid="076f07cc" officeooo:paragraph-rsid="08dacaba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language="en" fo:country="US" fo:font-style="normal" fo:font-weight="normal" officeooo:rsid="078230c9" officeooo:paragraph-rsid="08dacaba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language="en" fo:country="US" fo:font-style="normal" fo:font-weight="normal" officeooo:rsid="07856520" officeooo:paragraph-rsid="08daca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language="en" fo:country="US" fo:font-style="normal" fo:font-weight="normal" officeooo:rsid="07b1085a" officeooo:paragraph-rsid="08dacaba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paragraph-rsid="07d85ef5"/>
    </style:style>
    <style:style style:name="P63" style:family="paragraph" style:parent-style-name="Text_20_body">
      <style:text-properties officeooo:paragraph-rsid="07daba39"/>
    </style:style>
    <style:style style:name="P64" style:family="paragraph" style:parent-style-name="Text_20_body">
      <style:text-properties officeooo:paragraph-rsid="07e51208"/>
    </style:style>
    <style:style style:name="P65" style:family="paragraph" style:parent-style-name="Text_20_body">
      <style:text-properties style:text-position="9% 100%" style:font-name="Monospace" fo:language="en" fo:country="US" fo:font-style="normal" officeooo:rsid="08f8a98b" officeooo:paragraph-rsid="08f9ef52" style:font-size-asian="10.5pt" style:font-style-asian="normal" style:font-name-complex="David CLM1" style:font-style-complex="normal" style:font-weight-complex="normal"/>
    </style:style>
    <style:style style:name="P66" style:family="paragraph" style:parent-style-name="Text_20_body">
      <style:text-properties officeooo:paragraph-rsid="08d2775c"/>
    </style:style>
    <style:style style:name="P67" style:family="paragraph" style:parent-style-name="Text_20_body">
      <style:text-properties officeooo:paragraph-rsid="08dacaba"/>
    </style:style>
    <style:style style:name="P68" style:family="paragraph" style:parent-style-name="Text_20_body">
      <style:text-properties officeooo:paragraph-rsid="08e369ad"/>
    </style:style>
    <style:style style:name="P69" style:family="paragraph" style:parent-style-name="Text_20_body">
      <style:text-properties officeooo:paragraph-rsid="08f015b7"/>
    </style:style>
    <style:style style:name="P70" style:family="paragraph" style:parent-style-name="Text_20_body">
      <style:text-properties officeooo:paragraph-rsid="07a203b2"/>
    </style:style>
    <style:style style:name="P71" style:family="paragraph" style:parent-style-name="Text_20_body">
      <style:text-properties officeooo:paragraph-rsid="08f554f9"/>
    </style:style>
    <style:style style:name="P72" style:family="paragraph" style:parent-style-name="Text_20_body">
      <style:text-properties officeooo:paragraph-rsid="08fafc57"/>
    </style:style>
    <style:style style:name="P73" style:family="paragraph" style:parent-style-name="Text_20_body">
      <style:text-properties officeooo:paragraph-rsid="08fb2b67"/>
    </style:style>
    <style:style style:name="P74" style:family="paragraph" style:parent-style-name="Text_20_body">
      <style:text-properties officeooo:paragraph-rsid="0912aa3c"/>
    </style:style>
    <style:style style:name="P7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paragraph-rsid="0964d943"/>
    </style:style>
    <style:style style:name="P76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957d0f3" officeooo:paragraph-rsid="096071ab"/>
    </style:style>
    <style:style style:name="P7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Monospace" fo:language="en" fo:country="US" fo:font-style="normal" fo:font-weight="normal" officeooo:rsid="0966d409" officeooo:paragraph-rsid="0966d409" style:font-size-asian="10.5pt" style:font-style-asian="normal" style:font-weight-asian="normal" style:font-name-complex="David CLM1" style:font-style-complex="normal" style:font-weight-complex="normal"/>
    </style:style>
    <style:style style:name="P78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Monospace" fo:language="en" fo:country="US" fo:font-style="normal" fo:font-weight="normal" officeooo:rsid="0976629a" officeooo:paragraph-rsid="0972377b" style:font-size-asian="10.5pt" style:font-style-asian="normal" style:font-weight-asian="normal" style:font-name-complex="David CLM1" style:font-style-complex="normal" style:font-weight-complex="normal"/>
    </style:style>
    <style:style style:name="P79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968b133" officeooo:paragraph-rsid="096df5d3"/>
    </style:style>
    <style:style style:name="P80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text-position="0% 100%" style:font-name="Monospace" fo:language="en" fo:country="US" fo:font-style="normal" fo:font-weight="normal" officeooo:rsid="096df5d3" officeooo:paragraph-rsid="096df5d3" style:font-size-asian="10.5pt" style:font-style-asian="normal" style:font-weight-asian="normal" style:font-name-complex="David CLM1" style:font-style-complex="normal" style:font-weight-complex="normal"/>
    </style:style>
    <style:style style:name="P81" style:family="paragraph" style:parent-style-name="Text_20_body">
      <style:paragraph-properties fo:margin-top="0in" fo:margin-bottom="0in" loext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7808e9" officeooo:paragraph-rsid="097808e9" style:font-size-asian="10.5pt" style:font-style-asian="normal" style:font-weight-asian="normal" style:font-name-complex="David CLM1" style:font-style-complex="normal" style:font-weight-complex="normal"/>
    </style:style>
    <style:style style:name="P82" style:family="paragraph" style:parent-style-name="Text_20_body">
      <style:paragraph-properties fo:margin-top="0in" fo:margin-bottom="0in" loext:contextual-spacing="false"/>
      <style:text-properties officeooo:rsid="08d129df" officeooo:paragraph-rsid="08d17067"/>
    </style:style>
    <style:style style:name="P8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898f21f"/>
    </style:style>
    <style:style style:name="P8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93f60d8"/>
    </style:style>
    <style:style style:name="P8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940d0ed"/>
    </style:style>
    <style:style style:name="P8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9411ab5"/>
    </style:style>
    <style:style style:name="P8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8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rsid="09509f03" officeooo:paragraph-rsid="09509f03"/>
    </style:style>
    <style:style style:name="P8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fo:font-weight="normal" officeooo:rsid="089d2ffa" officeooo:paragraph-rsid="089d2ffa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.078in" fo:margin-bottom="0in" loext:contextual-spacing="false" fo:line-height="100%" fo:text-align="start" style:justify-single-word="false" style:writing-mode="lr-tb"/>
      <style:text-properties style:font-name="Monospace" officeooo:rsid="094662f7" officeooo:paragraph-rsid="09510a50" style:font-size-asian="10.5pt" style:font-name-complex="David CLM1" style:font-weight-complex="normal"/>
    </style:style>
    <style:style style:name="P91" style:family="paragraph" style:parent-style-name="Text_20_body">
      <style:paragraph-properties fo:margin-top="0.0398in" fo:margin-bottom="0.0398in" loext:contextual-spacing="false"/>
      <style:text-properties officeooo:paragraph-rsid="08d0448e"/>
    </style:style>
    <style:style style:name="P92" style:family="paragraph" style:parent-style-name="Text_20_body">
      <style:paragraph-properties fo:margin-top="0.1189in" fo:margin-bottom="0.2161in" loext:contextual-spacing="false"/>
      <style:text-properties officeooo:paragraph-rsid="095edd45"/>
    </style:style>
    <style:style style:name="P93" style:family="paragraph" style:parent-style-name="Text_20_body">
      <style:paragraph-properties fo:margin-top="0.1189in" fo:margin-bottom="0.2161in" loext:contextual-spacing="false"/>
      <style:text-properties officeooo:paragraph-rsid="09ae0757"/>
    </style:style>
    <style:style style:name="P94" style:family="paragraph" style:parent-style-name="Text_20_body">
      <style:paragraph-properties fo:margin-top="0.1189in" fo:margin-bottom="0.2161in" loext:contextual-spacing="false" fo:text-align="start" style:justify-single-word="false" style:writing-mode="lr-tb"/>
      <style:text-properties officeooo:paragraph-rsid="0966d409"/>
    </style:style>
    <style:style style:name="P95" style:family="paragraph" style:parent-style-name="Text_20_body">
      <style:paragraph-properties fo:margin-top="0.1189in" fo:margin-bottom="0.2161in" loext:contextual-spacing="false" fo:line-height="100%" fo:text-align="start" style:justify-single-word="false" style:writing-mode="lr-tb"/>
      <style:text-properties officeooo:paragraph-rsid="099881d9"/>
    </style:style>
    <style:style style:name="P96" style:family="paragraph" style:parent-style-name="Text_20_body">
      <style:paragraph-properties fo:margin-top="0in" fo:margin-bottom="0.0575in" loext:contextual-spacing="false"/>
      <style:text-properties officeooo:paragraph-rsid="08af1c43"/>
    </style:style>
    <style:style style:name="P97" style:family="paragraph" style:parent-style-name="Text_20_body">
      <style:paragraph-properties fo:margin-top="0in" fo:margin-bottom="0.0181in" loext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padding-left="0in" fo:padding-right="0in" fo:padding-top="0in" fo:padding-bottom="0.0291in" fo:border="none" style:join-border="false"/>
      <style:text-properties officeooo:paragraph-rsid="09021b63"/>
    </style:style>
    <style:style style:name="P99" style:family="paragraph" style:parent-style-name="Heading_20_2">
      <style:text-properties fo:color="#000000" style:text-position="9% 100%" style:font-name="Monospace" fo:font-size="12pt" fo:language="en" fo:country="US" fo:font-style="normal" fo:font-weight="normal" officeooo:rsid="09b0ccd6" officeooo:paragraph-rsid="09b0ccd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00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21pt" fo:font-weight="bold" officeooo:rsid="07cf7905" officeooo:paragraph-rsid="07cf7905" style:font-name-asian="Noto Sans CJK SC Regular" style:font-size-asian="18.2000007629395pt" style:font-weight-asian="bold" style:font-name-complex="David CLM" style:font-size-complex="21pt" style:font-weight-complex="bold"/>
    </style:style>
    <style:style style:name="P101" style:family="paragraph" style:parent-style-name="Standard" style:list-style-name="L8">
      <style:paragraph-properties fo:line-height="100%" fo:text-align="start" style:justify-single-word="false" style:writing-mode="lr-tb"/>
      <style:text-properties officeooo:paragraph-rsid="07143472"/>
    </style:style>
    <style:style style:name="P102" style:family="paragraph" style:parent-style-name="Text_20_body" style:list-style-name="L7">
      <style:text-properties fo:language="en" fo:country="US" fo:font-style="normal" fo:font-weight="normal" officeooo:rsid="078b5d22" officeooo:paragraph-rsid="08dacaba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1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a653d"/>
    </style:style>
    <style:style style:name="P104" style:family="paragraph" style:parent-style-name="Text_20_body" style:list-style-name="L1">
      <style:paragraph-properties fo:margin-top="0.1965in" fo:margin-bottom="0in" loext:contextual-spacing="false" fo:line-height="100%" fo:text-align="start" style:justify-single-word="false" style:writing-mode="lr-tb"/>
      <style:text-properties officeooo:paragraph-rsid="09911ac0"/>
    </style:style>
    <style:style style:name="P105" style:family="paragraph" style:parent-style-name="Text_20_body">
      <loext:graphic-properties draw:fill="solid" draw:fill-color="#dddddd"/>
      <style:paragraph-properties fo:margin-top="0.1965in" fo:margin-bottom="0in" loext:contextual-spacing="false" fo:line-height="100%" fo:text-align="end" style:justify-single-word="false" fo:background-color="#dddddd" style:writing-mode="rl-tb"/>
      <style:text-properties officeooo:rsid="09b28084" officeooo:paragraph-rsid="09b28084"/>
    </style:style>
    <style:style style:name="P106" style:family="paragraph" style:parent-style-name="Text_20_body" style:list-style-name="L2">
      <style:paragraph-properties fo:margin-top="0.078in" fo:margin-bottom="0in" loext:contextual-spacing="false" fo:line-height="100%" fo:text-align="end" style:justify-single-word="false" style:writing-mode="rl-tb"/>
      <style:text-properties style:font-name="Monospace" fo:font-style="normal" officeooo:rsid="09326b27" officeooo:paragraph-rsid="09326b27" style:font-size-asian="10.5pt" style:font-style-asian="normal" style:font-name-complex="David CLM1" style:font-style-complex="normal" style:font-weight-complex="normal"/>
    </style:style>
    <style:style style:name="P107" style:family="paragraph" style:parent-style-name="Text_20_body" style:list-style-name="L3">
      <style:paragraph-properties fo:margin-top="0.078in" fo:margin-bottom="0in" loext:contextual-spacing="false" fo:line-height="100%" fo:text-align="end" style:justify-single-word="false" style:writing-mode="rl-tb"/>
      <style:text-properties style:font-name="Monospace" fo:font-style="normal" officeooo:rsid="094c9f04" officeooo:paragraph-rsid="094c9f04" style:font-size-asian="10.5pt" style:font-style-asian="normal" style:font-name-complex="David CLM1" style:font-style-complex="normal" style:font-weight-complex="normal"/>
    </style:style>
    <style:style style:name="P108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109" style:family="paragraph" style:parent-style-name="Text_20_body" style:list-style-name="L2">
      <style:paragraph-properties fo:margin-top="0.078in" fo:margin-bottom="0in" loext:contextual-spacing="false" fo:line-height="100%" fo:text-align="end" style:justify-single-word="false" style:writing-mode="rl-tb"/>
      <style:text-properties officeooo:rsid="09326b27" officeooo:paragraph-rsid="09326b27"/>
    </style:style>
    <style:style style:name="P110" style:family="paragraph" style:parent-style-name="Text_20_body" style:list-style-name="L2">
      <style:paragraph-properties fo:margin-top="0.078in" fo:margin-bottom="0in" loext:contextual-spacing="false" fo:line-height="100%" fo:text-align="end" style:justify-single-word="false" style:writing-mode="rl-tb"/>
      <style:text-properties officeooo:rsid="09336c7f" officeooo:paragraph-rsid="09336c7f"/>
    </style:style>
    <style:style style:name="P111" style:family="paragraph" style:parent-style-name="Text_20_body" style:list-style-name="L3">
      <style:paragraph-properties fo:margin-top="0.078in" fo:margin-bottom="0in" loext:contextual-spacing="false" fo:line-height="100%" fo:text-align="end" style:justify-single-word="false" style:writing-mode="rl-tb"/>
      <style:text-properties officeooo:rsid="094c9f04" officeooo:paragraph-rsid="094c9f04"/>
    </style:style>
    <style:style style:name="P112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officeooo:paragraph-rsid="09494e82"/>
    </style:style>
    <style:style style:name="P113" style:family="paragraph" style:parent-style-name="Text_20_body" style:list-style-name="L4">
      <style:paragraph-properties fo:margin-top="0.078in" fo:margin-bottom="0in" loext:contextual-spacing="false" fo:line-height="100%" fo:text-align="end" style:justify-single-word="false" style:writing-mode="rl-tb"/>
      <style:text-properties officeooo:paragraph-rsid="09509f03"/>
    </style:style>
    <style:style style:name="P114" style:family="paragraph" style:parent-style-name="Text_20_body" style:list-style-name="L5">
      <style:paragraph-properties fo:margin-top="0.078in" fo:margin-bottom="0in" loext:contextual-spacing="false" fo:line-height="100%" fo:text-align="end" style:justify-single-word="false" style:writing-mode="rl-tb"/>
      <style:text-properties officeooo:paragraph-rsid="08865ad7"/>
    </style:style>
    <style:style style:name="P115" style:family="paragraph" style:parent-style-name="Text_20_body" style:list-style-name="L5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officeooo:rsid="08895739" officeooo:paragraph-rsid="08895739" style:font-style-asian="normal" style:font-style-complex="normal"/>
    </style:style>
    <style:style style:name="P116" style:family="paragraph" style:parent-style-name="Text_20_body" style:list-style-name="L5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officeooo:rsid="0883db46" officeooo:paragraph-rsid="08877421" style:font-style-asian="normal" style:font-style-complex="normal"/>
    </style:style>
    <style:style style:name="P117" style:family="paragraph" style:parent-style-name="Text_20_body" style:list-style-name="L5">
      <style:paragraph-properties fo:margin-top="0.078in" fo:margin-bottom="0in" loext:contextual-spacing="false" fo:line-height="100%" fo:text-align="end" style:justify-single-word="false" style:writing-mode="rl-tb"/>
      <style:text-properties fo:language="en" fo:country="US" fo:font-style="normal" fo:font-weight="normal" officeooo:rsid="089b8849" officeooo:paragraph-rsid="089b8849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5">
      <style:paragraph-properties fo:margin-top="0.0382in" fo:margin-bottom="0in" loext:contextual-spacing="false" fo:line-height="100%" fo:text-align="end" style:justify-single-word="false" style:writing-mode="rl-tb"/>
      <style:text-properties officeooo:rsid="0899f203" officeooo:paragraph-rsid="0899f203"/>
    </style:style>
    <style:style style:name="P119" style:family="paragraph" style:parent-style-name="Text_20_body" style:list-style-name="L5">
      <style:paragraph-properties fo:margin-top="0.0382in" fo:margin-bottom="0in" loext:contextual-spacing="false" fo:line-height="100%" fo:text-align="end" style:justify-single-word="false" style:writing-mode="rl-tb"/>
      <style:text-properties fo:language="en" fo:country="US" fo:font-style="normal" fo:font-weight="normal" officeooo:rsid="0899f203" officeooo:paragraph-rsid="0899f203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6">
      <style:paragraph-properties fo:margin-top="0in" fo:margin-bottom="0.0181in" loext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6">
      <style:paragraph-properties fo:margin-top="0in" fo:margin-bottom="0.0181in" loext:contextual-spacing="false"/>
      <style:text-properties style:font-name="Monospace" fo:language="en" fo:country="US" fo:font-style="normal" fo:font-weight="normal" officeooo:rsid="08db67ae" officeooo:paragraph-rsid="08db67ae" style:font-size-asian="10.5pt" style:font-style-asian="normal" style:font-weight-asian="normal" style:font-name-complex="David CLM1" style:font-style-complex="normal" style:font-weight-complex="normal"/>
    </style:style>
    <style:style style:name="P122" style:family="paragraph" style:parent-style-name="Text_20_body" style:list-style-name="L6">
      <style:paragraph-properties fo:margin-top="0in" fo:margin-bottom="0.0181in" loext:contextual-spacing="false"/>
      <style:text-properties officeooo:paragraph-rsid="08dacaba"/>
    </style:style>
    <style:style style:name="T1" style:family="text">
      <style:text-properties style:text-position="9% 100%" fo:language="en" fo:country="US"/>
    </style:style>
    <style:style style:name="T2" style:family="text">
      <style:text-properties style:text-position="9% 100%" fo:language="en" fo:country="US" officeooo:rsid="072d0314"/>
    </style:style>
    <style:style style:name="T3" style:family="text">
      <style:text-properties style:text-position="9% 100%" fo:language="en" fo:country="US" officeooo:rsid="072d0314" style:font-style-complex="italic"/>
    </style:style>
    <style:style style:name="T4" style:family="text">
      <style:text-properties style:text-position="9% 100%" fo:language="en" fo:country="US" fo:font-style="normal" style:font-style-asian="normal" style:font-style-complex="normal"/>
    </style:style>
    <style:style style:name="T5" style:family="text">
      <style:text-properties style:text-position="9% 100%" fo:language="en" fo:country="US" fo:font-style="normal" officeooo:rsid="074df0dc" style:font-style-asian="normal" style:font-style-complex="normal"/>
    </style:style>
    <style:style style:name="T6" style:family="text">
      <style:text-properties style:text-position="9% 100%" fo:language="en" fo:country="US" fo:font-style="normal" officeooo:rsid="075825a0" style:font-style-asian="normal" style:font-style-complex="normal"/>
    </style:style>
    <style:style style:name="T7" style:family="text">
      <style:text-properties style:text-position="9% 100%" fo:language="en" fo:country="US" fo:font-style="normal" officeooo:rsid="075dc2df" style:font-style-asian="normal" style:font-style-complex="normal"/>
    </style:style>
    <style:style style:name="T8" style:family="text">
      <style:text-properties style:text-position="9% 100%" fo:language="en" fo:country="US" fo:font-style="normal" officeooo:rsid="075ee118" style:font-style-asian="normal" style:font-style-complex="normal"/>
    </style:style>
    <style:style style:name="T9" style:family="text">
      <style:text-properties style:text-position="9% 100%" fo:language="en" fo:country="US" fo:font-style="normal" officeooo:rsid="076ab2bc" style:font-style-asian="normal" style:font-style-complex="normal"/>
    </style:style>
    <style:style style:name="T10" style:family="text">
      <style:text-properties style:text-position="9% 100%" fo:language="en" fo:country="US" fo:font-style="normal" officeooo:rsid="076dcf18" style:font-style-asian="normal" style:font-style-complex="normal"/>
    </style:style>
    <style:style style:name="T11" style:family="text">
      <style:text-properties style:text-position="9% 100%" fo:language="en" fo:country="US" fo:font-style="normal" officeooo:rsid="076ecb87" style:font-style-asian="normal" style:font-style-complex="normal"/>
    </style:style>
    <style:style style:name="T12" style:family="text">
      <style:text-properties style:text-position="9% 100%" fo:language="en" fo:country="US" fo:font-style="normal" officeooo:rsid="0799c194" style:font-style-asian="normal" style:font-style-complex="normal"/>
    </style:style>
    <style:style style:name="T13" style:family="text">
      <style:text-properties style:text-position="9% 100%" fo:language="en" fo:country="US" fo:font-style="normal" officeooo:rsid="079c961f" style:font-style-asian="normal" style:font-style-complex="normal"/>
    </style:style>
    <style:style style:name="T14" style:family="text">
      <style:text-properties style:text-position="9% 100%" fo:language="en" fo:country="US" fo:font-style="normal" officeooo:rsid="07a47b70" style:font-style-asian="normal" style:font-style-complex="normal"/>
    </style:style>
    <style:style style:name="T15" style:family="text">
      <style:text-properties style:text-position="9% 100%" fo:language="en" fo:country="US" fo:font-style="normal" officeooo:rsid="07a8411c" style:font-style-asian="normal" style:font-style-complex="normal"/>
    </style:style>
    <style:style style:name="T16" style:family="text">
      <style:text-properties style:text-position="9% 100%" fo:language="en" fo:country="US" fo:font-style="normal" officeooo:rsid="07ab5c39" style:font-style-asian="normal" style:font-style-complex="normal"/>
    </style:style>
    <style:style style:name="T17" style:family="text">
      <style:text-properties style:text-position="9% 100%" fo:language="en" fo:country="US" fo:font-style="normal" officeooo:rsid="074bb455" style:font-style-asian="normal" style:font-style-complex="normal"/>
    </style:style>
    <style:style style:name="T18" style:family="text">
      <style:text-properties style:text-position="9% 100%" fo:language="en" fo:country="US" fo:font-style="normal" officeooo:rsid="075028d2" style:font-style-asian="normal" style:font-style-complex="normal"/>
    </style:style>
    <style:style style:name="T19" style:family="text">
      <style:text-properties style:text-position="9% 100%" fo:language="en" fo:country="US" fo:font-style="normal" officeooo:rsid="079ad6ef" style:font-style-asian="normal" style:font-style-complex="normal"/>
    </style:style>
    <style:style style:name="T20" style:family="text">
      <style:text-properties style:text-position="9% 100%" fo:language="en" fo:country="US" fo:font-style="normal" officeooo:rsid="079b2aca" style:font-style-asian="normal" style:font-style-complex="normal"/>
    </style:style>
    <style:style style:name="T21" style:family="text">
      <style:text-properties style:text-position="9% 100%" fo:language="en" fo:country="US" fo:font-style="normal" officeooo:rsid="07531520" style:font-style-asian="normal" style:font-style-complex="normal"/>
    </style:style>
    <style:style style:name="T22" style:family="text">
      <style:text-properties style:text-position="9% 100%" fo:language="en" fo:country="US" fo:font-style="normal" officeooo:rsid="08656c70" style:font-style-asian="normal" style:font-style-complex="normal"/>
    </style:style>
    <style:style style:name="T23" style:family="text">
      <style:text-properties style:text-position="9% 100%" fo:language="en" fo:country="US" fo:font-style="normal" officeooo:rsid="086809b1" style:font-style-asian="normal" style:font-style-complex="normal"/>
    </style:style>
    <style:style style:name="T24" style:family="text">
      <style:text-properties style:text-position="9% 100%" fo:language="en" fo:country="US" fo:font-style="normal" officeooo:rsid="0869647d" style:font-style-asian="normal" style:font-style-complex="normal"/>
    </style:style>
    <style:style style:name="T25" style:family="text">
      <style:text-properties style:text-position="9% 100%" fo:language="en" fo:country="US" fo:font-style="normal" officeooo:rsid="086dd183" style:font-style-asian="normal" style:font-style-complex="normal"/>
    </style:style>
    <style:style style:name="T26" style:family="text">
      <style:text-properties style:text-position="9% 100%" fo:language="en" fo:country="US" fo:font-style="normal" officeooo:rsid="086f9f15" style:font-style-asian="normal" style:font-style-complex="normal"/>
    </style:style>
    <style:style style:name="T27" style:family="text">
      <style:text-properties style:text-position="9% 100%" fo:language="en" fo:country="US" fo:font-style="normal" officeooo:rsid="0870dc35" style:font-style-asian="normal" style:font-style-complex="normal"/>
    </style:style>
    <style:style style:name="T28" style:family="text">
      <style:text-properties style:text-position="9% 100%" fo:language="en" fo:country="US" fo:font-style="normal" officeooo:rsid="086ca562" style:font-style-asian="normal" style:font-style-complex="normal"/>
    </style:style>
    <style:style style:name="T29" style:family="text">
      <style:text-properties style:text-position="9% 100%" fo:language="en" fo:country="US" fo:font-style="normal" officeooo:rsid="0875ff1a" style:font-style-asian="normal" style:font-style-complex="normal"/>
    </style:style>
    <style:style style:name="T30" style:family="text">
      <style:text-properties style:text-position="9% 100%" fo:language="en" fo:country="US" fo:font-style="normal" officeooo:rsid="08ddabcb" style:font-style-asian="normal" style:font-style-complex="normal"/>
    </style:style>
    <style:style style:name="T31" style:family="text">
      <style:text-properties style:text-position="9% 100%" fo:language="en" fo:country="US" fo:font-style="normal" officeooo:rsid="08e1ee7c" style:font-style-asian="normal" style:font-style-complex="normal"/>
    </style:style>
    <style:style style:name="T32" style:family="text">
      <style:text-properties style:text-position="9% 100%" fo:language="en" fo:country="US" fo:font-style="normal" officeooo:rsid="08ec619d" style:font-style-asian="normal" style:font-style-complex="normal"/>
    </style:style>
    <style:style style:name="T33" style:family="text">
      <style:text-properties style:text-position="9% 100%" fo:language="en" fo:country="US" fo:font-style="normal" officeooo:rsid="08ee211e" style:font-style-asian="normal" style:font-style-complex="normal"/>
    </style:style>
    <style:style style:name="T34" style:family="text">
      <style:text-properties style:text-position="9% 100%" fo:language="en" fo:country="US" fo:font-style="normal" officeooo:rsid="08f015b7" style:font-style-asian="normal" style:font-style-complex="normal"/>
    </style:style>
    <style:style style:name="T35" style:family="text">
      <style:text-properties style:text-position="9% 100%" fo:language="en" fo:country="US" fo:font-style="normal" officeooo:rsid="08f10827" style:font-style-asian="normal" style:font-style-complex="normal"/>
    </style:style>
    <style:style style:name="T36" style:family="text">
      <style:text-properties style:text-position="9% 100%" fo:language="en" fo:country="US" fo:font-style="normal" officeooo:rsid="08f2a068" style:font-style-asian="normal" style:font-style-complex="normal"/>
    </style:style>
    <style:style style:name="T37" style:family="text">
      <style:text-properties style:text-position="9% 100%" fo:language="en" fo:country="US" fo:font-style="normal" officeooo:rsid="08fafc57" style:font-style-asian="normal" style:font-style-complex="normal"/>
    </style:style>
    <style:style style:name="T38" style:family="text">
      <style:text-properties style:text-position="9% 100%" fo:language="en" fo:country="US" fo:font-style="normal" officeooo:rsid="08fb5e07" style:font-style-asian="normal" style:font-style-complex="normal"/>
    </style:style>
    <style:style style:name="T39" style:family="text">
      <style:text-properties style:text-position="9% 100%" fo:language="en" fo:country="US" fo:font-style="normal" officeooo:rsid="0995b696" style:font-style-asian="normal" style:font-style-complex="normal"/>
    </style:style>
    <style:style style:name="T40" style:family="text">
      <style:text-properties style:text-position="9% 100%" fo:language="en" fo:country="US" fo:font-style="normal" fo:font-weight="bold" officeooo:rsid="074add0f" style:font-style-asian="normal" style:font-weight-asian="bold" style:font-style-complex="normal" style:font-weight-complex="bold"/>
    </style:style>
    <style:style style:name="T41" style:family="text">
      <style:text-properties style:text-position="9% 100%" fo:language="en" fo:country="US" fo:font-style="normal" fo:font-weight="bold" officeooo:rsid="074df0dc" style:font-style-asian="normal" style:font-weight-asian="bold" style:font-style-complex="normal" style:font-weight-complex="bold"/>
    </style:style>
    <style:style style:name="T42" style:family="text">
      <style:text-properties style:text-position="9% 100%" fo:language="en" fo:country="US" fo:font-style="normal" fo:font-weight="bold" officeooo:rsid="075825a0" style:font-style-asian="normal" style:font-weight-asian="bold" style:font-style-complex="normal" style:font-weight-complex="bold"/>
    </style:style>
    <style:style style:name="T43" style:family="text">
      <style:text-properties style:text-position="9% 100%" fo:language="en" fo:country="US" fo:font-style="normal" fo:font-weight="bold" officeooo:rsid="079c961f" style:font-style-asian="normal" style:font-weight-asian="bold" style:font-style-complex="normal" style:font-weight-complex="bold"/>
    </style:style>
    <style:style style:name="T44" style:family="text">
      <style:text-properties style:text-position="9% 100%" fo:language="en" fo:country="US" fo:font-style="normal" fo:font-weight="bold" officeooo:rsid="07a135e7" style:font-style-asian="normal" style:font-weight-asian="bold" style:font-style-complex="normal" style:font-weight-complex="bold"/>
    </style:style>
    <style:style style:name="T45" style:family="text">
      <style:text-properties style:text-position="9% 100%"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46" style:family="text">
      <style:text-properties style:text-position="9% 100%" fo:language="en" fo:country="US" fo:font-style="normal" fo:font-weight="bold" officeooo:rsid="07a47b70" style:font-style-asian="normal" style:font-weight-asian="bold" style:font-style-complex="normal" style:font-weight-complex="bold"/>
    </style:style>
    <style:style style:name="T47" style:family="text">
      <style:text-properties style:text-position="9% 100%" fo:language="en" fo:country="US" fo:font-style="normal" fo:font-weight="bold" officeooo:rsid="07aad6f2" style:font-style-asian="normal" style:font-weight-asian="bold" style:font-style-complex="normal" style:font-weight-complex="bold"/>
    </style:style>
    <style:style style:name="T48" style:family="text">
      <style:text-properties style:text-position="9% 100%" fo:language="en" fo:country="US" fo:font-style="normal" fo:font-weight="normal" officeooo:rsid="074add0f" style:font-style-asian="normal" style:font-weight-asian="normal" style:font-style-complex="normal" style:font-weight-complex="normal"/>
    </style:style>
    <style:style style:name="T49" style:family="text">
      <style:text-properties style:text-position="9% 100%"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50" style:family="text">
      <style:text-properties style:text-position="9% 100%" fo:language="en" fo:country="US" fo:font-style="normal" fo:font-weight="normal" officeooo:rsid="07a3e433" style:font-style-asian="normal" style:font-weight-asian="normal" style:font-style-complex="normal" style:font-weight-complex="normal"/>
    </style:style>
    <style:style style:name="T51" style:family="text">
      <style:text-properties style:text-position="9% 100%" fo:language="en" fo:country="US" fo:font-style="normal" fo:font-weight="normal" officeooo:rsid="07a47b70" style:font-style-asian="normal" style:font-weight-asian="normal" style:font-style-complex="normal" style:font-weight-complex="normal"/>
    </style:style>
    <style:style style:name="T52" style:family="text">
      <style:text-properties style:text-position="9% 100%" fo:language="en" fo:country="US" fo:font-style="normal" fo:font-weight="normal" officeooo:rsid="079c961f" style:font-style-asian="normal" style:font-weight-asian="normal" style:font-style-complex="normal" style:font-weight-complex="normal"/>
    </style:style>
    <style:style style:name="T53" style:family="text">
      <style:text-properties style:text-position="9% 100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54" style:family="text">
      <style:text-properties style:text-position="9% 100%" fo:language="en" fo:country="US" fo:font-style="normal" fo:font-weight="normal" officeooo:rsid="074bb455" style:font-style-asian="normal" style:font-weight-asian="normal" style:font-style-complex="normal" style:font-weight-complex="normal"/>
    </style:style>
    <style:style style:name="T55" style:family="text">
      <style:text-properties style:text-position="9% 100%" fo:language="en" fo:country="US" fo:font-style="normal" fo:font-weight="normal" officeooo:rsid="0870dc35" style:font-style-asian="normal" style:font-weight-asian="normal" style:font-style-complex="normal" style:font-weight-complex="normal"/>
    </style:style>
    <style:style style:name="T56" style:family="text">
      <style:text-properties style:text-position="9% 100%" fo:language="en" fo:country="US" fo:font-style="normal" fo:font-weight="normal" officeooo:rsid="07aad6f2" style:font-style-asian="normal" style:font-weight-asian="normal" style:font-style-complex="normal" style:font-weight-complex="normal"/>
    </style:style>
    <style:style style:name="T57" style:family="text">
      <style:text-properties style:text-position="9% 100%" fo:language="en" fo:country="US" fo:font-style="normal" fo:font-weight="normal" officeooo:rsid="07ab5c39" style:font-style-asian="normal" style:font-weight-asian="normal" style:font-style-complex="normal" style:font-weight-complex="normal"/>
    </style:style>
    <style:style style:name="T58" style:family="text">
      <style:text-properties style:text-position="9% 100%" fo:language="en" fo:country="US" fo:font-style="normal" fo:font-weight="normal" officeooo:rsid="08fe68f4" style:font-style-asian="normal" style:font-weight-asian="normal" style:font-style-complex="normal" style:font-weight-complex="normal"/>
    </style:style>
    <style:style style:name="T59" style:family="text">
      <style:text-properties style:text-position="9% 100%" fo:language="en" fo:country="US" fo:font-weight="bold" officeooo:rsid="074add0f" style:font-weight-asian="bold" style:font-weight-complex="bold"/>
    </style:style>
    <style:style style:name="T60" style:family="text">
      <style:text-properties style:text-position="9% 100%" fo:language="en" fo:country="US" fo:font-weight="bold" officeooo:rsid="074df0dc" style:font-weight-asian="bold" style:font-weight-complex="bold"/>
    </style:style>
    <style:style style:name="T61" style:family="text">
      <style:text-properties style:text-position="9% 100%" fo:language="en" fo:country="US" officeooo:rsid="07355814"/>
    </style:style>
    <style:style style:name="T62" style:family="text">
      <style:text-properties style:text-position="9% 100%" fo:language="en" fo:country="US" fo:font-style="italic" officeooo:rsid="075825a0" style:font-style-asian="italic" style:font-style-complex="italic"/>
    </style:style>
    <style:style style:name="T63" style:family="text">
      <style:text-properties style:text-position="9% 100%" fo:language="en" fo:country="US" fo:font-style="italic" officeooo:rsid="075dc2df" style:font-style-asian="italic" style:font-style-complex="italic"/>
    </style:style>
    <style:style style:name="T64" style:family="text">
      <style:text-properties style:text-position="9% 100%" fo:language="en" fo:country="US" fo:font-style="italic" officeooo:rsid="086dd183" style:font-style-asian="italic" style:font-style-complex="italic"/>
    </style:style>
    <style:style style:name="T65" style:family="text">
      <style:text-properties style:text-position="9% 100%" fo:language="en" fo:country="US" fo:font-style="italic" officeooo:rsid="0875ff1a" style:font-style-asian="italic" style:font-style-complex="italic"/>
    </style:style>
    <style:style style:name="T66" style:family="text">
      <style:text-properties style:text-position="9% 100%" fo:language="en" fo:country="US" officeooo:rsid="0735b588"/>
    </style:style>
    <style:style style:name="T67" style:family="text">
      <style:text-properties style:text-position="9% 100%" fo:language="en" fo:country="US" officeooo:rsid="07609ba1"/>
    </style:style>
    <style:style style:name="T68" style:family="text">
      <style:text-properties style:text-position="9% 100%" fo:language="en" fo:country="US" officeooo:rsid="074df0dc"/>
    </style:style>
    <style:style style:name="T69" style:family="text">
      <style:text-properties style:text-position="9% 100%" fo:language="en" fo:country="US" officeooo:rsid="0863ce31"/>
    </style:style>
    <style:style style:name="T70" style:family="text">
      <style:text-properties style:text-position="9% 100%" fo:language="en" fo:country="US" officeooo:rsid="0863b489"/>
    </style:style>
    <style:style style:name="T71" style:family="text">
      <style:text-properties style:text-position="9% 100%" style:font-name="Monospace" fo:language="en" fo:country="US" fo:font-style="normal" officeooo:rsid="0862e0d7" style:font-size-asian="10.5pt" style:font-style-asian="normal" style:font-name-complex="David CLM1" style:font-style-complex="normal" style:font-weight-complex="normal"/>
    </style:style>
    <style:style style:name="T72" style:family="text">
      <style:text-properties style:text-position="9% 100%" style:font-name="Monospace" fo:language="en" fo:country="US" fo:font-style="normal" officeooo:rsid="08671b9e" style:font-size-asian="10.5pt" style:font-style-asian="normal" style:font-name-complex="David CLM1" style:font-style-complex="normal" style:font-weight-complex="normal"/>
    </style:style>
    <style:style style:name="T73" style:family="text">
      <style:text-properties style:text-position="9% 100%" style:font-name="Monospace" fo:language="en" fo:country="US" fo:font-style="normal" officeooo:rsid="086809b1" style:font-size-asian="10.5pt" style:font-style-asian="normal" style:font-name-complex="David CLM1" style:font-style-complex="normal" style:font-weight-complex="normal"/>
    </style:style>
    <style:style style:name="T74" style:family="text">
      <style:text-properties style:text-position="9% 100%" style:font-name="Monospace" fo:language="en" fo:country="US" fo:font-style="normal" officeooo:rsid="086a3aec" style:font-size-asian="10.5pt" style:font-style-asian="normal" style:font-name-complex="David CLM1" style:font-style-complex="normal" style:font-weight-complex="normal"/>
    </style:style>
    <style:style style:name="T75" style:family="text">
      <style:text-properties style:text-position="9% 100%" style:font-name="Monospace" fo:language="en" fo:country="US" fo:font-style="normal" officeooo:rsid="086b97f0" style:font-size-asian="10.5pt" style:font-style-asian="normal" style:font-name-complex="David CLM1" style:font-style-complex="normal" style:font-weight-complex="normal"/>
    </style:style>
    <style:style style:name="T76" style:family="text">
      <style:text-properties style:text-position="9% 100%" style:font-name="Monospace" fo:language="en" fo:country="US" fo:font-style="normal" officeooo:rsid="08756471" style:font-size-asian="10.5pt" style:font-style-asian="normal" style:font-name-complex="David CLM1" style:font-style-complex="normal" style:font-weight-complex="normal"/>
    </style:style>
    <style:style style:name="T77" style:family="text">
      <style:text-properties style:text-position="9% 100%" style:font-name="Monospace" fo:language="en" fo:country="US" fo:font-style="normal" officeooo:rsid="0876e2a0" style:font-size-asian="10.5pt" style:font-style-asian="normal" style:font-name-complex="David CLM1" style:font-style-complex="normal" style:font-weight-complex="normal"/>
    </style:style>
    <style:style style:name="T78" style:family="text">
      <style:text-properties style:text-position="9% 100%" style:font-name="Monospace" fo:language="en" fo:country="US" fo:font-style="normal" officeooo:rsid="08dec4e5" style:font-size-asian="10.5pt" style:font-style-asian="normal" style:font-name-complex="David CLM1" style:font-style-complex="normal" style:font-weight-complex="normal"/>
    </style:style>
    <style:style style:name="T79" style:family="text">
      <style:text-properties style:text-position="9% 100%" style:font-name="Monospace" fo:language="en" fo:country="US" fo:font-style="normal" officeooo:rsid="08ec619d" style:font-size-asian="10.5pt" style:font-style-asian="normal" style:font-name-complex="David CLM1" style:font-style-complex="normal" style:font-weight-complex="normal"/>
    </style:style>
    <style:style style:name="T80" style:family="text">
      <style:text-properties style:text-position="9% 100%" style:font-name="Monospace" fo:language="en" fo:country="US" fo:font-style="normal" officeooo:rsid="08f30aae" style:font-size-asian="10.5pt" style:font-style-asian="normal" style:font-name-complex="David CLM1" style:font-style-complex="normal" style:font-weight-complex="normal"/>
    </style:style>
    <style:style style:name="T81" style:family="text">
      <style:text-properties style:text-position="9% 100%" style:font-name="Monospace" fo:language="en" fo:country="US" fo:font-style="normal" officeooo:rsid="08f3af25" style:font-size-asian="10.5pt" style:font-style-asian="normal" style:font-name-complex="David CLM1" style:font-style-complex="normal" style:font-weight-complex="normal"/>
    </style:style>
    <style:style style:name="T82" style:family="text">
      <style:text-properties style:text-position="9% 100%" style:font-name="Monospace" fo:language="en" fo:country="US" fo:font-style="normal" officeooo:rsid="08fafc57" style:font-size-asian="10.5pt" style:font-style-asian="normal" style:font-name-complex="David CLM1" style:font-style-complex="normal" style:font-weight-complex="normal"/>
    </style:style>
    <style:style style:name="T83" style:family="text">
      <style:text-properties style:text-position="9% 100%" style:font-name="Monospace" fo:language="en" fo:country="US" fo:font-style="normal" officeooo:rsid="08fb2b67" style:font-size-asian="10.5pt" style:font-style-asian="normal" style:font-name-complex="David CLM1" style:font-style-complex="normal" style:font-weight-complex="normal"/>
    </style:style>
    <style:style style:name="T84" style:family="text">
      <style:text-properties style:text-position="9% 100%" style:font-name="Monospace" fo:language="en" fo:country="US" fo:font-style="normal" officeooo:rsid="08f8a98b" style:font-size-asian="10.5pt" style:font-style-asian="normal" style:font-name-complex="David CLM1" style:font-style-complex="normal" style:font-weight-complex="normal"/>
    </style:style>
    <style:style style:name="T85" style:family="text">
      <style:text-properties style:text-position="9% 100%" style:font-name="Monospace" fo:language="en" fo:country="US" fo:font-style="normal" officeooo:rsid="0953f3c4" style:font-size-asian="10.5pt" style:font-style-asian="normal" style:font-name-complex="David CLM1" style:font-style-complex="normal" style:font-weight-complex="normal"/>
    </style:style>
    <style:style style:name="T86" style:family="text">
      <style:text-properties style:text-position="9% 100%" style:font-name="Monospace" fo:language="en" fo:country="US" fo:font-style="normal" fo:font-weight="normal" officeooo:rsid="08756471" style:font-size-asian="10.5pt" style:font-style-asian="normal" style:font-weight-asian="normal" style:font-name-complex="David CLM1" style:font-style-complex="normal" style:font-weight-complex="normal"/>
    </style:style>
    <style:style style:name="T87" style:family="text">
      <style:text-properties style:text-position="9% 100%" style:font-name="Monospace" fo:language="en" fo:country="US" fo:font-style="normal" fo:font-weight="normal" officeooo:rsid="087ae056" style:font-size-asian="10.5pt" style:font-style-asian="normal" style:font-weight-asian="normal" style:font-name-complex="David CLM1" style:font-style-complex="normal" style:font-weight-complex="normal"/>
    </style:style>
    <style:style style:name="T88" style:family="text">
      <style:text-properties style:text-position="9% 100%" style:font-name="Monospace" fo:language="en" fo:country="US" fo:font-style="normal" fo:font-weight="normal" officeooo:rsid="087ae5aa" style:font-size-asian="10.5pt" style:font-style-asian="normal" style:font-weight-asian="normal" style:font-name-complex="David CLM1" style:font-style-complex="normal" style:font-weight-complex="normal"/>
    </style:style>
    <style:style style:name="T89" style:family="text">
      <style:text-properties style:text-position="9% 100%" style:font-name="Monospace" fo:language="en" fo:country="US" fo:font-style="normal" fo:font-weight="normal" officeooo:rsid="0877e40a" style:font-size-asian="10.5pt" style:font-style-asian="normal" style:font-weight-asian="normal" style:font-name-complex="David CLM1" style:font-style-complex="normal" style:font-weight-complex="normal"/>
    </style:style>
    <style:style style:name="T90" style:family="text">
      <style:text-properties style:text-position="9% 100%" style:font-name="Monospace" fo:language="en" fo:country="US" fo:font-style="normal" fo:font-weight="normal" officeooo:rsid="0898f21f" style:font-size-asian="10.5pt" style:font-style-asian="normal" style:font-weight-asian="normal" style:font-name-complex="David CLM1" style:font-style-complex="normal" style:font-weight-complex="normal"/>
    </style:style>
    <style:style style:name="T91" style:family="text">
      <style:text-properties style:text-position="9% 100%" style:font-name="Monospace" fo:language="en" fo:country="US" fo:font-style="normal" fo:font-weight="normal" officeooo:rsid="08b5c18a" style:font-size-asian="10.5pt" style:font-style-asian="normal" style:font-weight-asian="normal" style:font-name-complex="David CLM1" style:font-style-complex="normal" style:font-weight-complex="normal"/>
    </style:style>
    <style:style style:name="T92" style:family="text">
      <style:text-properties style:text-position="9% 100%" style:font-name="Monospace" fo:language="en" fo:country="US" fo:font-style="normal" fo:font-weight="normal" officeooo:rsid="08f39480" style:font-size-asian="10.5pt" style:font-style-asian="normal" style:font-weight-asian="normal" style:font-name-complex="David CLM1" style:font-style-complex="normal" style:font-weight-complex="normal"/>
    </style:style>
    <style:style style:name="T93" style:family="text">
      <style:text-properties style:text-position="9% 100%" style:font-name="Monospace" fo:language="en" fo:country="US" fo:font-style="normal" fo:font-weight="normal" officeooo:rsid="090023ae" style:font-size-asian="10.5pt" style:font-style-asian="normal" style:font-weight-asian="normal" style:font-name-complex="David CLM1" style:font-style-complex="normal" style:font-weight-complex="normal"/>
    </style:style>
    <style:style style:name="T94" style:family="text">
      <style:text-properties style:text-position="9% 100%" style:font-name="Monospace" fo:language="en" fo:country="US" fo:font-style="normal" fo:font-weight="bold" officeooo:rsid="087ae5aa" style:font-size-asian="10.5pt" style:font-style-asian="normal" style:font-weight-asian="bold" style:font-name-complex="David CLM1" style:font-style-complex="normal" style:font-weight-complex="bold"/>
    </style:style>
    <style:style style:name="T95" style:family="text">
      <style:text-properties style:text-position="9% 100%" style:font-name="Monospace" fo:language="en" fo:country="US" fo:font-style="normal" fo:font-weight="bold" officeooo:rsid="08f3af25" style:font-size-asian="10.5pt" style:font-style-asian="normal" style:font-weight-asian="bold" style:font-name-complex="David CLM1" style:font-style-complex="normal" style:font-weight-complex="bold"/>
    </style:style>
    <style:style style:name="T96" style:family="text">
      <style:text-properties style:use-window-font-color="true" style:font-name="Times New Roman" fo:font-size="12pt" fo:language="en" fo:country="US" officeooo:rsid="07143472" style:font-size-asian="12pt" style:font-name-complex="David CLM" style:font-size-complex="12pt"/>
    </style:style>
    <style:style style:name="T97" style:family="text">
      <style:text-properties style:use-window-font-color="true" style:font-name="Times New Roman" fo:font-size="12pt" fo:language="en" fo:country="US" fo:font-weight="bold" officeooo:rsid="07143472" style:font-size-asian="12pt" style:font-name-complex="David CLM" style:font-size-complex="12pt"/>
    </style:style>
    <style:style style:name="T9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9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56368" style:letter-kerning="true" style:font-size-asian="12pt" style:font-style-asian="italic" style:font-weight-asian="normal" style:font-name-complex="David CLM" style:font-size-complex="12pt" style:text-emphasize="none"/>
    </style:style>
    <style:style style:name="T10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text-emphasize="none"/>
    </style:style>
    <style:style style:name="T10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text-emphasize="none"/>
    </style:style>
    <style:style style:name="T10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a59e7" style:letter-kerning="true" style:font-size-asian="12pt" style:font-style-asian="italic" style:font-weight-asian="normal" style:font-name-complex="David CLM" style:font-size-complex="12pt" style:text-emphasize="none"/>
    </style:style>
    <style:style style:name="T10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146" style:letter-kerning="true" style:font-size-asian="12pt" style:font-style-asian="italic" style:font-weight-asian="normal" style:font-name-complex="David CLM" style:font-size-complex="12pt" style:text-emphasize="none"/>
    </style:style>
    <style:style style:name="T10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c4820" style:letter-kerning="true" style:font-size-asian="12pt" style:font-style-asian="italic" style:font-weight-asian="normal" style:font-name-complex="David CLM" style:font-size-complex="12pt" style:text-emphasize="none"/>
    </style:style>
    <style:style style:name="T10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07103" style:letter-kerning="true" style:font-size-asian="12pt" style:font-style-asian="italic" style:font-weight-asian="normal" style:font-name-complex="David CLM" style:font-size-complex="12pt" style:text-emphasize="none"/>
    </style:style>
    <style:style style:name="T10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814" style:letter-kerning="true" style:font-size-asian="12pt" style:font-style-asian="italic" style:font-weight-asian="normal" style:font-name-complex="David CLM" style:font-size-complex="12pt" style:text-emphasize="none"/>
    </style:style>
    <style:style style:name="T10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91c2" style:letter-kerning="true" style:font-size-asian="12pt" style:font-style-asian="italic" style:font-weight-asian="normal" style:font-name-complex="David CLM" style:font-size-complex="12pt" style:text-emphasize="none"/>
    </style:style>
    <style:style style:name="T10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dac9" style:letter-kerning="true" style:font-size-asian="12pt" style:font-style-asian="italic" style:font-weight-asian="normal" style:font-name-complex="David CLM" style:font-size-complex="12pt" style:text-emphasize="none"/>
    </style:style>
    <style:style style:name="T10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9593c" style:letter-kerning="true" style:font-size-asian="12pt" style:font-style-asian="italic" style:font-weight-asian="normal" style:font-name-complex="David CLM" style:font-size-complex="12pt" style:text-emphasize="none"/>
    </style:style>
    <style:style style:name="T11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a544a" style:letter-kerning="true" style:font-size-asian="12pt" style:font-style-asian="italic" style:font-weight-asian="normal" style:font-name-complex="David CLM" style:font-size-complex="12pt" style:text-emphasize="none"/>
    </style:style>
    <style:style style:name="T11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d0314" style:letter-kerning="true" style:font-size-asian="12pt" style:font-style-asian="italic" style:font-weight-asian="normal" style:font-name-complex="David CLM" style:font-size-complex="12pt" style:text-emphasize="none"/>
    </style:style>
    <style:style style:name="T11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dd3bb" style:letter-kerning="true" style:font-size-asian="12pt" style:font-style-asian="italic" style:font-weight-asian="normal" style:font-name-complex="David CLM" style:font-size-complex="12pt" style:text-emphasize="none"/>
    </style:style>
    <style:style style:name="T11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text-emphasize="none"/>
    </style:style>
    <style:style style:name="T11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c365" style:letter-kerning="true" style:font-size-asian="12pt" style:font-style-asian="italic" style:font-weight-asian="normal" style:font-name-complex="David CLM" style:font-size-complex="12pt" style:text-emphasize="none"/>
    </style:style>
    <style:style style:name="T11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0158c" style:letter-kerning="true" style:font-size-asian="12pt" style:font-style-asian="italic" style:font-weight-asian="normal" style:font-name-complex="David CLM" style:font-size-complex="12pt" style:text-emphasize="none"/>
    </style:style>
    <style:style style:name="T11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5bea" style:letter-kerning="true" style:font-size-asian="12pt" style:font-style-asian="italic" style:font-weight-asian="normal" style:font-name-complex="David CLM" style:font-size-complex="12pt" style:text-emphasize="none"/>
    </style:style>
    <style:style style:name="T11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b689" style:letter-kerning="true" style:font-size-asian="12pt" style:font-style-asian="italic" style:font-weight-asian="normal" style:font-name-complex="David CLM" style:font-size-complex="12pt" style:text-emphasize="none"/>
    </style:style>
    <style:style style:name="T11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text-emphasize="none"/>
    </style:style>
    <style:style style:name="T11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2b315" style:letter-kerning="true" style:font-size-asian="12pt" style:font-style-asian="italic" style:font-weight-asian="normal" style:font-name-complex="David CLM" style:font-size-complex="12pt" style:text-emphasize="none"/>
    </style:style>
    <style:style style:name="T12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bdd2" style:letter-kerning="true" style:font-size-asian="12pt" style:font-style-asian="italic" style:font-weight-asian="normal" style:font-name-complex="David CLM" style:font-size-complex="12pt" style:text-emphasize="none"/>
    </style:style>
    <style:style style:name="T12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71c6c" style:letter-kerning="true" style:font-size-asian="12pt" style:font-style-asian="italic" style:font-weight-asian="normal" style:font-name-complex="David CLM" style:font-size-complex="12pt" style:text-emphasize="none"/>
    </style:style>
    <style:style style:name="T12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text-emphasize="none"/>
    </style:style>
    <style:style style:name="T12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ce14c" style:letter-kerning="true" style:font-size-asian="12pt" style:font-style-asian="italic" style:font-weight-asian="normal" style:font-name-complex="David CLM" style:font-size-complex="12pt" style:text-emphasize="none"/>
    </style:style>
    <style:style style:name="T12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4b4d" style:letter-kerning="true" style:font-size-asian="12pt" style:font-style-asian="italic" style:font-weight-asian="normal" style:font-name-complex="David CLM" style:font-size-complex="12pt" style:text-emphasize="none"/>
    </style:style>
    <style:style style:name="T12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6c43" style:letter-kerning="true" style:font-size-asian="12pt" style:font-style-asian="italic" style:font-weight-asian="normal" style:font-name-complex="David CLM" style:font-size-complex="12pt" style:text-emphasize="none"/>
    </style:style>
    <style:style style:name="T12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7599" style:letter-kerning="true" style:font-size-asian="12pt" style:font-style-asian="italic" style:font-weight-asian="normal" style:font-name-complex="David CLM" style:font-size-complex="12pt" style:text-emphasize="none"/>
    </style:style>
    <style:style style:name="T12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0a4c" style:letter-kerning="true" style:font-size-asian="12pt" style:font-style-asian="italic" style:font-weight-asian="normal" style:font-name-complex="David CLM" style:font-size-complex="12pt" style:text-emphasize="none"/>
    </style:style>
    <style:style style:name="T12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e1e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8ac0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b12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2f7ff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9176c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a95d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2983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8148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e54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1bd2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5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48b5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6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62bf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7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0a4c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8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09c8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50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51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2c526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52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3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4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bold" officeooo:rsid="090f0a4c" style:letter-kerning="true" style:font-size-asian="12pt" style:font-style-asian="italic" style:font-weight-asian="bold" style:font-name-complex="David CLM" style:font-size-complex="12pt" style:font-weight-complex="bold" style:text-emphasize="none"/>
    </style:style>
    <style:style style:name="T155" style:family="text">
      <style:text-properties fo:language="en" fo:country="US"/>
    </style:style>
    <style:style style:name="T156" style:family="text">
      <style:text-properties fo:language="en" fo:country="US" officeooo:rsid="0737526a"/>
    </style:style>
    <style:style style:name="T157" style:family="text">
      <style:text-properties fo:language="en" fo:country="US" officeooo:rsid="073885c0"/>
    </style:style>
    <style:style style:name="T158" style:family="text">
      <style:text-properties fo:language="en" fo:country="US" fo:font-style="italic" officeooo:rsid="07731110" style:font-style-asian="italic" style:font-style-complex="italic"/>
    </style:style>
    <style:style style:name="T159" style:family="text">
      <style:text-properties fo:language="en" fo:country="US" fo:font-style="italic" officeooo:rsid="079500c7" style:font-style-asian="italic" style:font-style-complex="italic"/>
    </style:style>
    <style:style style:name="T160" style:family="text">
      <style:text-properties fo:language="en" fo:country="US" fo:font-style="italic" officeooo:rsid="08e369ad" style:font-style-asian="italic" style:font-style-complex="italic"/>
    </style:style>
    <style:style style:name="T16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fo:language="en" fo:country="US" fo:font-style="italic" fo:font-weight="normal" officeooo:rsid="0780a723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7b2426c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italic" fo:font-weight="normal" officeooo:rsid="077785ea" style:font-style-asian="italic" style:font-weight-asian="normal" style:font-style-complex="italic" style:font-weight-complex="normal"/>
    </style:style>
    <style:style style:name="T165" style:family="text">
      <style:text-properties fo:language="en" fo:country="US" fo:font-style="italic" fo:font-weight="normal" officeooo:rsid="08b9fc1f" style:font-style-asian="italic" style:font-weight-asian="normal" style:font-style-complex="italic" style:font-weight-complex="normal"/>
    </style:style>
    <style:style style:name="T166" style:family="text">
      <style:text-properties fo:language="en" fo:country="US" fo:font-style="italic" fo:font-weight="normal" officeooo:rsid="08d0448e" style:font-style-asian="italic" style:font-weight-asian="normal" style:font-style-complex="italic" style:font-weight-complex="normal"/>
    </style:style>
    <style:style style:name="T167" style:family="text">
      <style:text-properties fo:language="en" fo:country="US" fo:font-style="normal" officeooo:rsid="07643a7e" style:font-style-asian="normal" style:font-style-complex="normal"/>
    </style:style>
    <style:style style:name="T168" style:family="text">
      <style:text-properties fo:language="en" fo:country="US" fo:font-style="normal" officeooo:rsid="076ab2bc" style:font-style-asian="normal" style:font-style-complex="normal"/>
    </style:style>
    <style:style style:name="T169" style:family="text">
      <style:text-properties fo:language="en" fo:country="US" fo:font-style="normal" officeooo:rsid="077283af" style:font-style-asian="normal" style:font-style-complex="normal"/>
    </style:style>
    <style:style style:name="T170" style:family="text">
      <style:text-properties fo:language="en" fo:country="US" fo:font-style="normal" officeooo:rsid="07731110" style:font-style-asian="normal" style:font-style-complex="normal"/>
    </style:style>
    <style:style style:name="T171" style:family="text">
      <style:text-properties fo:language="en" fo:country="US" fo:font-style="normal" officeooo:rsid="0791c30e" style:font-style-asian="normal" style:font-style-complex="normal"/>
    </style:style>
    <style:style style:name="T172" style:family="text">
      <style:text-properties fo:language="en" fo:country="US" fo:font-style="normal" officeooo:rsid="0793463a" style:font-style-asian="normal" style:font-style-complex="normal"/>
    </style:style>
    <style:style style:name="T173" style:family="text">
      <style:text-properties fo:language="en" fo:country="US" fo:font-style="normal" officeooo:rsid="08a23614" style:font-style-asian="normal" style:font-style-complex="normal"/>
    </style:style>
    <style:style style:name="T174" style:family="text">
      <style:text-properties fo:language="en" fo:country="US" fo:font-style="normal" officeooo:rsid="08a4bd68" style:font-style-asian="normal" style:font-style-complex="normal"/>
    </style:style>
    <style:style style:name="T175" style:family="text">
      <style:text-properties fo:language="en" fo:country="US" fo:font-style="normal" officeooo:rsid="08a69322" style:font-style-asian="normal" style:font-style-complex="normal"/>
    </style:style>
    <style:style style:name="T176" style:family="text">
      <style:text-properties fo:language="en" fo:country="US" fo:font-style="normal" officeooo:rsid="08a9461d" style:font-style-asian="normal" style:font-style-complex="normal"/>
    </style:style>
    <style:style style:name="T177" style:family="text">
      <style:text-properties fo:language="en" fo:country="US" fo:font-style="normal" officeooo:rsid="08ab2059" style:font-style-asian="normal" style:font-style-complex="normal"/>
    </style:style>
    <style:style style:name="T178" style:family="text">
      <style:text-properties fo:language="en" fo:country="US" fo:font-style="normal" officeooo:rsid="08a23037" style:font-style-asian="normal" style:font-style-complex="normal"/>
    </style:style>
    <style:style style:name="T179" style:family="text">
      <style:text-properties fo:language="en" fo:country="US" fo:font-style="normal" officeooo:rsid="08e05b07" style:font-style-asian="normal" style:font-style-complex="normal"/>
    </style:style>
    <style:style style:name="T180" style:family="text">
      <style:text-properties fo:language="en" fo:country="US" fo:font-style="normal" officeooo:rsid="08e369ad" style:font-style-asian="normal" style:font-style-complex="normal"/>
    </style:style>
    <style:style style:name="T181" style:family="text">
      <style:text-properties fo:language="en" fo:country="US" fo:font-style="normal" officeooo:rsid="08e5099d" style:font-style-asian="normal" style:font-style-complex="normal"/>
    </style:style>
    <style:style style:name="T182" style:family="text">
      <style:text-properties fo:language="en" fo:country="US" fo:font-style="normal" officeooo:rsid="08e5719f" style:font-style-asian="normal" style:font-style-complex="normal"/>
    </style:style>
    <style:style style:name="T183" style:family="text">
      <style:text-properties fo:language="en" fo:country="US" fo:font-style="normal" officeooo:rsid="08e6009c" style:font-style-asian="normal" style:font-style-complex="normal"/>
    </style:style>
    <style:style style:name="T184" style:family="text">
      <style:text-properties fo:language="en" fo:country="US" fo:font-style="normal" officeooo:rsid="08e76e0e" style:font-style-asian="normal" style:font-style-complex="normal"/>
    </style:style>
    <style:style style:name="T18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780a723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7818fd5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78230c9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7b2426c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78e08c4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883db46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7b80692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8947d44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8995b08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8b9fc1f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normal" officeooo:rsid="08d0448e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fo:font-weight="normal" officeooo:rsid="08d17067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normal" officeooo:rsid="07b90160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202" style:family="text">
      <style:text-properties fo:language="en" fo:country="US" fo:font-style="normal" fo:font-weight="normal" officeooo:rsid="08d48d6b" style:font-style-asian="normal" style:font-weight-asian="normal" style:font-style-complex="normal" style:font-weight-complex="normal"/>
    </style:style>
    <style:style style:name="T203" style:family="text">
      <style:text-properties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04" style:family="text">
      <style:text-properties fo:language="en" fo:country="US" fo:font-style="normal" fo:font-weight="normal" officeooo:rsid="077c5a64" style:font-style-asian="normal" style:font-weight-asian="normal" style:font-style-complex="normal" style:font-weight-complex="normal"/>
    </style:style>
    <style:style style:name="T205" style:family="text">
      <style:text-properties fo:language="en" fo:country="US" fo:font-style="normal" fo:font-weight="normal" officeooo:rsid="077d94e5" style:font-style-asian="normal" style:font-weight-asian="normal" style:font-style-complex="normal" style:font-weight-complex="normal"/>
    </style:style>
    <style:style style:name="T206" style:family="text">
      <style:text-properties fo:language="en" fo:country="US" fo:font-style="normal" fo:font-weight="normal" officeooo:rsid="096071ab" style:font-style-asian="normal" style:font-weight-asian="normal" style:font-style-complex="normal" style:font-weight-complex="normal"/>
    </style:style>
    <style:style style:name="T207" style:family="text">
      <style:text-properties fo:language="en" fo:country="US" fo:font-style="normal" fo:font-weight="normal" officeooo:rsid="09636737" style:font-style-asian="normal" style:font-weight-asian="normal" style:font-style-complex="normal" style:font-weight-complex="normal"/>
    </style:style>
    <style:style style:name="T208" style:family="text">
      <style:text-properties fo:language="en" fo:country="US" fo:font-style="normal" fo:font-weight="normal" officeooo:rsid="095edd45" style:font-style-asian="normal" style:font-weight-asian="normal" style:font-style-complex="normal" style:font-weight-complex="normal"/>
    </style:style>
    <style:style style:name="T209" style:family="text">
      <style:text-properties fo:language="en" fo:country="US" fo:font-style="normal" fo:font-weight="normal" officeooo:rsid="09af7553" style:font-style-asian="normal" style:font-weight-asian="normal" style:font-style-complex="normal" style:font-weight-complex="normal"/>
    </style:style>
    <style:style style:name="T210" style:family="text">
      <style:text-properties fo:language="en" fo:country="US" fo:font-style="normal" fo:font-weight="bold" officeooo:rsid="078e08c4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7b2426c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213" style:family="text">
      <style:text-properties fo:language="en" fo:country="US" fo:font-style="normal" fo:font-weight="bold" officeooo:rsid="077bbbb7" style:font-style-asian="normal" style:font-weight-asian="bold" style:font-style-complex="normal" style:font-weight-complex="bold"/>
    </style:style>
    <style:style style:name="T214" style:family="text">
      <style:text-properties fo:language="en" fo:country="US" fo:font-style="normal" fo:font-weight="bold" officeooo:rsid="08d0448e" style:font-style-asian="normal" style:font-weight-asian="bold" style:font-style-complex="normal" style:font-weight-complex="bold"/>
    </style:style>
    <style:style style:name="T215" style:family="text">
      <style:text-properties fo:language="en" fo:country="US" fo:font-style="normal" fo:font-weight="bold" officeooo:rsid="08d17067" style:font-style-asian="normal" style:font-weight-asian="bold" style:font-style-complex="normal" style:font-weight-complex="bold"/>
    </style:style>
    <style:style style:name="T216" style:family="text">
      <style:text-properties fo:language="en" fo:country="US" fo:font-style="normal" fo:font-weight="bold" officeooo:rsid="07b45726" style:font-style-asian="normal" style:font-weight-asian="bold" style:font-style-complex="normal" style:font-weight-complex="bold"/>
    </style:style>
    <style:style style:name="T217" style:family="text">
      <style:text-properties fo:language="en" fo:country="US" fo:font-weight="bold" style:font-weight-asian="bold" style:font-weight-complex="bold"/>
    </style:style>
    <style:style style:name="T218" style:family="text">
      <style:text-properties fo:language="en" fo:country="US" fo:font-weight="bold" officeooo:rsid="08a0bcc7" style:font-weight-asian="bold" style:font-weight-complex="bold"/>
    </style:style>
    <style:style style:name="T219" style:family="text">
      <style:text-properties fo:language="en" fo:country="US" fo:font-weight="bold" officeooo:rsid="0912aa3c" style:font-weight-asian="bold" style:font-weight-complex="bold"/>
    </style:style>
    <style:style style:name="T220" style:family="text">
      <style:text-properties fo:language="en" fo:country="US" officeooo:rsid="07d1ea81"/>
    </style:style>
    <style:style style:name="T221" style:family="text">
      <style:text-properties fo:language="en" fo:country="US" officeooo:rsid="07d329bb"/>
    </style:style>
    <style:style style:name="T222" style:family="text">
      <style:text-properties fo:language="en" fo:country="US" officeooo:rsid="0735b588"/>
    </style:style>
    <style:style style:name="T223" style:family="text">
      <style:text-properties fo:language="en" fo:country="US" officeooo:rsid="07e2672f"/>
    </style:style>
    <style:style style:name="T224" style:family="text">
      <style:text-properties fo:language="en" fo:country="US" officeooo:rsid="078e31f5"/>
    </style:style>
    <style:style style:name="T225" style:family="text">
      <style:text-properties fo:language="en" fo:country="US" officeooo:rsid="08a0bcc7"/>
    </style:style>
    <style:style style:name="T226" style:family="text">
      <style:text-properties fo:language="en" fo:country="US" officeooo:rsid="0912aa3c"/>
    </style:style>
    <style:style style:name="T227" style:family="text">
      <style:text-properties fo:language="en" fo:country="US" officeooo:rsid="0913ee8b"/>
    </style:style>
    <style:style style:name="T228" style:family="text">
      <style:text-properties fo:language="en" fo:country="US" fo:font-weight="normal" officeooo:rsid="0912aa3c" style:font-weight-asian="normal" style:font-weight-complex="normal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0782ecd0" style:font-weight-asian="bold" style:font-weight-complex="bold"/>
    </style:style>
    <style:style style:name="T231" style:family="text">
      <style:text-properties fo:font-weight="bold" officeooo:rsid="0785f2f7" style:font-weight-asian="bold" style:font-weight-complex="bold"/>
    </style:style>
    <style:style style:name="T232" style:family="text">
      <style:text-properties style:text-position="sub 58%" fo:language="en" fo:country="US" fo:font-style="normal" style:font-style-asian="normal" style:font-style-complex="normal"/>
    </style:style>
    <style:style style:name="T233" style:family="text">
      <style:text-properties style:text-position="sub 58%" fo:language="en" fo:country="US" fo:font-style="normal" officeooo:rsid="07731110" style:font-style-asian="normal" style:font-style-complex="normal"/>
    </style:style>
    <style:style style:name="T234" style:family="text">
      <style:text-properties style:text-position="sub 58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35" style:family="text">
      <style:text-properties style:text-position="sub 58%" fo:language="en" fo:country="US" fo:font-weight="normal" officeooo:rsid="0912aa3c" style:font-weight-asian="normal" style:font-weight-complex="normal"/>
    </style:style>
    <style:style style:name="T236" style:family="text">
      <style:text-properties style:text-position="sub 58%" style:font-name="Monospace" fo:language="en" fo:country="US" style:font-size-asian="10.5pt" style:font-name-complex="David CLM1" style:font-weight-complex="normal"/>
    </style:style>
    <style:style style:name="T237" style:family="text">
      <style:text-properties style:text-position="sub 58%"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238" style:family="text">
      <style:text-properties style:text-position="sub 58%"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239" style:family="text">
      <style:text-properties style:text-position="sub 58%"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240" style:family="text">
      <style:text-properties style:text-position="sub 58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41" style:family="text">
      <style:text-properties style:text-position="sub 58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42" style:family="text">
      <style:text-properties style:text-position="sub 58%"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243" style:family="text">
      <style:text-properties style:text-position="sub 58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44" style:family="text">
      <style:text-properties style:text-position="sub 58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45" style:family="text">
      <style:text-properties style:text-position="sub 58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46" style:family="text">
      <style:text-properties style:text-position="sub 58%"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247" style:family="text">
      <style:text-properties style:text-position="sub 58%"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248" style:family="text">
      <style:text-properties style:text-position="sub 58%" style:font-name="Monospace" fo:language="en" fo:country="US" fo:font-style="normal" fo:font-weight="normal" officeooo:rsid="09a6a863" style:font-size-asian="10.5pt" style:font-style-asian="normal" style:font-weight-asian="normal" style:font-name-complex="David CLM1" style:font-style-complex="normal" style:font-weight-complex="normal"/>
    </style:style>
    <style:style style:name="T249" style:family="text">
      <style:text-properties style:text-position="sub 58%" style:font-name="Monospace" fo:language="en" fo:country="US" fo:font-style="normal" fo:font-weight="normal" officeooo:rsid="09ac9b1b" style:font-size-asian="10.5pt" style:font-style-asian="normal" style:font-weight-asian="normal" style:font-name-complex="David CLM1" style:font-style-complex="normal" style:font-weight-complex="normal"/>
    </style:style>
    <style:style style:name="T250" style:family="text">
      <style:text-properties style:text-position="sub 58%" style:font-name="Monospace" fo:language="en" fo:country="US" fo:font-style="normal" fo:font-weight="normal" officeooo:rsid="09afbf60" style:font-size-asian="10.5pt" style:font-style-asian="normal" style:font-weight-asian="normal" style:font-name-complex="David CLM1" style:font-style-complex="normal" style:font-weight-complex="normal"/>
    </style:style>
    <style:style style:name="T251" style:family="text">
      <style:text-properties style:text-position="sub 58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52" style:family="text">
      <style:text-properties style:text-position="sub 58%" style:font-name="Monospace" fo:font-style="normal" style:font-size-asian="10.5pt" style:font-style-asian="normal" style:font-name-complex="David CLM1" style:font-style-complex="normal" style:font-weight-complex="normal"/>
    </style:style>
    <style:style style:name="T253" style:family="text">
      <style:text-properties style:text-position="sub 58%"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254" style:family="text">
      <style:text-properties style:text-position="sub 58%"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255" style:family="text">
      <style:text-properties style:text-position="sub 58%" style:font-name="Monospace" officeooo:rsid="0938a43f" style:font-size-asian="10.5pt" style:font-name-complex="David CLM1" style:font-weight-complex="normal"/>
    </style:style>
    <style:style style:name="T256" style:family="text">
      <style:text-properties style:text-position="sub 58%" style:font-name="Monospace" officeooo:rsid="09494e82" style:font-size-asian="10.5pt" style:font-name-complex="David CLM1" style:font-weight-complex="normal"/>
    </style:style>
    <style:style style:name="T257" style:family="text">
      <style:text-properties style:text-position="sub 58%" style:font-name="Monospace" officeooo:rsid="09509f03" style:font-size-asian="10.5pt" style:font-name-complex="David CLM1" style:font-weight-complex="normal"/>
    </style:style>
    <style:style style:name="T258" style:family="text">
      <style:text-properties style:text-position="sub 58%" officeooo:rsid="08584513"/>
    </style:style>
    <style:style style:name="T259" style:family="text">
      <style:text-properties style:text-position="sub 58%" officeooo:rsid="09494e82"/>
    </style:style>
    <style:style style:name="T260" style:family="text">
      <style:text-properties style:text-position="sub 58%" officeooo:rsid="09509f03"/>
    </style:style>
    <style:style style:name="T261" style:family="text">
      <style:text-properties fo:font-weight="normal" style:font-weight-asian="normal" style:font-weight-complex="normal"/>
    </style:style>
    <style:style style:name="T262" style:family="text">
      <style:text-properties fo:font-weight="normal" officeooo:rsid="088c5ae0" style:font-weight-asian="normal" style:font-weight-complex="normal"/>
    </style:style>
    <style:style style:name="T263" style:family="text">
      <style:text-properties fo:font-weight="normal" officeooo:rsid="088d638d" style:font-weight-asian="normal" style:font-weight-complex="normal"/>
    </style:style>
    <style:style style:name="T264" style:family="text">
      <style:text-properties fo:font-weight="normal" officeooo:rsid="088e3025" style:font-weight-asian="normal" style:font-weight-complex="normal"/>
    </style:style>
    <style:style style:name="T265" style:family="text">
      <style:text-properties fo:font-weight="normal" officeooo:rsid="088ef458" style:font-weight-asian="normal" style:font-weight-complex="normal"/>
    </style:style>
    <style:style style:name="T266" style:family="text">
      <style:text-properties fo:font-weight="normal" officeooo:rsid="0891dfed" style:font-weight-asian="normal" style:font-weight-complex="normal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7848fb4" style:font-style-asian="italic" style:font-style-complex="italic"/>
    </style:style>
    <style:style style:name="T269" style:family="text">
      <style:text-properties style:text-position="0% 100%" fo:language="en" fo:country="US" fo:font-style="normal" fo:font-weight="normal" officeooo:rsid="0775a0c8" style:font-style-asian="normal" style:font-weight-asian="normal" style:font-style-complex="normal" style:font-weight-complex="normal"/>
    </style:style>
    <style:style style:name="T270" style:family="text">
      <style:text-properties style:text-position="0% 100%"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271" style:family="text">
      <style:text-properties style:text-position="0% 100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72" style:family="text">
      <style:text-properties style:text-position="0% 100%" style:font-name="Monospace" fo:language="en" fo:country="US" fo:font-style="normal" fo:font-weight="normal" officeooo:rsid="08bcdca6" style:font-size-asian="10.5pt" style:font-style-asian="normal" style:font-weight-asian="normal" style:font-name-complex="David CLM1" style:font-style-complex="normal" style:font-weight-complex="normal"/>
    </style:style>
    <style:style style:name="T273" style:family="text">
      <style:text-properties style:text-position="0% 100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74" style:family="text">
      <style:text-properties style:text-position="0% 100%" style:font-name="Monospace" fo:language="en" fo:country="US" fo:font-style="normal" fo:font-weight="normal" officeooo:rsid="08be822e" style:font-size-asian="10.5pt" style:font-style-asian="normal" style:font-weight-asian="normal" style:font-name-complex="David CLM1" style:font-style-complex="normal" style:font-weight-complex="normal"/>
    </style:style>
    <style:style style:name="T275" style:family="text">
      <style:text-properties style:text-position="0% 100%" style:font-name="Monospace" fo:language="en" fo:country="US" fo:font-style="normal" fo:font-weight="normal" officeooo:rsid="08c38a38" style:font-size-asian="10.5pt" style:font-style-asian="normal" style:font-weight-asian="normal" style:font-name-complex="David CLM1" style:font-style-complex="normal" style:font-weight-complex="normal"/>
    </style:style>
    <style:style style:name="T276" style:family="text">
      <style:text-properties style:text-position="0% 100%" style:font-name="Monospace" fo:language="en" fo:country="US" fo:font-style="normal" fo:font-weight="normal" officeooo:rsid="0965642b" style:font-size-asian="10.5pt" style:font-style-asian="normal" style:font-weight-asian="normal" style:font-name-complex="David CLM1" style:font-style-complex="normal" style:font-weight-complex="normal"/>
    </style:style>
    <style:style style:name="T277" style:family="text">
      <style:text-properties style:text-position="0% 100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78" style:family="text">
      <style:text-properties style:text-position="0% 100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79" style:family="text">
      <style:text-properties style:text-position="0% 100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80" style:family="text">
      <style:text-properties style:text-position="0% 100%" style:font-name="Monospace" fo:language="en" fo:country="US" fo:font-style="normal" fo:font-weight="normal" officeooo:rsid="0969f968" style:font-size-asian="10.5pt" style:font-style-asian="normal" style:font-weight-asian="normal" style:font-name-complex="David CLM1" style:font-style-complex="normal" style:font-weight-complex="normal"/>
    </style:style>
    <style:style style:name="T281" style:family="text">
      <style:text-properties style:text-position="0% 100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82" style:family="text">
      <style:text-properties style:text-position="0% 100%" style:font-name="Monospace" fo:language="en" fo:country="US" fo:font-style="normal" fo:font-weight="normal" officeooo:rsid="096d0132" style:font-size-asian="10.5pt" style:font-style-asian="normal" style:font-weight-asian="normal" style:font-name-complex="David CLM1" style:font-style-complex="normal" style:font-weight-complex="normal"/>
    </style:style>
    <style:style style:name="T283" style:family="text">
      <style:text-properties style:text-position="0% 100%" style:font-name="Monospace" fo:language="en" fo:country="US" fo:font-style="normal" fo:font-weight="normal" officeooo:rsid="096df5d3" style:font-size-asian="10.5pt" style:font-style-asian="normal" style:font-weight-asian="normal" style:font-name-complex="David CLM1" style:font-style-complex="normal" style:font-weight-complex="normal"/>
    </style:style>
    <style:style style:name="T284" style:family="text">
      <style:text-properties style:text-position="0% 100%" style:font-name="Monospace" fo:language="en" fo:country="US" fo:font-style="normal" fo:font-weight="normal" officeooo:rsid="096ef00e" style:font-size-asian="10.5pt" style:font-style-asian="normal" style:font-weight-asian="normal" style:font-name-complex="David CLM1" style:font-style-complex="normal" style:font-weight-complex="normal"/>
    </style:style>
    <style:style style:name="T285" style:family="text">
      <style:text-properties style:text-position="0% 100%" style:font-name="Monospace" fo:language="en" fo:country="US" fo:font-style="normal" fo:font-weight="normal" officeooo:rsid="096ffd24" style:font-size-asian="10.5pt" style:font-style-asian="normal" style:font-weight-asian="normal" style:font-name-complex="David CLM1" style:font-style-complex="normal" style:font-weight-complex="normal"/>
    </style:style>
    <style:style style:name="T286" style:family="text">
      <style:text-properties style:text-position="0% 100%" style:font-name="Monospace" fo:language="en" fo:country="US" fo:font-style="normal" fo:font-weight="normal" officeooo:rsid="09706c4c" style:font-size-asian="10.5pt" style:font-style-asian="normal" style:font-weight-asian="normal" style:font-name-complex="David CLM1" style:font-style-complex="normal" style:font-weight-complex="normal"/>
    </style:style>
    <style:style style:name="T287" style:family="text">
      <style:text-properties style:text-position="0% 100%" style:font-name="Monospace" fo:language="en" fo:country="US" fo:font-style="normal" fo:font-weight="normal" officeooo:rsid="0972cdbc" style:font-size-asian="10.5pt" style:font-style-asian="normal" style:font-weight-asian="normal" style:font-name-complex="David CLM1" style:font-style-complex="normal" style:font-weight-complex="normal"/>
    </style:style>
    <style:style style:name="T288" style:family="text">
      <style:text-properties style:text-position="0% 100%" style:font-name="Monospace" fo:language="en" fo:country="US" fo:font-style="normal" fo:font-weight="normal" officeooo:rsid="0973487d" style:font-size-asian="10.5pt" style:font-style-asian="normal" style:font-weight-asian="normal" style:font-name-complex="David CLM1" style:font-style-complex="normal" style:font-weight-complex="normal"/>
    </style:style>
    <style:style style:name="T289" style:family="text">
      <style:text-properties style:text-position="0% 100%" style:font-name="Monospace" fo:language="en" fo:country="US" fo:font-style="normal" fo:font-weight="normal" officeooo:rsid="0974964a" style:font-size-asian="10.5pt" style:font-style-asian="normal" style:font-weight-asian="normal" style:font-name-complex="David CLM1" style:font-style-complex="normal" style:font-weight-complex="normal"/>
    </style:style>
    <style:style style:name="T290" style:family="text">
      <style:text-properties style:text-position="0% 100%" style:font-name="Monospace" fo:language="en" fo:country="US" fo:font-style="normal" fo:font-weight="normal" officeooo:rsid="09777a43" style:font-size-asian="10.5pt" style:font-style-asian="normal" style:font-weight-asian="normal" style:font-name-complex="David CLM1" style:font-style-complex="normal" style:font-weight-complex="normal"/>
    </style:style>
    <style:style style:name="T291" style:family="text">
      <style:text-properties style:text-position="0% 100%" style:font-name="Monospace" fo:language="en" fo:country="US" fo:font-style="normal" fo:font-weight="normal" officeooo:rsid="097808e9" style:font-size-asian="10.5pt" style:font-style-asian="normal" style:font-weight-asian="normal" style:font-name-complex="David CLM1" style:font-style-complex="normal" style:font-weight-complex="normal"/>
    </style:style>
    <style:style style:name="T292" style:family="text">
      <style:text-properties style:text-position="0% 100%" style:font-name="Monospace" fo:language="en" fo:country="US" fo:font-style="normal" fo:font-weight="normal" officeooo:rsid="099881d9" style:font-size-asian="10.5pt" style:font-style-asian="normal" style:font-weight-asian="normal" style:font-name-complex="David CLM1" style:font-style-complex="normal" style:font-weight-complex="normal"/>
    </style:style>
    <style:style style:name="T293" style:family="text">
      <style:text-properties style:text-position="0% 100%" style:font-name="Monospace" fo:language="en" fo:country="US" fo:font-style="normal" fo:font-weight="normal" officeooo:rsid="099f1216" style:font-size-asian="10.5pt" style:font-style-asian="normal" style:font-weight-asian="normal" style:font-name-complex="David CLM1" style:font-style-complex="normal" style:font-weight-complex="normal"/>
    </style:style>
    <style:style style:name="T294" style:family="text">
      <style:text-properties style:text-position="0% 100%" style:font-name="Monospace" fo:language="en" fo:country="US" fo:font-style="normal" fo:font-weight="normal" officeooo:rsid="099f4daf" style:font-size-asian="10.5pt" style:font-style-asian="normal" style:font-weight-asian="normal" style:font-name-complex="David CLM1" style:font-style-complex="normal" style:font-weight-complex="normal"/>
    </style:style>
    <style:style style:name="T295" style:family="text">
      <style:text-properties style:text-position="0% 100%" style:font-name="Monospace" fo:language="en" fo:country="US" fo:font-style="normal" fo:font-weight="normal" officeooo:rsid="09a3effe" style:font-size-asian="10.5pt" style:font-style-asian="normal" style:font-weight-asian="normal" style:font-name-complex="David CLM1" style:font-style-complex="normal" style:font-weight-complex="normal"/>
    </style:style>
    <style:style style:name="T296" style:family="text">
      <style:text-properties style:text-position="0% 100%"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297" style:family="text">
      <style:text-properties style:text-position="0% 100%"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298" style:family="text">
      <style:text-properties style:text-position="0% 100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99" style:family="text">
      <style:text-properties style:text-position="0% 100%" style:font-name="Monospace" officeooo:rsid="0938a43f" style:font-size-asian="10.5pt" style:font-name-complex="David CLM1" style:font-weight-complex="normal"/>
    </style:style>
    <style:style style:name="T300" style:family="text">
      <style:text-properties style:text-position="0% 100%" style:font-name="Monospace" officeooo:rsid="09911ac0" style:font-size-asian="10.5pt" style:font-name-complex="David CLM1" style:font-weight-complex="normal"/>
    </style:style>
    <style:style style:name="T301" style:family="text">
      <style:text-properties style:text-position="0% 100%" style:font-name="Monospace" officeooo:rsid="0990fee6" style:font-size-asian="10.5pt" style:font-name-complex="David CLM1" style:font-weight-complex="normal"/>
    </style:style>
    <style:style style:name="T302" style:family="text">
      <style:text-properties officeooo:rsid="0780a723"/>
    </style:style>
    <style:style style:name="T303" style:family="text">
      <style:text-properties officeooo:rsid="07818fd5"/>
    </style:style>
    <style:style style:name="T304" style:family="text">
      <style:text-properties officeooo:rsid="0782ecd0"/>
    </style:style>
    <style:style style:name="T305" style:family="text">
      <style:text-properties officeooo:rsid="07848fb4"/>
    </style:style>
    <style:style style:name="T306" style:family="text">
      <style:text-properties officeooo:rsid="0785f2f7"/>
    </style:style>
    <style:style style:name="T307" style:family="text">
      <style:text-properties officeooo:rsid="07b01248"/>
    </style:style>
    <style:style style:name="T308" style:family="text">
      <style:text-properties officeooo:rsid="07cac556"/>
    </style:style>
    <style:style style:name="T309" style:family="text">
      <style:text-properties officeooo:rsid="07cbb91a"/>
    </style:style>
    <style:style style:name="T310" style:family="text">
      <style:text-properties officeooo:rsid="0735b588"/>
    </style:style>
    <style:style style:name="T311" style:family="text">
      <style:text-properties style:font-name="Monospace" fo:language="en" fo:country="US" style:font-size-asian="10.5pt" style:font-name-complex="David CLM1" style:font-weight-complex="normal"/>
    </style:style>
    <style:style style:name="T312" style:family="text">
      <style:text-properties style:font-name="Monospace" fo:language="en" fo:country="US" officeooo:rsid="07d329bb" style:font-size-asian="10.5pt" style:font-name-complex="David CLM1" style:font-weight-complex="normal"/>
    </style:style>
    <style:style style:name="T313" style:family="text">
      <style:text-properties style:font-name="Monospace" fo:language="en" fo:country="US" officeooo:rsid="07d45133" style:font-size-asian="10.5pt" style:font-name-complex="David CLM1" style:font-weight-complex="normal"/>
    </style:style>
    <style:style style:name="T314" style:family="text">
      <style:text-properties style:font-name="Monospace" fo:language="en" fo:country="US" officeooo:rsid="07db8cce" style:font-size-asian="10.5pt" style:font-name-complex="David CLM1" style:font-weight-complex="normal"/>
    </style:style>
    <style:style style:name="T315" style:family="text">
      <style:text-properties style:font-name="Monospace" fo:language="en" fo:country="US" officeooo:rsid="07dfa695" style:font-size-asian="10.5pt" style:font-name-complex="David CLM1" style:font-weight-complex="normal"/>
    </style:style>
    <style:style style:name="T316" style:family="text">
      <style:text-properties style:font-name="Monospace" fo:language="en" fo:country="US" officeooo:rsid="07daba39" style:font-size-asian="10.5pt" style:font-name-complex="David CLM1" style:font-weight-complex="normal"/>
    </style:style>
    <style:style style:name="T317" style:family="text">
      <style:text-properties style:font-name="Monospace" fo:language="en" fo:country="US" officeooo:rsid="07e137e9" style:font-size-asian="10.5pt" style:font-name-complex="David CLM1" style:font-weight-complex="normal"/>
    </style:style>
    <style:style style:name="T318" style:family="text">
      <style:text-properties style:font-name="Monospace" fo:language="en" fo:country="US" officeooo:rsid="0913ee8b" style:font-size-asian="10.5pt" style:font-name-complex="David CLM1" style:font-weight-complex="normal"/>
    </style:style>
    <style:style style:name="T319" style:family="text">
      <style:text-properties style:font-name="Monospace" fo:language="en" fo:country="US" officeooo:rsid="0915164a" style:font-size-asian="10.5pt" style:font-name-complex="David CLM1" style:font-weight-complex="normal"/>
    </style:style>
    <style:style style:name="T320" style:family="text">
      <style:text-properties style:font-name="Monospace" fo:language="en" fo:country="US" officeooo:rsid="0918a1de" style:font-size-asian="10.5pt" style:font-name-complex="David CLM1" style:font-weight-complex="normal"/>
    </style:style>
    <style:style style:name="T321" style:family="text">
      <style:text-properties style:font-name="Monospace" fo:language="en" fo:country="US" fo:font-style="italic" officeooo:rsid="07d7bd5c" style:font-size-asian="10.5pt" style:font-style-asian="italic" style:font-name-complex="David CLM1" style:font-style-complex="italic" style:font-weight-complex="normal"/>
    </style:style>
    <style:style style:name="T322" style:family="text">
      <style:text-properties style:font-name="Monospace" fo:language="en" fo:country="US" fo:font-style="italic" officeooo:rsid="08ae5bed" style:font-size-asian="10.5pt" style:font-style-asian="italic" style:font-name-complex="David CLM1" style:font-style-complex="italic" style:font-weight-complex="normal"/>
    </style:style>
    <style:style style:name="T323" style:family="text">
      <style:text-properties style:font-name="Monospace" fo:language="en" fo:country="US" fo:font-style="italic" officeooo:rsid="0913ee8b" style:font-size-asian="10.5pt" style:font-style-asian="italic" style:font-name-complex="David CLM1" style:font-style-complex="italic" style:font-weight-complex="normal"/>
    </style:style>
    <style:style style:name="T324" style:family="text">
      <style:text-properties style:font-name="Monospace" fo:language="en" fo:country="US" fo:font-style="italic" fo:font-weight="normal" officeooo:rsid="0957d0f3" style:font-size-asian="10.5pt" style:font-style-asian="italic" style:font-weight-asian="normal" style:font-name-complex="David CLM1" style:font-style-complex="italic" style:font-weight-complex="normal"/>
    </style:style>
    <style:style style:name="T325" style:family="text">
      <style:text-properties style:font-name="Monospace" fo:language="en" fo:country="US" fo:font-style="italic" fo:font-weight="normal" officeooo:rsid="095d0c31" style:font-size-asian="10.5pt" style:font-style-asian="italic" style:font-weight-asian="normal" style:font-name-complex="David CLM1" style:font-style-complex="italic" style:font-weight-complex="normal"/>
    </style:style>
    <style:style style:name="T326" style:family="text">
      <style:text-properties style:font-name="Monospace" fo:language="en" fo:country="US" fo:font-style="normal" officeooo:rsid="07d7bd5c" style:font-size-asian="10.5pt" style:font-style-asian="normal" style:font-name-complex="David CLM1" style:font-style-complex="normal" style:font-weight-complex="normal"/>
    </style:style>
    <style:style style:name="T327" style:family="text">
      <style:text-properties style:font-name="Monospace" fo:language="en" fo:country="US" fo:font-style="normal" officeooo:rsid="07d7ea7d" style:font-size-asian="10.5pt" style:font-style-asian="normal" style:font-name-complex="David CLM1" style:font-style-complex="normal" style:font-weight-complex="normal"/>
    </style:style>
    <style:style style:name="T328" style:family="text">
      <style:text-properties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329" style:family="text">
      <style:text-properties style:font-name="Monospace" fo:language="en" fo:country="US" fo:font-style="normal" officeooo:rsid="07d8d1ed" style:font-size-asian="10.5pt" style:font-style-asian="normal" style:font-name-complex="David CLM1" style:font-style-complex="normal" style:font-weight-complex="normal"/>
    </style:style>
    <style:style style:name="T330" style:family="text">
      <style:text-properties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331" style:family="text">
      <style:text-properties style:font-name="Monospace" fo:language="en" fo:country="US" fo:font-style="normal" officeooo:rsid="07ddb947" style:font-size-asian="10.5pt" style:font-style-asian="normal" style:font-name-complex="David CLM1" style:font-style-complex="normal" style:font-weight-complex="normal"/>
    </style:style>
    <style:style style:name="T332" style:family="text">
      <style:text-properties style:font-name="Monospace" fo:language="en" fo:country="US" fo:font-style="normal" officeooo:rsid="07e51208" style:font-size-asian="10.5pt" style:font-style-asian="normal" style:font-name-complex="David CLM1" style:font-style-complex="normal" style:font-weight-complex="normal"/>
    </style:style>
    <style:style style:name="T333" style:family="text">
      <style:text-properties style:font-name="Monospace" fo:language="en" fo:country="US" fo:font-style="normal" officeooo:rsid="08ae5bed" style:font-size-asian="10.5pt" style:font-style-asian="normal" style:font-name-complex="David CLM1" style:font-style-complex="normal" style:font-weight-complex="normal"/>
    </style:style>
    <style:style style:name="T334" style:family="text">
      <style:text-properties style:font-name="Monospace" fo:language="en" fo:country="US" fo:font-style="normal" officeooo:rsid="08a9461d" style:font-size-asian="10.5pt" style:font-style-asian="normal" style:font-name-complex="David CLM1" style:font-style-complex="normal" style:font-weight-complex="normal"/>
    </style:style>
    <style:style style:name="T335" style:family="text">
      <style:text-properties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336" style:family="text">
      <style:text-properties style:font-name="Monospace" fo:language="en" fo:country="US" fo:font-style="normal" officeooo:rsid="08af1c43" style:font-size-asian="10.5pt" style:font-style-asian="normal" style:font-name-complex="David CLM1" style:font-style-complex="normal" style:font-weight-complex="normal"/>
    </style:style>
    <style:style style:name="T337" style:family="text">
      <style:text-properties style:font-name="Monospace" fo:language="en" fo:country="US" fo:font-style="normal" officeooo:rsid="08e369ad" style:font-size-asian="10.5pt" style:font-style-asian="normal" style:font-name-complex="David CLM1" style:font-style-complex="normal" style:font-weight-complex="normal"/>
    </style:style>
    <style:style style:name="T338" style:family="text">
      <style:text-properties style:font-name="Monospace" fo:language="en" fo:country="US" fo:font-style="normal" officeooo:rsid="08e5099d" style:font-size-asian="10.5pt" style:font-style-asian="normal" style:font-name-complex="David CLM1" style:font-style-complex="normal" style:font-weight-complex="normal"/>
    </style:style>
    <style:style style:name="T339" style:family="text">
      <style:text-properties style:font-name="Monospace" fo:language="en" fo:country="US" fo:font-style="normal" officeooo:rsid="08e805b5" style:font-size-asian="10.5pt" style:font-style-asian="normal" style:font-name-complex="David CLM1" style:font-style-complex="normal" style:font-weight-complex="normal"/>
    </style:style>
    <style:style style:name="T340" style:family="text">
      <style:text-properties style:font-name="Monospace" fo:language="en" fo:country="US" fo:font-style="normal" officeooo:rsid="0916bfa3" style:font-size-asian="10.5pt" style:font-style-asian="normal" style:font-name-complex="David CLM1" style:font-style-complex="normal" style:font-weight-complex="normal"/>
    </style:style>
    <style:style style:name="T341" style:family="text">
      <style:text-properties style:font-name="Monospace" fo:language="en" fo:country="US" fo:font-style="normal" fo:font-weight="normal" officeooo:rsid="088b1f8e" style:font-size-asian="10.5pt" style:font-style-asian="normal" style:font-weight-asian="normal" style:font-name-complex="David CLM1" style:font-style-complex="normal" style:font-weight-complex="normal"/>
    </style:style>
    <style:style style:name="T342" style:family="text">
      <style:text-properties style:font-name="Monospace" fo:language="en" fo:country="US" fo:font-style="normal" fo:font-weight="normal" officeooo:rsid="08d2775c" style:font-size-asian="10.5pt" style:font-style-asian="normal" style:font-weight-asian="normal" style:font-name-complex="David CLM1" style:font-style-complex="normal" style:font-weight-complex="normal"/>
    </style:style>
    <style:style style:name="T343" style:family="text">
      <style:text-properties style:font-name="Monospace" fo:language="en" fo:country="US" fo:font-style="normal" fo:font-weight="normal" officeooo:rsid="08d617ad" style:font-size-asian="10.5pt" style:font-style-asian="normal" style:font-weight-asian="normal" style:font-name-complex="David CLM1" style:font-style-complex="normal" style:font-weight-complex="normal"/>
    </style:style>
    <style:style style:name="T344" style:family="text">
      <style:text-properties style:font-name="Monospace" fo:language="en" fo:country="US" fo:font-style="normal" fo:font-weight="normal" officeooo:rsid="0957d0f3" style:font-size-asian="10.5pt" style:font-style-asian="normal" style:font-weight-asian="normal" style:font-name-complex="David CLM1" style:font-style-complex="normal" style:font-weight-complex="normal"/>
    </style:style>
    <style:style style:name="T345" style:family="text">
      <style:text-properties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346" style:family="text">
      <style:text-properties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347" style:family="text">
      <style:text-properties style:font-name="Monospace" fo:language="en" fo:country="US" fo:font-style="normal" fo:font-weight="normal" officeooo:rsid="095d0c31" style:font-size-asian="10.5pt" style:font-style-asian="normal" style:font-weight-asian="normal" style:font-name-complex="David CLM1" style:font-style-complex="normal" style:font-weight-complex="normal"/>
    </style:style>
    <style:style style:name="T348" style:family="text">
      <style:text-properties style:font-name="Monospace" fo:language="en" fo:country="US" fo:font-style="normal" fo:font-weight="normal" officeooo:rsid="095edd45" style:font-size-asian="10.5pt" style:font-style-asian="normal" style:font-weight-asian="normal" style:font-name-complex="David CLM1" style:font-style-complex="normal" style:font-weight-complex="normal"/>
    </style:style>
    <style:style style:name="T349" style:family="text">
      <style:text-properties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350" style:family="text">
      <style:text-properties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351" style:family="text">
      <style:text-properties style:font-name="Monospace" fo:language="en" fo:country="US" fo:font-style="normal" fo:font-weight="normal" officeooo:rsid="09724f20" style:font-size-asian="10.5pt" style:font-style-asian="normal" style:font-weight-asian="normal" style:font-name-complex="David CLM1" style:font-style-complex="normal" style:font-weight-complex="normal"/>
    </style:style>
    <style:style style:name="T352" style:family="text">
      <style:text-properties style:font-name="Monospace" fo:language="en" fo:country="US" fo:font-style="normal" fo:font-weight="normal" officeooo:rsid="09a5aa99" style:font-size-asian="10.5pt" style:font-style-asian="normal" style:font-weight-asian="normal" style:font-name-complex="David CLM1" style:font-style-complex="normal" style:font-weight-complex="normal"/>
    </style:style>
    <style:style style:name="T353" style:family="text">
      <style:text-properties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354" style:family="text">
      <style:text-properties style:font-name="Monospace" fo:language="en" fo:country="US" fo:font-style="normal" fo:font-weight="normal" officeooo:rsid="09aa62cb" style:font-size-asian="10.5pt" style:font-style-asian="normal" style:font-weight-asian="normal" style:font-name-complex="David CLM1" style:font-style-complex="normal" style:font-weight-complex="normal"/>
    </style:style>
    <style:style style:name="T355" style:family="text">
      <style:text-properties style:font-name="Monospace" fo:language="en" fo:country="US" fo:font-style="normal" fo:font-weight="normal" officeooo:rsid="09ac326c" style:font-size-asian="10.5pt" style:font-style-asian="normal" style:font-weight-asian="normal" style:font-name-complex="David CLM1" style:font-style-complex="normal" style:font-weight-complex="normal"/>
    </style:style>
    <style:style style:name="T356" style:family="text">
      <style:text-properties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357" style:family="text">
      <style:text-properties style:font-name="Monospace" fo:language="en" fo:country="US" fo:font-style="normal" fo:font-weight="normal" officeooo:rsid="09a6a863" style:font-size-asian="10.5pt" style:font-style-asian="normal" style:font-weight-asian="normal" style:font-name-complex="David CLM1" style:font-style-complex="normal" style:font-weight-complex="normal"/>
    </style:style>
    <style:style style:name="T358" style:family="text">
      <style:text-properties style:font-name="Monospace" fo:language="en" fo:country="US" fo:font-style="normal" fo:font-weight="normal" officeooo:rsid="09afbf60" style:font-size-asian="10.5pt" style:font-style-asian="normal" style:font-weight-asian="normal" style:font-name-complex="David CLM1" style:font-style-complex="normal" style:font-weight-complex="normal"/>
    </style:style>
    <style:style style:name="T359" style:family="text">
      <style:text-properties style:font-name="Monospace" fo:language="en" fo:country="US" fo:font-style="normal" fo:font-weight="normal" officeooo:rsid="09b02444" style:font-size-asian="10.5pt" style:font-style-asian="normal" style:font-weight-asian="normal" style:font-name-complex="David CLM1" style:font-style-complex="normal" style:font-weight-complex="normal"/>
    </style:style>
    <style:style style:name="T360" style:family="text">
      <style:text-properties style:font-name="Monospace" fo:language="en" fo:country="US" fo:font-style="normal" fo:font-weight="bold" officeooo:rsid="09724f20" style:font-size-asian="10.5pt" style:font-style-asian="normal" style:font-weight-asian="bold" style:font-name-complex="David CLM1" style:font-style-complex="normal" style:font-weight-complex="bold"/>
    </style:style>
    <style:style style:name="T361" style:family="text">
      <style:text-properties style:font-name="Monospace" fo:language="en" fo:country="US" fo:font-style="normal" fo:font-weight="bold" officeooo:rsid="09b02444" style:font-size-asian="10.5pt" style:font-style-asian="normal" style:font-weight-asian="bold" style:font-name-complex="David CLM1" style:font-style-complex="normal" style:font-weight-complex="bold"/>
    </style:style>
    <style:style style:name="T362" style:family="text">
      <style:text-properties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363" style:family="text">
      <style:text-properties style:font-name="Monospace" style:font-size-asian="10.5pt" style:font-name-complex="David CLM1" style:font-weight-complex="normal"/>
    </style:style>
    <style:style style:name="T364" style:family="text">
      <style:text-properties style:font-name="Monospace" officeooo:rsid="07eadf9d" style:font-size-asian="10.5pt" style:font-name-complex="David CLM1" style:font-weight-complex="normal"/>
    </style:style>
    <style:style style:name="T365" style:family="text">
      <style:text-properties style:font-name="Monospace" officeooo:rsid="07ecc692" style:font-size-asian="10.5pt" style:font-name-complex="David CLM1" style:font-weight-complex="normal"/>
    </style:style>
    <style:style style:name="T366" style:family="text">
      <style:text-properties style:font-name="Monospace" officeooo:rsid="07ed2d08" style:font-size-asian="10.5pt" style:font-name-complex="David CLM1" style:font-weight-complex="normal"/>
    </style:style>
    <style:style style:name="T367" style:family="text">
      <style:text-properties style:font-name="Monospace" officeooo:rsid="07ef1fb1" style:font-size-asian="10.5pt" style:font-name-complex="David CLM1" style:font-weight-complex="normal"/>
    </style:style>
    <style:style style:name="T368" style:family="text">
      <style:text-properties style:font-name="Monospace" officeooo:rsid="07f2c846" style:font-size-asian="10.5pt" style:font-name-complex="David CLM1" style:font-weight-complex="normal"/>
    </style:style>
    <style:style style:name="T369" style:family="text">
      <style:text-properties style:font-name="Monospace" officeooo:rsid="07f4a5d7" style:font-size-asian="10.5pt" style:font-name-complex="David CLM1" style:font-weight-complex="normal"/>
    </style:style>
    <style:style style:name="T370" style:family="text">
      <style:text-properties style:font-name="Monospace" officeooo:rsid="07f838e8" style:font-size-asian="10.5pt" style:font-name-complex="David CLM1" style:font-weight-complex="normal"/>
    </style:style>
    <style:style style:name="T371" style:family="text">
      <style:text-properties style:font-name="Monospace" officeooo:rsid="07f91a34" style:font-size-asian="10.5pt" style:font-name-complex="David CLM1" style:font-weight-complex="normal"/>
    </style:style>
    <style:style style:name="T372" style:family="text">
      <style:text-properties style:font-name="Monospace" officeooo:rsid="07fb0369" style:font-size-asian="10.5pt" style:font-name-complex="David CLM1" style:font-weight-complex="normal"/>
    </style:style>
    <style:style style:name="T373" style:family="text">
      <style:text-properties style:font-name="Monospace" officeooo:rsid="07fd10ea" style:font-size-asian="10.5pt" style:font-name-complex="David CLM1" style:font-weight-complex="normal"/>
    </style:style>
    <style:style style:name="T374" style:family="text">
      <style:text-properties style:font-name="Monospace" officeooo:rsid="07fed71d" style:font-size-asian="10.5pt" style:font-name-complex="David CLM1" style:font-weight-complex="normal"/>
    </style:style>
    <style:style style:name="T375" style:family="text">
      <style:text-properties style:font-name="Monospace" officeooo:rsid="080081dd" style:font-size-asian="10.5pt" style:font-name-complex="David CLM1" style:font-weight-complex="normal"/>
    </style:style>
    <style:style style:name="T376" style:family="text">
      <style:text-properties style:font-name="Monospace" officeooo:rsid="0803a18f" style:font-size-asian="10.5pt" style:font-name-complex="David CLM1" style:font-weight-complex="normal"/>
    </style:style>
    <style:style style:name="T377" style:family="text">
      <style:text-properties style:font-name="Monospace" officeooo:rsid="08059afb" style:font-size-asian="10.5pt" style:font-name-complex="David CLM1" style:font-weight-complex="normal"/>
    </style:style>
    <style:style style:name="T378" style:family="text">
      <style:text-properties style:font-name="Monospace" officeooo:rsid="0807fbd7" style:font-size-asian="10.5pt" style:font-name-complex="David CLM1" style:font-weight-complex="normal"/>
    </style:style>
    <style:style style:name="T379" style:family="text">
      <style:text-properties style:font-name="Monospace" officeooo:rsid="08096c5d" style:font-size-asian="10.5pt" style:font-name-complex="David CLM1" style:font-weight-complex="normal"/>
    </style:style>
    <style:style style:name="T380" style:family="text">
      <style:text-properties style:font-name="Monospace" officeooo:rsid="080a7a74" style:font-size-asian="10.5pt" style:font-name-complex="David CLM1" style:font-weight-complex="normal"/>
    </style:style>
    <style:style style:name="T381" style:family="text">
      <style:text-properties style:font-name="Monospace" officeooo:rsid="080dcf1f" style:font-size-asian="10.5pt" style:font-name-complex="David CLM1" style:font-weight-complex="normal"/>
    </style:style>
    <style:style style:name="T382" style:family="text">
      <style:text-properties style:font-name="Monospace" officeooo:rsid="08036b63" style:font-size-asian="10.5pt" style:font-name-complex="David CLM1" style:font-weight-complex="normal"/>
    </style:style>
    <style:style style:name="T383" style:family="text">
      <style:text-properties style:font-name="Monospace" officeooo:rsid="08115221" style:font-size-asian="10.5pt" style:font-name-complex="David CLM1" style:font-weight-complex="normal"/>
    </style:style>
    <style:style style:name="T384" style:family="text">
      <style:text-properties style:font-name="Monospace" officeooo:rsid="08129023" style:font-size-asian="10.5pt" style:font-name-complex="David CLM1" style:font-weight-complex="normal"/>
    </style:style>
    <style:style style:name="T385" style:family="text">
      <style:text-properties style:font-name="Monospace" officeooo:rsid="08141459" style:font-size-asian="10.5pt" style:font-name-complex="David CLM1" style:font-weight-complex="normal"/>
    </style:style>
    <style:style style:name="T386" style:family="text">
      <style:text-properties style:font-name="Monospace" officeooo:rsid="081424f4" style:font-size-asian="10.5pt" style:font-name-complex="David CLM1" style:font-weight-complex="normal"/>
    </style:style>
    <style:style style:name="T387" style:family="text">
      <style:text-properties style:font-name="Monospace" officeooo:rsid="0813c906" style:font-size-asian="10.5pt" style:font-name-complex="David CLM1" style:font-weight-complex="normal"/>
    </style:style>
    <style:style style:name="T388" style:family="text">
      <style:text-properties style:font-name="Monospace" officeooo:rsid="0822b584" style:font-size-asian="10.5pt" style:font-name-complex="David CLM1" style:font-weight-complex="normal"/>
    </style:style>
    <style:style style:name="T389" style:family="text">
      <style:text-properties style:font-name="Monospace" officeooo:rsid="0827d94d" style:font-size-asian="10.5pt" style:font-name-complex="David CLM1" style:font-weight-complex="normal"/>
    </style:style>
    <style:style style:name="T390" style:family="text">
      <style:text-properties style:font-name="Monospace" officeooo:rsid="0829ab34" style:font-size-asian="10.5pt" style:font-name-complex="David CLM1" style:font-weight-complex="normal"/>
    </style:style>
    <style:style style:name="T391" style:family="text">
      <style:text-properties style:font-name="Monospace" officeooo:rsid="0829c06a" style:font-size-asian="10.5pt" style:font-name-complex="David CLM1" style:font-weight-complex="normal"/>
    </style:style>
    <style:style style:name="T392" style:family="text">
      <style:text-properties style:font-name="Monospace" officeooo:rsid="082aa49f" style:font-size-asian="10.5pt" style:font-name-complex="David CLM1" style:font-weight-complex="normal"/>
    </style:style>
    <style:style style:name="T393" style:family="text">
      <style:text-properties style:font-name="Monospace" officeooo:rsid="082bddad" style:font-size-asian="10.5pt" style:font-name-complex="David CLM1" style:font-weight-complex="normal"/>
    </style:style>
    <style:style style:name="T394" style:family="text">
      <style:text-properties style:font-name="Monospace" officeooo:rsid="082d1134" style:font-size-asian="10.5pt" style:font-name-complex="David CLM1" style:font-weight-complex="normal"/>
    </style:style>
    <style:style style:name="T395" style:family="text">
      <style:text-properties style:font-name="Monospace" officeooo:rsid="082c57a6" style:font-size-asian="10.5pt" style:font-name-complex="David CLM1" style:font-weight-complex="normal"/>
    </style:style>
    <style:style style:name="T396" style:family="text">
      <style:text-properties style:font-name="Monospace" officeooo:rsid="083710a4" style:font-size-asian="10.5pt" style:font-name-complex="David CLM1" style:font-weight-complex="normal"/>
    </style:style>
    <style:style style:name="T397" style:family="text">
      <style:text-properties style:font-name="Monospace" officeooo:rsid="083935ec" style:font-size-asian="10.5pt" style:font-name-complex="David CLM1" style:font-weight-complex="normal"/>
    </style:style>
    <style:style style:name="T398" style:family="text">
      <style:text-properties style:font-name="Monospace" officeooo:rsid="083aca8c" style:font-size-asian="10.5pt" style:font-name-complex="David CLM1" style:font-weight-complex="normal"/>
    </style:style>
    <style:style style:name="T399" style:family="text">
      <style:text-properties style:font-name="Monospace" officeooo:rsid="083c001c" style:font-size-asian="10.5pt" style:font-name-complex="David CLM1" style:font-weight-complex="normal"/>
    </style:style>
    <style:style style:name="T400" style:family="text">
      <style:text-properties style:font-name="Monospace" officeooo:rsid="083d8815" style:font-size-asian="10.5pt" style:font-name-complex="David CLM1" style:font-weight-complex="normal"/>
    </style:style>
    <style:style style:name="T401" style:family="text">
      <style:text-properties style:font-name="Monospace" officeooo:rsid="08420e5a" style:font-size-asian="10.5pt" style:font-name-complex="David CLM1" style:font-weight-complex="normal"/>
    </style:style>
    <style:style style:name="T402" style:family="text">
      <style:text-properties style:font-name="Monospace" officeooo:rsid="0842f6a9" style:font-size-asian="10.5pt" style:font-name-complex="David CLM1" style:font-weight-complex="normal"/>
    </style:style>
    <style:style style:name="T403" style:family="text">
      <style:text-properties style:font-name="Monospace" officeooo:rsid="08447b0a" style:font-size-asian="10.5pt" style:font-name-complex="David CLM1" style:font-weight-complex="normal"/>
    </style:style>
    <style:style style:name="T404" style:family="text">
      <style:text-properties style:font-name="Monospace" officeooo:rsid="08584513" style:font-size-asian="10.5pt" style:font-name-complex="David CLM1" style:font-weight-complex="normal"/>
    </style:style>
    <style:style style:name="T405" style:family="text">
      <style:text-properties style:font-name="Monospace" officeooo:rsid="085dabc1" style:font-size-asian="10.5pt" style:font-name-complex="David CLM1" style:font-weight-complex="normal"/>
    </style:style>
    <style:style style:name="T406" style:family="text">
      <style:text-properties style:font-name="Monospace" officeooo:rsid="08873c26" style:font-size-asian="10.5pt" style:font-name-complex="David CLM1" style:font-weight-complex="normal"/>
    </style:style>
    <style:style style:name="T407" style:family="text">
      <style:text-properties style:font-name="Monospace" officeooo:rsid="091aead2" style:font-size-asian="10.5pt" style:font-name-complex="David CLM1" style:font-weight-complex="normal"/>
    </style:style>
    <style:style style:name="T408" style:family="text">
      <style:text-properties style:font-name="Monospace" officeooo:rsid="091c4268" style:font-size-asian="10.5pt" style:font-name-complex="David CLM1" style:font-weight-complex="normal"/>
    </style:style>
    <style:style style:name="T409" style:family="text">
      <style:text-properties style:font-name="Monospace" officeooo:rsid="09210fe9" style:font-size-asian="10.5pt" style:font-name-complex="David CLM1" style:font-weight-complex="normal"/>
    </style:style>
    <style:style style:name="T410" style:family="text">
      <style:text-properties style:font-name="Monospace" officeooo:rsid="09227198" style:font-size-asian="10.5pt" style:font-name-complex="David CLM1" style:font-weight-complex="normal"/>
    </style:style>
    <style:style style:name="T411" style:family="text">
      <style:text-properties style:font-name="Monospace" officeooo:rsid="09237f0a" style:font-size-asian="10.5pt" style:font-name-complex="David CLM1" style:font-weight-complex="normal"/>
    </style:style>
    <style:style style:name="T412" style:family="text">
      <style:text-properties style:font-name="Monospace" officeooo:rsid="092541e6" style:font-size-asian="10.5pt" style:font-name-complex="David CLM1" style:font-weight-complex="normal"/>
    </style:style>
    <style:style style:name="T413" style:family="text">
      <style:text-properties style:font-name="Monospace" officeooo:rsid="0926d154" style:font-size-asian="10.5pt" style:font-name-complex="David CLM1" style:font-weight-complex="normal"/>
    </style:style>
    <style:style style:name="T414" style:family="text">
      <style:text-properties style:font-name="Monospace" officeooo:rsid="09270522" style:font-size-asian="10.5pt" style:font-name-complex="David CLM1" style:font-weight-complex="normal"/>
    </style:style>
    <style:style style:name="T415" style:family="text">
      <style:text-properties style:font-name="Monospace" officeooo:rsid="092f1f7d" style:font-size-asian="10.5pt" style:font-name-complex="David CLM1" style:font-weight-complex="normal"/>
    </style:style>
    <style:style style:name="T416" style:family="text">
      <style:text-properties style:font-name="Monospace" officeooo:rsid="0930e0e8" style:font-size-asian="10.5pt" style:font-name-complex="David CLM1" style:font-weight-complex="normal"/>
    </style:style>
    <style:style style:name="T417" style:family="text">
      <style:text-properties style:font-name="Monospace" officeooo:rsid="0938a43f" style:font-size-asian="10.5pt" style:font-name-complex="David CLM1" style:font-weight-complex="normal"/>
    </style:style>
    <style:style style:name="T418" style:family="text">
      <style:text-properties style:font-name="Monospace" officeooo:rsid="09422545" style:font-size-asian="10.5pt" style:font-name-complex="David CLM1" style:font-weight-complex="normal"/>
    </style:style>
    <style:style style:name="T419" style:family="text">
      <style:text-properties style:font-name="Monospace" officeooo:rsid="094662f7" style:font-size-asian="10.5pt" style:font-name-complex="David CLM1" style:font-weight-complex="normal"/>
    </style:style>
    <style:style style:name="T420" style:family="text">
      <style:text-properties style:font-name="Monospace" officeooo:rsid="09494e82" style:font-size-asian="10.5pt" style:font-name-complex="David CLM1" style:font-weight-complex="normal"/>
    </style:style>
    <style:style style:name="T421" style:family="text">
      <style:text-properties style:font-name="Monospace" officeooo:rsid="094bcde9" style:font-size-asian="10.5pt" style:font-name-complex="David CLM1" style:font-weight-complex="normal"/>
    </style:style>
    <style:style style:name="T422" style:family="text">
      <style:text-properties style:font-name="Monospace" officeooo:rsid="09483e7b" style:font-size-asian="10.5pt" style:font-name-complex="David CLM1" style:font-weight-complex="normal"/>
    </style:style>
    <style:style style:name="T423" style:family="text">
      <style:text-properties style:font-name="Monospace" officeooo:rsid="094af01a" style:font-size-asian="10.5pt" style:font-name-complex="David CLM1" style:font-weight-complex="normal"/>
    </style:style>
    <style:style style:name="T424" style:family="text">
      <style:text-properties style:font-name="Monospace" officeooo:rsid="09509f03" style:font-size-asian="10.5pt" style:font-name-complex="David CLM1" style:font-weight-complex="normal"/>
    </style:style>
    <style:style style:name="T425" style:family="text">
      <style:text-properties style:font-name="Monospace" officeooo:rsid="09510a50" style:font-size-asian="10.5pt" style:font-name-complex="David CLM1" style:font-weight-complex="normal"/>
    </style:style>
    <style:style style:name="T426" style:family="text">
      <style:text-properties style:font-name="Monospace" officeooo:rsid="0989aa68" style:font-size-asian="10.5pt" style:font-name-complex="David CLM1" style:font-weight-complex="normal"/>
    </style:style>
    <style:style style:name="T427" style:family="text">
      <style:text-properties style:font-name="Monospace" officeooo:rsid="098b851a" style:font-size-asian="10.5pt" style:font-name-complex="David CLM1" style:font-weight-complex="normal"/>
    </style:style>
    <style:style style:name="T428" style:family="text">
      <style:text-properties style:font-name="Monospace" officeooo:rsid="098ccb5b" style:font-size-asian="10.5pt" style:font-name-complex="David CLM1" style:font-weight-complex="normal"/>
    </style:style>
    <style:style style:name="T429" style:family="text">
      <style:text-properties style:font-name="Monospace" officeooo:rsid="098de402" style:font-size-asian="10.5pt" style:font-name-complex="David CLM1" style:font-weight-complex="normal"/>
    </style:style>
    <style:style style:name="T430" style:family="text">
      <style:text-properties style:font-name="Monospace" officeooo:rsid="098f7563" style:font-size-asian="10.5pt" style:font-name-complex="David CLM1" style:font-weight-complex="normal"/>
    </style:style>
    <style:style style:name="T431" style:family="text">
      <style:text-properties style:font-name="Monospace" officeooo:rsid="09927ece" style:font-size-asian="10.5pt" style:font-name-complex="David CLM1" style:font-weight-complex="normal"/>
    </style:style>
    <style:style style:name="T432" style:family="text">
      <style:text-properties style:font-name="Monospace" officeooo:rsid="09938be2" style:font-size-asian="10.5pt" style:font-name-complex="David CLM1" style:font-weight-complex="normal"/>
    </style:style>
    <style:style style:name="T433" style:family="text">
      <style:text-properties style:font-name="Monospace" officeooo:rsid="09944c14" style:font-size-asian="10.5pt" style:font-name-complex="David CLM1" style:font-weight-complex="normal"/>
    </style:style>
    <style:style style:name="T434" style:family="text">
      <style:text-properties style:font-name="Monospace" officeooo:rsid="099495ee" style:font-size-asian="10.5pt" style:font-name-complex="David CLM1" style:font-weight-complex="normal"/>
    </style:style>
    <style:style style:name="T435" style:family="text">
      <style:text-properties style:font-name="Monospace" fo:font-style="italic" officeooo:rsid="07ecc692" style:font-size-asian="10.5pt" style:font-style-asian="italic" style:font-name-complex="David CLM1" style:font-style-complex="italic" style:font-weight-complex="normal"/>
    </style:style>
    <style:style style:name="T436" style:family="text">
      <style:text-properties style:font-name="Monospace" fo:font-style="italic" officeooo:rsid="07fb0369" style:font-size-asian="10.5pt" style:font-style-asian="italic" style:font-name-complex="David CLM1" style:font-style-complex="italic" style:font-weight-complex="normal"/>
    </style:style>
    <style:style style:name="T437" style:family="text">
      <style:text-properties style:font-name="Monospace" fo:font-style="italic" officeooo:rsid="08115221" style:font-size-asian="10.5pt" style:font-style-asian="italic" style:font-name-complex="David CLM1" style:font-style-complex="italic" style:font-weight-complex="normal"/>
    </style:style>
    <style:style style:name="T438" style:family="text">
      <style:text-properties style:font-name="Monospace" fo:font-style="italic" officeooo:rsid="0827d94d" style:font-size-asian="10.5pt" style:font-style-asian="italic" style:font-name-complex="David CLM1" style:font-style-complex="italic" style:font-weight-complex="normal"/>
    </style:style>
    <style:style style:name="T439" style:family="text">
      <style:text-properties style:font-name="Monospace" fo:font-style="italic" officeooo:rsid="082bddad" style:font-size-asian="10.5pt" style:font-style-asian="italic" style:font-name-complex="David CLM1" style:font-style-complex="italic" style:font-weight-complex="normal"/>
    </style:style>
    <style:style style:name="T440" style:family="text">
      <style:text-properties style:font-name="Monospace" fo:font-style="italic" officeooo:rsid="082c57a6" style:font-size-asian="10.5pt" style:font-style-asian="italic" style:font-name-complex="David CLM1" style:font-style-complex="italic" style:font-weight-complex="normal"/>
    </style:style>
    <style:style style:name="T441" style:family="text">
      <style:text-properties style:font-name="Monospace" fo:font-style="italic" officeooo:rsid="08420e5a" style:font-size-asian="10.5pt" style:font-style-asian="italic" style:font-name-complex="David CLM1" style:font-style-complex="italic" style:font-weight-complex="normal"/>
    </style:style>
    <style:style style:name="T442" style:family="text">
      <style:text-properties style:font-name="Monospace" fo:font-style="italic" officeooo:rsid="092f1f7d" style:font-size-asian="10.5pt" style:font-style-asian="italic" style:font-name-complex="David CLM1" style:font-style-complex="italic" style:font-weight-complex="normal"/>
    </style:style>
    <style:style style:name="T443" style:family="text">
      <style:text-properties style:font-name="Monospace" fo:font-style="italic" officeooo:rsid="0930e0e8" style:font-size-asian="10.5pt" style:font-style-asian="italic" style:font-name-complex="David CLM1" style:font-style-complex="italic" style:font-weight-complex="normal"/>
    </style:style>
    <style:style style:name="T444" style:family="text">
      <style:text-properties style:font-name="Monospace" fo:font-style="italic" officeooo:rsid="093f60d8" style:font-size-asian="10.5pt" style:font-style-asian="italic" style:font-name-complex="David CLM1" style:font-style-complex="italic" style:font-weight-complex="normal"/>
    </style:style>
    <style:style style:name="T445" style:family="text">
      <style:text-properties style:font-name="Monospace" fo:font-style="italic" officeooo:rsid="09427f4e" style:font-size-asian="10.5pt" style:font-style-asian="italic" style:font-name-complex="David CLM1" style:font-style-complex="italic" style:font-weight-complex="normal"/>
    </style:style>
    <style:style style:name="T446" style:family="text">
      <style:text-properties style:font-name="Monospace" fo:font-style="italic" style:font-style-asian="italic" style:font-name-complex="David CLM1" style:font-style-complex="italic" style:font-weight-complex="normal"/>
    </style:style>
    <style:style style:name="T447" style:family="text">
      <style:text-properties style:font-name="Monospace" fo:font-style="italic" fo:font-weight="bold" officeooo:rsid="08036b63" style:font-size-asian="10.5pt" style:font-style-asian="italic" style:font-weight-asian="bold" style:font-name-complex="David CLM1" style:font-style-complex="italic" style:font-weight-complex="bold"/>
    </style:style>
    <style:style style:name="T448" style:family="text">
      <style:text-properties style:font-name="Monospace" fo:font-style="normal" style:font-size-asian="10.5pt" style:font-style-asian="normal" style:font-name-complex="David CLM1" style:font-style-complex="normal" style:font-weight-complex="normal"/>
    </style:style>
    <style:style style:name="T449" style:family="text">
      <style:text-properties style:font-name="Monospace" fo:font-style="normal" officeooo:rsid="0930e0e8" style:font-size-asian="10.5pt" style:font-style-asian="normal" style:font-name-complex="David CLM1" style:font-style-complex="normal" style:font-weight-complex="normal"/>
    </style:style>
    <style:style style:name="T450" style:family="text">
      <style:text-properties style:font-name="Monospace" fo:font-style="normal" officeooo:rsid="092f1f7d" style:font-size-asian="10.5pt" style:font-style-asian="normal" style:font-name-complex="David CLM1" style:font-style-complex="normal" style:font-weight-complex="normal"/>
    </style:style>
    <style:style style:name="T451" style:family="text">
      <style:text-properties style:font-name="Monospace" fo:font-style="normal" officeooo:rsid="09320eaa" style:font-size-asian="10.5pt" style:font-style-asian="normal" style:font-name-complex="David CLM1" style:font-style-complex="normal" style:font-weight-complex="normal"/>
    </style:style>
    <style:style style:name="T452" style:family="text">
      <style:text-properties style:font-name="Monospace" fo:font-style="normal" officeooo:rsid="09326b27" style:font-size-asian="10.5pt" style:font-style-asian="normal" style:font-name-complex="David CLM1" style:font-style-complex="normal" style:font-weight-complex="normal"/>
    </style:style>
    <style:style style:name="T453" style:family="text">
      <style:text-properties style:font-name="Monospace" fo:font-style="normal" officeooo:rsid="09336c7f" style:font-size-asian="10.5pt" style:font-style-asian="normal" style:font-name-complex="David CLM1" style:font-style-complex="normal" style:font-weight-complex="normal"/>
    </style:style>
    <style:style style:name="T454" style:family="text">
      <style:text-properties style:font-name="Monospace" fo:font-style="normal" officeooo:rsid="0933a929" style:font-size-asian="10.5pt" style:font-style-asian="normal" style:font-name-complex="David CLM1" style:font-style-complex="normal" style:font-weight-complex="normal"/>
    </style:style>
    <style:style style:name="T455" style:family="text">
      <style:text-properties style:font-name="Monospace" fo:font-style="normal" officeooo:rsid="0935799b" style:font-size-asian="10.5pt" style:font-style-asian="normal" style:font-name-complex="David CLM1" style:font-style-complex="normal" style:font-weight-complex="normal"/>
    </style:style>
    <style:style style:name="T456" style:family="text">
      <style:text-properties style:font-name="Monospace" fo:font-style="normal" officeooo:rsid="0936919b" style:font-size-asian="10.5pt" style:font-style-asian="normal" style:font-name-complex="David CLM1" style:font-style-complex="normal" style:font-weight-complex="normal"/>
    </style:style>
    <style:style style:name="T457" style:family="text">
      <style:text-properties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458" style:family="text">
      <style:text-properties style:font-name="Monospace" fo:font-style="normal" officeooo:rsid="093a7809" style:font-size-asian="10.5pt" style:font-style-asian="normal" style:font-name-complex="David CLM1" style:font-style-complex="normal" style:font-weight-complex="normal"/>
    </style:style>
    <style:style style:name="T459" style:family="text">
      <style:text-properties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460" style:family="text">
      <style:text-properties style:font-name="Monospace" fo:font-style="normal" officeooo:rsid="093d7a68" style:font-size-asian="10.5pt" style:font-style-asian="normal" style:font-name-complex="David CLM1" style:font-style-complex="normal" style:font-weight-complex="normal"/>
    </style:style>
    <style:style style:name="T461" style:family="text">
      <style:text-properties style:font-name="Monospace" fo:font-style="normal" officeooo:rsid="093e85cd" style:font-size-asian="10.5pt" style:font-style-asian="normal" style:font-name-complex="David CLM1" style:font-style-complex="normal" style:font-weight-complex="normal"/>
    </style:style>
    <style:style style:name="T462" style:family="text">
      <style:text-properties style:font-name="Monospace" fo:font-style="normal" officeooo:rsid="093f60d8" style:font-size-asian="10.5pt" style:font-style-asian="normal" style:font-name-complex="David CLM1" style:font-style-complex="normal" style:font-weight-complex="normal"/>
    </style:style>
    <style:style style:name="T463" style:family="text">
      <style:text-properties style:font-name="Monospace" fo:font-style="normal" officeooo:rsid="0940d0ed" style:font-size-asian="10.5pt" style:font-style-asian="normal" style:font-name-complex="David CLM1" style:font-style-complex="normal" style:font-weight-complex="normal"/>
    </style:style>
    <style:style style:name="T464" style:family="text">
      <style:text-properties style:font-name="Monospace" fo:font-style="normal" officeooo:rsid="09411ab5" style:font-size-asian="10.5pt" style:font-style-asian="normal" style:font-name-complex="David CLM1" style:font-style-complex="normal" style:font-weight-complex="normal"/>
    </style:style>
    <style:style style:name="T465" style:family="text">
      <style:text-properties style:font-name="Monospace" fo:font-style="normal" officeooo:rsid="09422545" style:font-size-asian="10.5pt" style:font-style-asian="normal" style:font-name-complex="David CLM1" style:font-style-complex="normal" style:font-weight-complex="normal"/>
    </style:style>
    <style:style style:name="T466" style:family="text">
      <style:text-properties style:font-name="Monospace" fo:font-style="normal" officeooo:rsid="09427f4e" style:font-size-asian="10.5pt" style:font-style-asian="normal" style:font-name-complex="David CLM1" style:font-style-complex="normal" style:font-weight-complex="normal"/>
    </style:style>
    <style:style style:name="T467" style:family="text">
      <style:text-properties style:font-name="Monospace" fo:font-style="normal" officeooo:rsid="09436ea3" style:font-size-asian="10.5pt" style:font-style-asian="normal" style:font-name-complex="David CLM1" style:font-style-complex="normal" style:font-weight-complex="normal"/>
    </style:style>
    <style:style style:name="T468" style:family="text">
      <style:text-properties style:font-name="Monospace" fo:font-style="normal" officeooo:rsid="09450cea" style:font-size-asian="10.5pt" style:font-style-asian="normal" style:font-name-complex="David CLM1" style:font-style-complex="normal" style:font-weight-complex="normal"/>
    </style:style>
    <style:style style:name="T469" style:family="text">
      <style:text-properties style:font-name="Monospace" fo:font-style="normal" officeooo:rsid="094c9f04" style:font-size-asian="10.5pt" style:font-style-asian="normal" style:font-name-complex="David CLM1" style:font-style-complex="normal" style:font-weight-complex="normal"/>
    </style:style>
    <style:style style:name="T470" style:family="text">
      <style:text-properties style:font-name="Monospace" fo:font-style="normal" officeooo:rsid="094f3b6b" style:font-size-asian="10.5pt" style:font-style-asian="normal" style:font-name-complex="David CLM1" style:font-style-complex="normal" style:font-weight-complex="normal"/>
    </style:style>
    <style:style style:name="T471" style:family="text">
      <style:text-properties style:font-name="Monospace" fo:font-style="normal" officeooo:rsid="096d4036" style:font-size-asian="10.5pt" style:font-style-asian="normal" style:font-name-complex="David CLM1" style:font-style-complex="normal" style:font-weight-complex="normal"/>
    </style:style>
    <style:style style:name="T472" style:family="text">
      <style:text-properties style:font-name="Monospace" fo:font-style="normal" officeooo:rsid="09b262ef" style:font-size-asian="10.5pt" style:font-style-asian="normal" style:font-name-complex="David CLM1" style:font-style-complex="normal" style:font-weight-complex="normal"/>
    </style:style>
    <style:style style:name="T473" style:family="text">
      <style:text-properties style:font-name="Monospace" style:font-name-complex="David CLM1" style:font-weight-complex="normal"/>
    </style:style>
    <style:style style:name="T474" style:family="text">
      <style:text-properties style:font-name="Monospace" officeooo:rsid="08129023" style:font-name-complex="David CLM1" style:font-weight-complex="normal"/>
    </style:style>
    <style:style style:name="T475" style:family="text">
      <style:text-properties style:font-name="Monospace" officeooo:rsid="0818e8e3" style:font-name-complex="David CLM1" style:font-weight-complex="normal"/>
    </style:style>
    <style:style style:name="T476" style:family="text">
      <style:text-properties style:font-name="Monospace" officeooo:rsid="080dcf1f" style:font-name-complex="David CLM1" style:font-weight-complex="normal"/>
    </style:style>
    <style:style style:name="T477" style:family="text">
      <style:text-properties style:font-name="Monospace" officeooo:rsid="08196619" style:font-name-complex="David CLM1" style:font-weight-complex="normal"/>
    </style:style>
    <style:style style:name="T478" style:family="text">
      <style:text-properties style:font-name="Monospace" officeooo:rsid="081911fd" style:font-name-complex="David CLM1" style:font-weight-complex="normal"/>
    </style:style>
    <style:style style:name="T479" style:family="text">
      <style:text-properties style:font-name="Monospace" officeooo:rsid="08115221" style:font-name-complex="David CLM1" style:font-weight-complex="normal"/>
    </style:style>
    <style:style style:name="T480" style:family="text">
      <style:text-properties style:font-name="Monospace" officeooo:rsid="092bb3a0" style:font-name-complex="David CLM1" style:font-weight-complex="normal"/>
    </style:style>
    <style:style style:name="T481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482" style:family="text">
      <style:text-properties style:font-name="Monospace" fo:font-weight="bold" officeooo:rsid="082bddad" style:font-size-asian="10.5pt" style:font-weight-asian="bold" style:font-name-complex="David CLM1" style:font-weight-complex="bold"/>
    </style:style>
    <style:style style:name="T483" style:family="text">
      <style:text-properties style:font-name="Monospace" fo:font-weight="bold" officeooo:rsid="0989aa68" style:font-size-asian="10.5pt" style:font-weight-asian="bold" style:font-name-complex="David CLM1" style:font-weight-complex="bold"/>
    </style:style>
    <style:style style:name="T484" style:family="text">
      <style:text-properties officeooo:rsid="07e8ff00"/>
    </style:style>
    <style:style style:name="T485" style:family="text">
      <style:text-properties officeooo:rsid="07ea4e90"/>
    </style:style>
    <style:style style:name="T486" style:family="text">
      <style:text-properties officeooo:rsid="07ecc692"/>
    </style:style>
    <style:style style:name="T487" style:family="text">
      <style:text-properties officeooo:rsid="08584513"/>
    </style:style>
    <style:style style:name="T488" style:family="text">
      <style:text-properties officeooo:rsid="08dacaba"/>
    </style:style>
    <style:style style:name="T489" style:family="text">
      <style:text-properties officeooo:rsid="08f3af25"/>
    </style:style>
    <style:style style:name="T490" style:family="text">
      <style:text-properties officeooo:rsid="09475e3d"/>
    </style:style>
    <style:style style:name="T491" style:family="text">
      <style:text-properties officeooo:rsid="09483e7b"/>
    </style:style>
    <style:style style:name="T492" style:family="text">
      <style:text-properties officeooo:rsid="09494e82"/>
    </style:style>
    <style:style style:name="T493" style:family="text">
      <style:text-properties officeooo:rsid="094bcde9"/>
    </style:style>
    <style:style style:name="T494" style:family="text">
      <style:text-properties officeooo:rsid="09510a50"/>
    </style:style>
    <style:style style:name="T495" style:family="text">
      <style:text-properties officeooo:rsid="0978f187"/>
    </style:style>
    <style:style style:name="T496" style:family="text">
      <style:text-properties officeooo:rsid="09b262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0" text:outline-level="1">חלוקת-תקציב רציפה</text:h>
      <text:p text:style-name="P10"><text:span text:style-name="T99">ב</text:span><text:span text:style-name="T100">פרק זה נניח, </text:span><text:span text:style-name="T129">שהתקציב </text:span><text:span text:style-name="T130">הכולל ניתן לחלוקה בצורה </text:span><text:span text:style-name="T148">רציפה</text:span><text:span text:style-name="T130">. ישנם נושאים שונים המועמדים לקבל תקציב ("נושא" יכול להיות ארגון כלשהו המעוניין בתמיכה ממשלתית, או באופן כללי יותר: סעיף תקציבי כלשהו), </text:span><text:span text:style-name="T131">והמטרה היא להחליט, איזה אחוז מהתקציב הכולל צריך להקצות לכל אחד מהנושאים הללו.</text:span></text:p>
      <text:p text:style-name="P47"><text:span text:style-name="T61">ה</text:span><text:span text:style-name="T66">גדרת הבעיה</text:span></text:p>
      <text:p text:style-name="P74"><text:span text:style-name="T310">נתונים </text:span><text:span text:style-name="T222">n אזרחים </text:span><text:span text:style-name="T220">ו-</text:span><text:span text:style-name="T156">m נושאים. לכל אזרח </text:span><text:span text:style-name="T157">i </text:span><text:span text:style-name="T226">ונושא j, </text:span><text:span text:style-name="T319">נסמן</text:span><text:span text:style-name="T226"> ב:</text:span><text:span text:style-name="T219"> </text:span><text:span text:style-name="T228">u</text:span><text:span text:style-name="T235">i,j</text:span><text:span text:style-name="T226"> את התועלת שאזרח i מייחס לנושא j. </text:span><text:span text:style-name="T318">לשם פשטות, אנחנו מניחים שהתועלות הן </text:span><text:span text:style-name="T323">בינאריות </text:span><text:span text:style-name="T318">– 0 או 1.</text:span><text:span text:style-name="T226"> </text:span><text:span text:style-name="T227">המשמעות היא, </text:span><text:span text:style-name="T318">ש</text:span><text:span text:style-name="T221">כל אזרח צריך רק לסמן "וי" ליד הנושאים שהוא תומך בהם. עקרונית, אפשר </text:span><text:span text:style-name="T312">לאפשר הצבעות מפורטות יותר, כגון: </text:span><text:span text:style-name="T313">שכל אזרח יוכל </text:span><text:span text:style-name="T312">לדרג את כל הנושאים </text:span><text:span text:style-name="T313">לפי סדר חשיבות</text:span><text:span text:style-name="T312">, או להגיד כמה תקציב בדיוק הוא חושב שצריך להעביר לכל נושא. אבל כש</text:span><text:span text:style-name="T313">מספר הנושאים גדול מאד, הצבעה מפורטת </text:span><text:span text:style-name="T318">כזו</text:span><text:span text:style-name="T313"> עלולה להיות קשה מבחינה מנטלית וטכנית. לכן בשלב זה נסתפק בהצבעות בינאריות (באנגלית: approval voting).</text:span></text:p>
      <text:p text:style-name="P62"><text:span text:style-name="T321">הפלט </text:span><text:span text:style-name="T326">הדרוש הוא חלוקה של </text:span><text:span text:style-name="T327">התקציב בין הנושאים השונים. </text:span><text:span text:style-name="T328">פורמלית, הפלט הוא וקטור </text:span><text:span text:style-name="T330">d</text:span><text:span text:style-name="T328"> באורך m, שבו </text:span><text:span text:style-name="T329">כל הערכים לפחות אפס, וסכומם </text:span><text:span text:style-name="T330">שווה לתקציב הכולל (d</text:span><text:span text:style-name="T238">1</text:span><text:span text:style-name="T330">+...+d</text:span><text:span text:style-name="T238">m</text:span><text:span text:style-name="T330">=</text:span><text:span text:style-name="T340">C</text:span><text:span text:style-name="T330">, כאשר </text:span><text:span text:style-name="T340">C</text:span><text:span text:style-name="T330"> הוא התקציב הכולל).</text:span><text:span text:style-name="T328"> לכל נושא j, המספר </text:span><text:span text:style-name="T330">d</text:span><text:span text:style-name="T237">j</text:span><text:span text:style-name="T328"> מציין את </text:span><text:span text:style-name="T330">התקציב </text:span><text:span text:style-name="T331">שמקבל </text:span><text:span text:style-name="T328">נושא j. </text:span></text:p>
      <text:p text:style-name="P63"><text:span text:style-name="T313">א</text:span><text:span text:style-name="T316">נחנו מניחים שהתועלת, שכל אזרח מפיק מוקטור </text:span><text:span text:style-name="T315">d</text:span><text:span text:style-name="T316"> מסויים, שווה לסכום ה</text:span><text:span text:style-name="T314">תקציב </text:span><text:span text:style-name="T320">המועבר</text:span><text:span text:style-name="T317"> לנושאים שהוא תומך בהם:</text:span></text:p>
      <text:p text:style-name="P55"><text:span text:style-name="T317">u</text:span><text:span text:style-name="T236">i</text:span><text:span text:style-name="T311">(d) = sum[j] </text:span><text:span text:style-name="T362">u</text:span><text:span text:style-name="T251">i,j </text:span><text:span text:style-name="T298">*</text:span><text:span text:style-name="T251"> </text:span><text:span text:style-name="T311">d</text:span><text:span text:style-name="T236">j.</text:span></text:p>
      <text:p text:style-name="P64"><text:span text:style-name="T223">לדוגמה, </text:span><text:span text:style-name="T332">נניח שהעיריה מעוניינת להעביר תקציב לשלושה נושאים: מועדון שחמט, מגרש כדורסל, וספריה. אם </text:span><text:span text:style-name="T168">עמי</text:span><text:span text:style-name="T167"> תומך בשחמט וכדורסל, והתקציב נותן 1000 לשחמט, 2000 לכדורסל ו-4000 לספריה, אז התועלת </text:span><text:span text:style-name="T332">של עמי היא</text:span><text:span text:style-name="T167"> 3000.</text:span></text:p>
      <text:p text:style-name="P99">הוגנות</text:p>
      <text:p text:style-name="P11"><text:span text:style-name="T101">אנחנו רוצים שהתקציב יהיה </text:span><text:span text:style-name="T152">הוגן</text:span><text:span text:style-name="T101">. אבל מה זה בדיוק תקציב הוגן?</text:span></text:p>
      <text:p text:style-name="P11">- תכונה אחת של הוגנות, שאנחנו כבר מכירים, היא <text:span text:style-name="T267">פרופורציונליות</text:span>: התועלת של כל אזרח היא לפחות 1 חלקי n מהתועלת הכללית. <text:span text:style-name="T484">כלומר: לכל אזרח i, התקציב הכולל </text:span><text:span text:style-name="T407">המועבר</text:span><text:span text:style-name="T484"> לנושאים שהוא תומך בהם צריך להיות לפחות </text:span><text:span text:style-name="T410">C/n</text:span><text:span text:style-name="T484">. </text:span><text:span text:style-name="T365">בהקשר של חלוקת תקציב, תכונה זו ידועה גם בשם </text:span><text:span text:style-name="T435">חלק הוגן ליחידים </text:span><text:span text:style-name="T365">(Individual Fair-Share).</text:span><text:span text:style-name="T486"> </text:span></text:p>
      <text:p text:style-name="P11"><text:span text:style-name="T485">התכונה הזאת </text:span><text:span text:style-name="T364">הכרחית, אבל </text:span><text:span text:style-name="T408">אינה</text:span><text:span text:style-name="T364"> מספיקה. לדוגמה, נניח שיש n=100 אזרחים. מתוכם, 99 אזרחים תומכים בנושא א, ואזרח אחד תומך בנושא ב. התקציב הנותן 1% לנושא א ו-99% לנושא ב </text:span><text:span text:style-name="T366">הוא פרופורציונלי, אבל </text:span><text:span text:style-name="T411">בבירור </text:span><text:span text:style-name="T366">לא הוגן – </text:span><text:span text:style-name="T367">ההוגנות מחייבת לתת חלק גדול יותר מהתקציב לקבוצה הגדולה יותר. </text:span></text:p>
      <text:p text:style-name="P12"><text:span text:style-name="T368">תכונת-הוגנות בסיסית, המתייחסת גם לקבוצות, היא: </text:span><text:span text:style-name="T380">ל</text:span><text:span text:style-name="T369">כל קבוצת-אזרחים </text:span><text:span text:style-name="T378">K</text:span><text:span text:style-name="T369"> בגודל k, שהדעות שלהם זהות (= הם תומכים באותם נושאים), </text:span><text:span text:style-name="T381">יש לתת</text:span><text:span text:style-name="T370"> לפחות k/n מהתקציב לנושאים </text:span><text:span text:style-name="T379">הנתמכים על-ידי חברי </text:span><text:soft-page-break/><text:span text:style-name="T379">הקבוצה K</text:span><text:span text:style-name="T370">. </text:span><text:span text:style-name="T371">תכונה זו נקראת </text:span><text:span text:style-name="T436">חלק-הוגן לקבוצות אחידות </text:span><text:span text:style-name="T372">(Unanimous Fair-Share). </text:span><text:span text:style-name="T373">גם זו תכונה הכרחית, אבל </text:span><text:span text:style-name="T409">אינה </text:span><text:span text:style-name="T373">מספיקה, כי היא מתייחסת רק למקרה נדיר שבו לאזרחים יש דעות </text:span><text:span text:style-name="T374">זהות לגמרי – היא </text:span><text:span text:style-name="T377">אינה</text:span><text:span text:style-name="T374"> אומרת שום דבר </text:span><text:span text:style-name="T375">על המקרה הכללי. </text:span></text:p>
      <text:p text:style-name="P13"><text:span text:style-name="T382">הכללה אפשרית של תכונה זו היא </text:span><text:span text:style-name="T447">חלק-הוגן לקבוצות</text:span><text:span text:style-name="T382"> (Group Fair-Share), </text:span><text:span text:style-name="T376">המוגדרת באופן הבא. </text:span><text:span text:style-name="T381">לכל קבוצת-אזרחים K בגודל k, יש לתת</text:span><text:span text:style-name="T370"> לפחות k/n מהתקציב לנושאים, </text:span><text:span text:style-name="T383">שלפחות </text:span><text:span text:style-name="T437">אחד </text:span><text:span text:style-name="T383">מחברי-הקבוצה K תומך בהם. ניתן להוכיח, ששתי התכונות הקודמות – חלק-הוגן ליחידים וחלק-הוגן לקבוצות אחידות - <text:s/></text:span><text:span text:style-name="T384">נובעות מתכונה זו.</text:span></text:p>
      <text:p text:style-name="P26"><text:span text:style-name="T474">[</text:span><text:span text:style-name="T473">הכללה אחרת היא: </text:span><text:span text:style-name="T446">חלק-הוגן ממוצע </text:span><text:span text:style-name="T473">(Average Fair-Share), המוגדרת באופן הבא: </text:span><text:span text:style-name="T475">ב</text:span><text:span text:style-name="T476">כל קבוצת-אזרחים K בגודל k, </text:span><text:span text:style-name="T475">המסכימים על נושא אחד לפחות – התועלת הממוצעת של חברי-הקבוצה היא לפחות k</text:span><text:span text:style-name="T480">C</text:span><text:span text:style-name="T475">/n</text:span><text:span text:style-name="T477">.</text:span><text:span text:style-name="T475"> </text:span><text:span text:style-name="T478">גם כאן ניתן להוכיח, ש</text:span><text:span text:style-name="T479">שתי התכונות הקודמות – חלק-הוגן ליחידים וחלק-הוגן לקבוצות אחידות - <text:s/></text:span><text:span text:style-name="T474">נובעות מתכונה זו</text:span><text:span text:style-name="T475">].</text:span></text:p>
      <text:p text:style-name="P22"><text:span text:style-name="T384">ה</text:span><text:span text:style-name="T387">אם תמיד קיים תקציב הנותן חלק-הוגן לקבוצות? </text:span><text:span text:style-name="T376">- </text:span><text:span text:style-name="T385">התשובה היא כן, קל מאד למצוא תקציב כזה: נותנים לכל אזרח </text:span><text:span text:style-name="T413">C/n שקלים</text:span><text:span text:style-name="T385">, </text:span><text:span text:style-name="T386">ואומרים לו </text:span><text:span text:style-name="T388">לפזר </text:span><text:span text:style-name="T386">את החלק שלו </text:span><text:span text:style-name="T388">באופן כלשהו בין </text:span><text:span text:style-name="T386">הנושאים שהוא תומך בהם. </text:span><text:span text:style-name="T431">אפשר לקרוא לאלגוריתם הזה "תקצוב אנארכי" – כל אחד עושה מה שהוא רוצה, ללא תיאום. </text:span><text:span text:style-name="T432">אבל זה עלול להיות מאד לא יעיל –</text:span><text:span text:style-name="T434"> כמו שנראה מייד.</text:span></text:p>
      <text:p text:style-name="P51">יעילות</text:p>
      <text:p text:style-name="P23"><text:span text:style-name="T401">תקציב d נקרא </text:span><text:span text:style-name="T441">יעיל פארטו</text:span><text:span text:style-name="T401"> </text:span><text:span text:style-name="T402">אם לא קיים תקציב אחר, הנותן לכל האזרחים תועלת גדולה באותה מידה, ונותן לאזרח אחד לפחות תועלת גדולה יותר.</text:span></text:p>
      <text:p text:style-name="P23"><text:span text:style-name="T132">לשם דוגמה, </text:span><text:span text:style-name="T102">נניח שבעיר מסויימת יש</text:span><text:span text:style-name="T112">נם</text:span><text:span text:style-name="T102"> שלושה מבנים – מגרש כדורסל, מועדון שחמט, </text:span><text:span text:style-name="T103">וספריה ציבורית</text:span><text:span text:style-name="T104">. התחזוקה של כל אחד מהמבנים האלה, לשעה יומית, עולה 1000 ש"ח </text:span><text:span text:style-name="T105">לחודש</text:span><text:span text:style-name="T104">. </text:span><text:span text:style-name="T107">התקציב הכולל הוא 6000, ולשם פשטות נניח שיש רק שני אזרחים – עמי ותמי. </text:span><text:span text:style-name="T106">עמי מעדיף בילויים תחרותיים (כדורסל או שחמט), ותמי מעדיפה בילויים במקומות סגורים (שחמט או ספריה).</text:span></text:p>
      <text:p text:style-name="P23"><text:span text:style-name="T108">אם כל אחד מהם </text:span><text:span text:style-name="T134">יתרום</text:span><text:span text:style-name="T133"> את החלק היחסי שלו (3000) </text:span><text:span text:style-name="T134">ללא </text:span><text:span text:style-name="T108">תיאום, מסתבר שכל אחד יתרום כמות שווה לכל מקום שהוא רוצה לתמוך בו, והתוצאה תהיה: כדורסל = 1.5 שעות ביום, שחמט = 3 שעות ביום, ספריה = 1.5 שעות ביום. </text:span><text:span text:style-name="T109">כתוצאה מכך, לכל אחד מהאזרחים יהיו 4.5 שעות בילוי ביום (1.5+3). </text:span><text:span text:style-name="T110">זה כמובן טוב יותר ממה שכל אחד מהם יכל להשיג לבד עם 3000 ש"ח, אבל זה לא אופטימלי. </text:span><text:span text:style-name="T111">יש אפשרות טובה יותר. האם יש לכם רעיון מהי?</text:span></text:p>
      <text:p text:style-name="P34"><text:span text:style-name="T2">- תשובה: אם גם עמי וגם תמי יתרמו למועדון השחמט, אז יהיה אפשר להפעיל אותו 6 שעות ביום, ואז התועלת של שניהם תהיה 6 – כלומר יש כאן </text:span><text:span text:style-name="T3">שיפור פארטו חזק</text:span><text:span text:style-name="T2"> לעומת המצב שבו כל אחד תורם לבד.</text:span></text:p>
      <text:p text:style-name="P23"><text:span text:style-name="T67">ה</text:span><text:span text:style-name="T70">אם קיים אלגוריתם יעיל-פארטו לחלוקת תקציב? כמובן: </text:span><text:span text:style-name="T69">כל אלגוריתם, הממקסם פונקציה עולה כלשהי של הערכים, הוא יעיל-פארטו. לדוגמה, </text:span><text:span text:style-name="T59">האלגוריתם </text:span><text:span text:style-name="T60">האוטיליטרי</text:span><text:span text:style-name="T68"> (utilitarian) מחשב וקטור </text:span><text:span text:style-name="T71">d</text:span><text:span text:style-name="T17"> שעבורו סכום התועלת של כל </text:span><text:span text:style-name="T18">האזרחים</text:span><text:span text:style-name="T17"> הוא הגדול ביותר:</text:span></text:p>
      <text:p text:style-name="P44"><text:span text:style-name="T17">m</text:span><text:span text:style-name="T4">ax[d] sum[i] u</text:span><text:span text:style-name="T232">i</text:span><text:span text:style-name="T4">(d).</text:span></text:p>
      <text:p text:style-name="P23"><text:span text:style-name="T5">איך מוצאים</text:span><text:span text:style-name="T17"> את </text:span><text:span text:style-name="T71">d</text:span><text:span text:style-name="T5"> הזה? - </text:span><text:span text:style-name="T72">זה קל: </text:span><text:span text:style-name="T73">מעבירים </text:span><text:span text:style-name="T22">את כל </text:span><text:span text:style-name="T5">התקציב </text:span><text:span text:style-name="T85">C</text:span><text:span text:style-name="T5"> </text:span><text:span text:style-name="T23">רק לנושאים, </text:span><text:span text:style-name="T5">שמספר התומכים בהם הוא הגדול ביותר </text:span><text:span text:style-name="T30">(אם יש כמה נושאים כאלה, אז מחלקים את התקציב ביניהם </text:span><text:span text:style-name="T78">באופן שרירותי, או שווה בשווה</text:span><text:span text:style-name="T30">)</text:span><text:span text:style-name="T5">. במקרה הקיצוני, אם יש נושא אחד שתומכים בו, נניח, </text:span><text:span text:style-name="T19">1000 </text:span><text:span text:style-name="T74">אזרחים</text:span><text:span text:style-name="T5">, ובשאר הנושאים תומכים </text:span><text:span text:style-name="T20">9</text:span><text:span text:style-name="T5">99 </text:span><text:span text:style-name="T74">אזרחים</text:span><text:span text:style-name="T5"> או פחות, א</text:span><text:span text:style-name="T21">ז האלגוריתם האוטיליטרי ייתן את כל התקציב לנושא זה, כי כל שקל שמשקיעים </text:span><text:soft-page-break/><text:span text:style-name="T21">בנושא זה </text:span><text:span text:style-name="T73">מגדיל את סכום התועלות ב-</text:span><text:span text:style-name="T19">1000</text:span><text:span text:style-name="T21">, וכל שקל שמשקיעים בנושא אחר </text:span><text:span text:style-name="T23">מגדיל את סכום התועלות בפחות </text:span><text:span text:style-name="T21">מ-</text:span><text:span text:style-name="T19">1000</text:span><text:span text:style-name="T21">. </text:span><text:span text:style-name="T24">האלגוריתם הזה יעיל, אבל </text:span><text:span text:style-name="T75">אינו</text:span><text:span text:style-name="T24"> הוגן </text:span><text:span text:style-name="T39">אפילו ליחידים</text:span><text:span text:style-name="T24">. </text:span></text:p>
      <text:p text:style-name="P50">פריקות</text:p>
      <text:p text:style-name="P35"><text:span text:style-name="T426">כ</text:span><text:span text:style-name="T363">די למצוא תקציב הוגן שהוא גם יעיל, נשתמש בהגדרה הבאה (בהמשך נראה מה הקשר).</text:span></text:p>
      <text:p text:style-name="P21"><text:span text:style-name="T483">הגדרה</text:span><text:span text:style-name="T426">. </text:span><text:span text:style-name="T389">וקטור-תקציב d </text:span><text:span text:style-name="T426">נקרא </text:span><text:span text:style-name="T438">פָּרִיק </text:span><text:span text:style-name="T389">(באנגלית: decomposable), אם ניתן </text:span><text:span text:style-name="T390">לבצע אותו באופן </text:span><text:span text:style-name="T427">הבא: נותנים</text:span><text:span text:style-name="T391"> </text:span><text:span text:style-name="T412">C/n </text:span><text:span text:style-name="T391">לכל אזרח, </text:span><text:span text:style-name="T427">ואומרים </text:span><text:span text:style-name="T391">לו כמה בדיוק להעביר לכל אחד </text:span><text:span text:style-name="T392">מהנושאים שהוא תומך בהם, </text:span><text:span text:style-name="T393">כך שסכום ההעברות שווה בדיוק לווקטור d. </text:span><text:span text:style-name="T433">הגדרה שקולה: תקציב </text:span><text:span text:style-name="T417">פריק </text:span><text:span text:style-name="T433">הוא תקציב ש</text:span><text:span text:style-name="T417">ניתן להציג ע"י מספרים d</text:span><text:span text:style-name="T255">i,j</text:span><text:span text:style-name="T417"> כך ש:</text:span></text:p>
      <text:list xml:id="list2410266397" text:style-name="L1">
        <text:list-item>
          <text:p text:style-name="P103"><text:span text:style-name="T429">For every j in 1,…,m: </text:span><text:span text:style-name="T417"><text:s text:c="3"/>Sum[i=1,…</text:span><text:span text:style-name="T430">,n</text:span><text:span text:style-name="T417">]d</text:span><text:span text:style-name="T255">i,j</text:span><text:span text:style-name="T417"> = d</text:span><text:span text:style-name="T255">j <text:s/></text:span><text:span text:style-name="T299">;</text:span></text:p>
        </text:list-item>
        <text:list-item>
          <text:p text:style-name="P103"><text:span text:style-name="T428">For every i in 1,…,n: <text:s text:c="3"/></text:span><text:span text:style-name="T417">Sum[j=1,…</text:span><text:span text:style-name="T428">,m</text:span><text:span text:style-name="T417">]d</text:span><text:span text:style-name="T255">i,j</text:span><text:span text:style-name="T417"> = C/n ;</text:span></text:p>
        </text:list-item>
        <text:list-item>
          <text:p text:style-name="P104"><text:span text:style-name="T299">F</text:span><text:span text:style-name="T301">or every i, j: <text:s/></text:span><text:span text:style-name="T299">d</text:span><text:span text:style-name="T255">i,j </text:span><text:span text:style-name="T300">&gt; 0 <text:s/>only if u</text:span><text:span text:style-name="T255">i,j </text:span><text:span text:style-name="T300">&gt; 0 <text:s/>.</text:span></text:p>
        </text:list-item>
      </text:list>
      <text:p text:style-name="P27"><text:span text:style-name="T482">מ</text:span><text:span text:style-name="T481">שפט</text:span><text:span text:style-name="T363">. תקציב d נותן חלק-הוגן לקבוצות, אם-ורק-אם הוא פריק.</text:span></text:p>
      <text:p text:style-name="P14"><text:span text:style-name="T440">הוכחה</text:span><text:span text:style-name="T395">. </text:span><text:span text:style-name="T394">כיוון אחד </text:span><text:span text:style-name="T396">קל</text:span><text:span text:style-name="T394">: אם d הוא פריק, אז </text:span><text:span text:style-name="T398">הפירוק שלו נותן לכל</text:span><text:span text:style-name="T397"> קבוצה בגודל k בדיוק k</text:span><text:span text:style-name="T414">C</text:span><text:span text:style-name="T397">/n, </text:span><text:span text:style-name="T398">והכסף מחולק בין הנושאים שחברי הקבוצה תומכים בהם, ולכן התקציב נותן חלק-הוגן לקבוצות.</text:span></text:p>
      <text:p text:style-name="P19"><text:span text:style-name="T416">להוכחת </text:span><text:span text:style-name="T415">הכיוון השני, </text:span><text:span text:style-name="T416">נבנה </text:span><text:span text:style-name="T443">רשת זרימה </text:span><text:span text:style-name="T449">המייצגת את התקציב. </text:span><text:span text:style-name="T450">רשת זרימה </text:span><text:span text:style-name="T449">(flow network) </text:span><text:span text:style-name="T450">היא גרף מכוון, עם צומת מקור המסומן ב-</text:span><text:span text:style-name="T442">s</text:span><text:span text:style-name="T450">, וצומת יעד המסומן ב-</text:span><text:span text:style-name="T442">t</text:span><text:span text:style-name="T450">. לכל קשת יש מספר חיובי המציין את ה</text:span><text:span text:style-name="T442">קיבולת </text:span><text:span text:style-name="T450">שלה. </text:span><text:span text:style-name="T451">הזרם יוצא מהמקור s ומתפצל בין הקשתות, כך שהזרם העובר בכל קשת קטן או שווה לקיבולת שלה.</text:span><text:span text:style-name="T450">סכום הזרם הנכנס לכל צומת (פרט ל-s ו-t) חייב להיות שווה לסכום הזרם היוצא ממנה. </text:span><text:span text:style-name="T454">בהינתן תקציב כלשהו d, </text:span><text:span text:style-name="T452">נבנה רשת-</text:span><text:span text:style-name="T455">זרימה</text:span><text:span text:style-name="T452"> באופן הבא:</text:span></text:p>
      <text:list xml:id="list1614127820" text:style-name="L2">
        <text:list-item>
          <text:p text:style-name="P106">כל אחד מהאזרחים i הוא צומת. יש קשת מכוונת מהמקור s אל כל אזרח i; קיבולת הקשת היא C/n – החלק ההוגן של שחקן i.</text:p>
        </text:list-item>
        <text:list-item>
          <text:p text:style-name="P109"><text:span text:style-name="T448">כל אחד מהנושאים j הוא צומת. יש קשת מכוונת מכל אזרח i אל כל נושא j שהוא תומך בו<text:line-break/>(u</text:span><text:span text:style-name="T252">i,j</text:span><text:span text:style-name="T448">=1); </text:span><text:span text:style-name="T453">קיבולת הקשת היא C/n.</text:span></text:p>
        </text:list-item>
        <text:list-item>
          <text:p text:style-name="P110"><text:span text:style-name="T448">יש קשת מכוונת מכל נושא j אל היעד t; קיבולת הקשת היא d</text:span><text:span text:style-name="T252">j</text:span><text:span text:style-name="T448">.</text:span></text:p>
        </text:list-item>
      </text:list>
      <text:p text:style-name="P84"><text:span text:style-name="T456">אם בגרף זה קיימת זרימה, שגודלה הכולל הוא C </text:span><text:span text:style-name="T458">(הגודל המירבי האפשרי), </text:span><text:span text:style-name="T456">אז התקציב d הוא פריק, <text:s/></text:span><text:span text:style-name="T461">כאשר </text:span><text:span text:style-name="T462">כמות הזרם העובר ע</text:span><text:span text:style-name="T456">ל כל קשת מאזרח i לנושא j </text:span><text:span text:style-name="T462">הוא </text:span><text:span text:style-name="T461">הרכיב </text:span><text:span text:style-name="T457">d</text:span><text:span text:style-name="T253">i,j</text:span><text:span text:style-name="T457"> <text:s/></text:span><text:span text:style-name="T462">בפירוק.</text:span></text:p>
      <text:p text:style-name="P85"><text:span text:style-name="T444">הוכחה</text:span><text:span text:style-name="T462">: </text:span><text:span text:style-name="T460">גודל הזרימה הוא C, </text:span><text:span text:style-name="T462">ולכן </text:span><text:span text:style-name="T460">גודל הזרימה על כל קשת מהמקור לאזרח כלשהו חייב להיות C/n. </text:span><text:span text:style-name="T463">מתכונות הזרימה בצמתים של האזרחים נובע: <text:s/></text:span><text:span text:style-name="T459">Sum[</text:span><text:span text:style-name="T471">j</text:span><text:span text:style-name="T459">]d</text:span><text:span text:style-name="T254">i,j</text:span><text:span text:style-name="T459"> = C/n . </text:span><text:span text:style-name="T463">מתכונות הזרימה בצמתים של הנושאים נובע: </text:span><text:span text:style-name="T459">Sum[</text:span><text:span text:style-name="T471">i</text:span><text:span text:style-name="T459">]d</text:span><text:span text:style-name="T254">i,j</text:span><text:span text:style-name="T459"> = d</text:span><text:span text:style-name="T254">j</text:span><text:span text:style-name="T463">. <text:s/>לכן הזרימה אכן מייצגת פירוק של התקציב d. **</text:span></text:p>
      <text:p text:style-name="P86"><text:span text:style-name="T460">כ</text:span><text:span text:style-name="T464">די להוכיח שקיימת זרימה שגודלה הכולל הוא C, נשתמש במשפט </text:span><text:span text:style-name="T415">ידוע מתורת הגרפים: משפט </text:span><text:span text:style-name="T442">זרימה-מקסימלית-חתך-מינימלי</text:span><text:span text:style-name="T415"> (max-flow-min-cut). </text:span><text:span text:style-name="T418">המשפט אומר, שגודל הזרימה המקסימלי ברשת שווה לגודל </text:span><text:span text:style-name="T465">החתך המינימלי</text:span><text:span text:style-name="T418">. </text:span><text:span text:style-name="T445">חתך </text:span><text:span text:style-name="T466">ברשת זרימה הוא חלוקה של הצמתים לשתי קבוצות, קבוצה א כוללת את המקור וקבוצה ב כוללת את היעד. </text:span><text:span text:style-name="T445">גודל החתך </text:span><text:span text:style-name="T466">הוא סכום הקיבולות של הקשתות העוברות מצומת בקבוצה א לצומת בקבוצה ב. המשפט אומר, שגודל החתך </text:span><text:span text:style-name="T445">הקטן</text:span><text:span text:style-name="T466"> ביותר שווה לגודל הזרימה </text:span><text:soft-page-break/><text:span text:style-name="T445">הגדולה</text:span><text:span text:style-name="T466"> ביותר. </text:span><text:span text:style-name="T467">לכן, כדי להוכיח שקיימת זרימה בגודל C, נוכיח, </text:span><text:span text:style-name="T468">שכאשר התקציב הוא הוגן לקבוצות, <text:s/></text:span><text:span text:style-name="T467">גודלו של כל חתך </text:span><text:span text:style-name="T468">ברשת </text:span><text:span text:style-name="T467">הוא לפחות </text:span><text:span text:style-name="T468">C. </text:span><text:span text:style-name="T469">בהינתן חתך כלשהו, נחלק את האזרחים לשלושה סוגים:</text:span></text:p>
      <text:list xml:id="list56152233" text:style-name="L3">
        <text:list-item>
          <text:p text:style-name="P111"><text:span text:style-name="T448">אזרחים בקבוצה א, התומכים רק בנושאים מקבוצה א </text:span><text:span text:style-name="T472">(= הקבוצה הכוללת את המקור)</text:span><text:span text:style-name="T448">; נסמן את מספרם ב: a</text:span><text:span text:style-name="T252">1</text:span><text:span text:style-name="T448">.</text:span></text:p>
        </text:list-item>
        <text:list-item>
          <text:p text:style-name="P111"><text:span text:style-name="T448">אזרחים בקבוצה א, התומכים בנושא אחד לפחות </text:span><text:span text:style-name="T470">מ</text:span><text:span text:style-name="T448">הנושאים בקבוצה ב; נסמן את מספרם ב: a</text:span><text:span text:style-name="T252">2</text:span><text:span text:style-name="T448">.</text:span></text:p>
        </text:list-item>
        <text:list-item>
          <text:p text:style-name="P107">אזרחים בקבוצה ב <text:span text:style-name="T496">(= הקבוצה הכוללת את היעד)</text:span>; נסמן את מספרים ב: b.</text:p>
        </text:list-item>
      </text:list>
      <text:p text:style-name="P87">כל חתך כולל קשתות מכמה סוגים:</text:p>
      <text:list xml:id="list2247085109" text:style-name="L4">
        <text:list-item>
          <text:p text:style-name="P108">קשתות מהמקור <text:span text:style-name="T491">א</text:span>ל <text:span text:style-name="T493">ה</text:span>אזרחים בקבוצה ב; <text:span text:style-name="T490">הקיבולת הכוללת שלהן היא bC/n.</text:span></text:p>
        </text:list-item>
        <text:list-item>
          <text:p text:style-name="P112"><text:span text:style-name="T419">קשתות מ</text:span><text:span text:style-name="T421">ה</text:span><text:span text:style-name="T419">אזרחים בקבוצה א </text:span><text:span text:style-name="T421">א</text:span><text:span text:style-name="T419">ל </text:span><text:span text:style-name="T421">ה</text:span><text:span text:style-name="T419">נושאים בקבוצה ב; </text:span><text:span text:style-name="T420">הקיבולת הכוללת שלהן לפחות a</text:span><text:span text:style-name="T256">2</text:span><text:span text:style-name="T420">C/n.</text:span></text:p>
        </text:list-item>
        <text:list-item>
          <text:p text:style-name="P113"><text:span text:style-name="T419">קשתות מנושאים בקבוצה א </text:span><text:span text:style-name="T422">א</text:span><text:span text:style-name="T419">ל </text:span><text:span text:style-name="T422">ה</text:span><text:span text:style-name="T419">יעד. </text:span><text:span text:style-name="T423">הקיבולת הכוללת שלהן שווה לתקציב הכולל המועבר לנושאים בקבוצה א. </text:span><text:span text:style-name="T424">כיוון שהתקציב d הוא הוגן לקבוצות, הוא חייב לתת לאזרחים בקבוצה א, התומכים רק בנושאים מקבוצה א, תקציב כולל לפחות </text:span><text:span text:style-name="T420">a</text:span><text:span text:style-name="T257">1</text:span><text:span text:style-name="T420">C/n</text:span><text:span text:style-name="T424">. לכן הקיבולת הכוללת של קשתות אלו היא לפחות </text:span><text:span text:style-name="T420">a</text:span><text:span text:style-name="T257">1</text:span><text:span text:style-name="T420">C/n</text:span><text:span text:style-name="T424">.</text:span></text:p>
        </text:list-item>
      </text:list>
      <text:p text:style-name="P88"><text:span text:style-name="T363">כשמחברים את כל הקיבולות, </text:span><text:span text:style-name="T425">מקבלים:</text:span></text:p>
      <text:p text:style-name="P90"><text:span text:style-name="T490">bC/n </text:span><text:span text:style-name="T494">+ </text:span><text:span text:style-name="T492">a</text:span><text:span text:style-name="T259">2</text:span><text:span text:style-name="T492">C/n </text:span><text:span text:style-name="T494">+ <text:s/></text:span><text:span text:style-name="T492">a</text:span><text:span text:style-name="T260">1</text:span><text:span text:style-name="T492">C/n </text:span><text:span text:style-name="T494">= nC/n = C.</text:span></text:p>
      <text:p text:style-name="P28"><text:span text:style-name="T425">לכן גודל החתך המינימלי לפחות C, ולכן קיימת זרימה בגודל C. <text:s text:c="2"/></text:span><text:span text:style-name="T399">***</text:span></text:p>
      <text:p text:style-name="P15"><text:span text:style-name="T393">יתרון גדול של תקציב פריק הוא </text:span><text:span text:style-name="T439">שקיפות –</text:span><text:span text:style-name="T393"> כל אזרח יכול לוודא, שהחלק שלו בתקציב אכן מועבר לנושאים שהוא תומך בהם. </text:span><text:span text:style-name="T400">זו סיבה נוספת </text:span><text:span text:style-name="T403">לדרוש</text:span><text:span text:style-name="T400">, </text:span><text:span text:style-name="T403">שאלגוריתם חלוקת-התקציב שלנו ייתן </text:span><text:span text:style-name="T400">חלק-הוגן לקבוצות.</text:span></text:p>
      <text:p text:style-name="P29"/>
      <text:p text:style-name="P7">הוגנות ויעילות</text:p>
      <text:p text:style-name="P8"><text:span text:style-name="T28">האם קיים אלגוריתם לחלוקת תקציב, שהוא גם הוגן לקבוצות וגם יעיל פארטו? התשובה היא כן. </text:span><text:span text:style-name="T26">האלגוריתם נקרא על-שם ג'ון נאש (Nash), שחשב על הרעיון לראשונה בהקשר אחר. אלגוריתם נאש מוצא וקטור-תקציב הממקסם את </text:span><text:span text:style-name="T65">מכפלת התועלות </text:span><text:span text:style-name="T29">של כל האזרחים. באותיות:</text:span></text:p>
      <text:p text:style-name="P36"><text:span text:style-name="T54">m</text:span><text:span text:style-name="T53">ax[d] </text:span><text:span text:style-name="T86">product</text:span><text:span text:style-name="T53">[i] u</text:span><text:span text:style-name="T234">i</text:span><text:span text:style-name="T53">(d)</text:span><text:span text:style-name="T55">.</text:span></text:p>
      <text:p text:style-name="P9"><text:span text:style-name="T27">כידוע, סכום של לוגריתמים שווה לוגריתם של המכפלה; לכן</text:span><text:span text:style-name="T76">, דרך שקולה לתאר את אלגוריתם נאש היא: מיקסום </text:span><text:span text:style-name="T64">סכום הלוגריתמים</text:span><text:span text:style-name="T25"> </text:span><text:span text:style-name="T26">של </text:span><text:span text:style-name="T77">התועלות:</text:span></text:p>
      <text:p text:style-name="P43"><text:span text:style-name="T17">m</text:span><text:span text:style-name="T4">ax[d] sum[i] </text:span><text:span text:style-name="T27">log(</text:span><text:span text:style-name="T4">u</text:span><text:span text:style-name="T232">i</text:span><text:span text:style-name="T4">(d)</text:span><text:span text:style-name="T27">).</text:span></text:p>
      <text:p text:style-name="P30">מיקסום סכום של לוגריתמים הוא בעיית אופטימיזציה קמורה, ולכן ניתן לפתור אותה ביעילות, למשל בעזרת הספריה cvxpy; ראו דוגמה בתיקיית הקוד.</text:p>
      <text:p text:style-name="P83"><text:span text:style-name="T89">תקציב הממקסם את סכום הלוגריתמים הוא כמובן יעיל-פארטו – כל מצב הממקסם סכום של פונקציה עולה כלשהי של הערכים הוא יעיל-פאר</text:span><text:span text:style-name="T87">ט</text:span><text:span text:style-name="T89">ו </text:span><text:span text:style-name="T87">(הוכחנו בשיעור 2). </text:span><text:span text:style-name="T90">לפני שנוכיח שהוא הוגן, </text:span><text:span text:style-name="T406">נדגים את האלגוריתמים שראינו עד כה על מצב שבו </text:span>יש 4 נושאים ו-5 אזרחים, התקציב הכולל הוא 500, והאזרחים תומכים בנושאים הבאים: <text:span text:style-name="T229">אב</text:span>, <text:span text:style-name="T229">אג</text:span>, <text:span text:style-name="T229">אד</text:span>, <text:span text:style-name="T229">בג</text:span>, <text:span text:style-name="T229">א</text:span>. </text:p>
      <text:list xml:id="list139225100" text:style-name="L5">
        <text:list-item>
          <text:p text:style-name="P115"><text:soft-page-break/><text:span text:style-name="T261">התקציב ה"אנארכי" (ללא תיאום), כשכל אזרח מחלק את החלק שלו שווה בשווה בין הנושאים שהוא תומך בהם, הוא: <text:s/>(250, 100, 100, 50). </text:span><text:span text:style-name="T262">הוא הוגן </text:span><text:span text:style-name="T266">לקבוצות</text:span><text:span text:style-name="T262">, </text:span><text:span text:style-name="T264">כי הוא פריק, </text:span><text:span text:style-name="T262">אבל </text:span><text:span text:style-name="T265">אינו </text:span><text:span text:style-name="T262">יעיל. למשל, אם נעביר את ה-50 מנושא ד לנושא א, התועלת של אזרחים 1, 2, 5 תגדל, והתועלת של אזרחים 3, 4 לא תשתנה.</text:span></text:p>
        </text:list-item>
        <text:list-item>
          <text:p text:style-name="P116"><text:span text:style-name="T261">התקציב האוטיליטרי הוא: (500, 0, 0, 0) – כי הכי הרבה אזרחים תומכים בנושא א.</text:span><text:span text:style-name="T263"> הוא יעיל פארטו, אבל אינו הוגן.</text:span></text:p>
        </text:list-item>
        <text:list-item>
          <text:p text:style-name="P114"><text:span text:style-name="T193">התקציב </text:span><text:span text:style-name="T341">הממקסם את מכפלת הערכים הוא (לפי הקוד)</text:span><text:span text:style-name="T193">:</text:span><text:span text:style-name="T194"> (370, 65, 65, 0). </text:span><text:span text:style-name="T195">הוא יעיל פארטו </text:span><text:span text:style-name="T196">כי הוא ממקסם פונקציה עולה. כדי לראות שהוא הוגן לקבוצות, נראה שהוא פריק. ניתן לפרק אותו באופן הבא:</text:span></text:p>
          <text:list>
            <text:list-item>
              <text:p text:style-name="P118"><text:span text:style-name="T196">א</text:span><text:span text:style-name="T185">זרח 1 נותן 85 לנושא א ו-15 לנושא ב.</text:span></text:p>
            </text:list-item>
            <text:list-item>
              <text:p text:style-name="P119">אזרח 2 נותן 85 לנושא א ו-15 לנושא ג.</text:p>
            </text:list-item>
            <text:list-item>
              <text:p text:style-name="P119">אזרח 3 נותן 100 לנושא א.</text:p>
            </text:list-item>
            <text:list-item>
              <text:p text:style-name="P119">אזרח 4 נותן 50 לנושא ב ו-50 לנושא ג.</text:p>
            </text:list-item>
            <text:list-item>
              <text:p text:style-name="P119">אזרח 5 נותן 100 לנושא א.</text:p>
            </text:list-item>
          </text:list>
        </text:list-item>
        <text:list-item>
          <text:p text:style-name="P117">ניתן לראות, שסכום כל ההעברות שווה בדיוק לתקציב (370, 65, 65, 0), לכן התקציב פריק, ולכן הוא הוגן לקבוצות.</text:p>
        </text:list-item>
      </text:list>
      <text:p text:style-name="P89">עכשיו נוכיח שזה נכון באופן כללי.</text:p>
      <text:p text:style-name="P16"><text:span text:style-name="T94">משפט</text:span><text:span text:style-name="T88">. כל תקציב הממקסם את סכום הלוגריתמים הוא פריק </text:span><text:span text:style-name="T91">(</text:span><text:span text:style-name="T88">ולכן גם נותן חלק-הוגן לקבוצות</text:span><text:span text:style-name="T91">)</text:span><text:span text:style-name="T88">.</text:span></text:p>
      <text:p text:style-name="P93"><text:span text:style-name="T164">ה</text:span><text:span text:style-name="T165">וכחה</text:span><text:span text:style-name="T197">. </text:span><text:span text:style-name="T344">נניח שהתקציב d ממקסם את סכום הלוגריתמים. משמעות הדבר היא, שכל העברה של כסף מנושא כלשהו לנושא אחר, לא תגדיל את סכום הלוגריתמים. </text:span><text:span text:style-name="T352">נ</text:span><text:span text:style-name="T344">ניח שאנחנו מעבירים סכום <text:s/></text:span><text:span text:style-name="T352">אינפיניטיסימלי </text:span><text:span text:style-name="T353">לנושא x</text:span><text:span text:style-name="T352">. התרומה השולית של סכום-כסף זה לתועלת של כל שחקן i </text:span><text:span text:style-name="T353">היא u</text:span><text:span text:style-name="T247">i,x</text:span><text:span text:style-name="T353"> (תועלת ליחידת כסף). </text:span><text:span text:style-name="T357">התרומה השולית שלו לפונקציה f של התועלת נתונה ע"י הנגזרת: <text:s/>u</text:span><text:span text:style-name="T248">i,x</text:span><text:span text:style-name="T357">*</text:span><text:span text:style-name="T346">f'(</text:span><text:span text:style-name="T345">u</text:span><text:span text:style-name="T242">i</text:span><text:span text:style-name="T297">(d)</text:span><text:span text:style-name="T346">). בפרט, כאשר f היא לוגריתם, </text:span><text:span text:style-name="T354">התרומה השולית היא: <text:s/></text:span><text:span text:style-name="T357">u</text:span><text:span text:style-name="T248">i,x</text:span><text:span text:style-name="T296">/</text:span><text:span text:style-name="T345">u</text:span><text:span text:style-name="T242">i</text:span><text:span text:style-name="T297">(d)</text:span><text:span text:style-name="T246">. <text:s/></text:span><text:span text:style-name="T355">התרומה השולית ל</text:span><text:span text:style-name="T324">ס</text:span><text:span text:style-name="T325">כום </text:span><text:span text:style-name="T348">הלוגריתמים ה</text:span><text:span text:style-name="T356">י</text:span><text:span text:style-name="T348">א:</text:span></text:p>
      <text:p text:style-name="P76"><text:span text:style-name="T347"><text:s text:c="3"/>Sum[i] </text:span><text:span text:style-name="T345">u</text:span><text:span text:style-name="T242">i,</text:span><text:span text:style-name="T249">x</text:span><text:span text:style-name="T345">/u</text:span><text:span text:style-name="T242">i</text:span><text:span text:style-name="T345">(d)</text:span><text:span text:style-name="T349">.</text:span></text:p>
      <text:p text:style-name="P92"><text:span text:style-name="T208">כיוון ש-d ממקסם את סכום </text:span><text:span text:style-name="T206">הלוגריתמים, </text:span><text:span text:style-name="T209">התרומה השולית היא שווה לכל הנושאים, ולכן</text:span><text:span text:style-name="T207"> </text:span><text:span text:style-name="T350">לכל נושא </text:span><text:span text:style-name="T358">x</text:span><text:span text:style-name="T350">, הביטוי הבא הוא קבוע </text:span><text:span text:style-name="T351">שאינו</text:span><text:span text:style-name="T350"> תלוי ב-</text:span><text:span text:style-name="T358">x</text:span><text:span text:style-name="T350">; </text:span><text:span text:style-name="T351">נסמנו באות </text:span><text:span text:style-name="T360">Z</text:span><text:span text:style-name="T351">:</text:span></text:p>
      <text:p text:style-name="P75"><text:span text:style-name="T361">Z</text:span><text:span text:style-name="T359"> := </text:span><text:span text:style-name="T347">Sum[i] </text:span><text:span text:style-name="T345">u</text:span><text:span text:style-name="T242">i,</text:span><text:span text:style-name="T250">x</text:span><text:span text:style-name="T345">/u</text:span><text:span text:style-name="T242">i</text:span><text:span text:style-name="T345">(d).</text:span></text:p>
      <text:p text:style-name="P78"/>
      <text:p text:style-name="P77">עכשיו נראה איך בדיוק אפשר לפרק את התקציב d. נסמן:</text:p>
      <text:p text:style-name="P94"><text:span text:style-name="T277">d</text:span><text:span text:style-name="T243">i,j</text:span><text:span text:style-name="T277"> := </text:span><text:span text:style-name="T275">(</text:span><text:span text:style-name="T276">C</text:span><text:span text:style-name="T274">/</text:span><text:span text:style-name="T275">n)</text:span><text:span text:style-name="T274">*</text:span><text:span text:style-name="T275">(</text:span><text:span text:style-name="T272">d</text:span><text:span text:style-name="T244">j</text:span><text:span text:style-name="T278">*u</text:span><text:span text:style-name="T244">i,j</text:span><text:span text:style-name="T273">/u</text:span><text:span text:style-name="T241">i</text:span><text:span text:style-name="T273">(</text:span><text:span text:style-name="T272">d</text:span><text:span text:style-name="T273">)</text:span><text:span text:style-name="T275">)</text:span></text:p>
      <text:p text:style-name="P79"><text:span text:style-name="T279">נ</text:span><text:span text:style-name="T271">ראה שמתקיימת ההגדרה של פירוק. </text:span></text:p>
      <text:p text:style-name="P80">א. לכל שחקן i, מתקיים:</text:p>
      <text:p text:style-name="P37"><text:span text:style-name="T271">Sum[</text:span><text:span text:style-name="T283">j</text:span><text:span text:style-name="T271">]d</text:span><text:span text:style-name="T240">i,j</text:span><text:span text:style-name="T271"> = </text:span><text:span text:style-name="T284">(</text:span><text:span text:style-name="T271">C/n</text:span><text:span text:style-name="T284">)</text:span><text:span text:style-name="T271"> * Sum[</text:span><text:span text:style-name="T283">j</text:span><text:span text:style-name="T271">]</text:span><text:span text:style-name="T280">(</text:span><text:span text:style-name="T272">d</text:span><text:span text:style-name="T244">j</text:span><text:span text:style-name="T278">*u</text:span><text:span text:style-name="T244">i,j</text:span><text:span text:style-name="T283">) * (1</text:span><text:span text:style-name="T273">/u</text:span><text:span text:style-name="T241">i</text:span><text:span text:style-name="T273">(</text:span><text:span text:style-name="T272">d</text:span><text:span text:style-name="T273">)</text:span><text:span text:style-name="T275">)</text:span><text:span text:style-name="T295">­</text:span></text:p>
      <text:p text:style-name="P45"><text:span text:style-name="T275"><text:s text:c="10"/>= </text:span><text:span text:style-name="T284">(</text:span><text:span text:style-name="T275">C/n</text:span><text:span text:style-name="T284">)</text:span><text:span text:style-name="T275"> * </text:span><text:span text:style-name="T273">u</text:span><text:span text:style-name="T241">i</text:span><text:span text:style-name="T273">(</text:span><text:span text:style-name="T272">d</text:span><text:span text:style-name="T273">)</text:span><text:span text:style-name="T283"> * (1</text:span><text:span text:style-name="T273">/u</text:span><text:span text:style-name="T241">i</text:span><text:span text:style-name="T273">(</text:span><text:span text:style-name="T272">d</text:span><text:span text:style-name="T273">)</text:span><text:span text:style-name="T275">) <text:s/></text:span><text:span text:style-name="T284">= C/n.</text:span></text:p>
      <text:p text:style-name="P46"><text:soft-page-break/></text:p>
      <text:p text:style-name="P31">ב. לכל נושא j, מתקיים:</text:p>
      <text:p text:style-name="P38"><text:span text:style-name="T281">Sum[</text:span><text:span text:style-name="T282">i</text:span><text:span text:style-name="T281">]d</text:span><text:span text:style-name="T245">i,j</text:span><text:span text:style-name="T281"> </text:span><text:span text:style-name="T284">= </text:span><text:span text:style-name="T275">(</text:span><text:span text:style-name="T276">C</text:span><text:span text:style-name="T274">/</text:span><text:span text:style-name="T275">n) </text:span><text:span text:style-name="T274">* </text:span><text:span text:style-name="T275">(</text:span><text:span text:style-name="T272">d</text:span><text:span text:style-name="T244">j</text:span><text:span text:style-name="T285">) </text:span><text:span text:style-name="T278">* </text:span><text:span text:style-name="T286">(</text:span><text:span text:style-name="T281">Sum[</text:span><text:span text:style-name="T282">i</text:span><text:span text:style-name="T281">] </text:span><text:span text:style-name="T278">u</text:span><text:span text:style-name="T244">i,j</text:span><text:span text:style-name="T273">/u</text:span><text:span text:style-name="T241">i</text:span><text:span text:style-name="T273">(</text:span><text:span text:style-name="T272">d</text:span><text:span text:style-name="T273">)</text:span><text:span text:style-name="T275">)</text:span></text:p>
      <text:p text:style-name="P39"><text:span text:style-name="T284"><text:s text:c="10"/>= </text:span><text:span text:style-name="T275">(</text:span><text:span text:style-name="T276">C</text:span><text:span text:style-name="T274">/</text:span><text:span text:style-name="T275">n) </text:span><text:span text:style-name="T274">* </text:span><text:span text:style-name="T275">(</text:span><text:span text:style-name="T272">d</text:span><text:span text:style-name="T244">j</text:span><text:span text:style-name="T285">) </text:span><text:span text:style-name="T278">* </text:span><text:span text:style-name="T287">Z</text:span></text:p>
      <text:p text:style-name="P24"><text:span text:style-name="T288">א</text:span><text:span text:style-name="T293">ם נסכם את הביטוי הזה על כל הנושאים j נקבל:</text:span></text:p>
      <text:p text:style-name="P41"><text:span text:style-name="T281">Sum[</text:span><text:span text:style-name="T282">i,</text:span><text:span text:style-name="T293">j</text:span><text:span text:style-name="T281">]d</text:span><text:span text:style-name="T245">i,j</text:span><text:span text:style-name="T281"> </text:span><text:span text:style-name="T284">= </text:span><text:span text:style-name="T275">(</text:span><text:span text:style-name="T276">C</text:span><text:span text:style-name="T274">/</text:span><text:span text:style-name="T275">n) </text:span><text:span text:style-name="T274">* </text:span><text:span text:style-name="T293">Sum[j](</text:span><text:span text:style-name="T272">d</text:span><text:span text:style-name="T244">j</text:span><text:span text:style-name="T285">) </text:span><text:span text:style-name="T278">* </text:span><text:span text:style-name="T287">Z <text:s/></text:span><text:span text:style-name="T293">= <text:s/></text:span><text:span text:style-name="T275">(</text:span><text:span text:style-name="T276">C</text:span><text:span text:style-name="T274">/</text:span><text:span text:style-name="T275">n) </text:span><text:span text:style-name="T274">* </text:span><text:span text:style-name="T293">C</text:span><text:span text:style-name="T285"> </text:span><text:span text:style-name="T278">* </text:span><text:span text:style-name="T287">Z</text:span></text:p>
      <text:p text:style-name="P25"><text:span text:style-name="T289">כ</text:span><text:span text:style-name="T294">י סכום כל סעיפי התקציב הוא בדיוק C. אבל </text:span><text:span text:style-name="T289">לפי סעיף א למעלה</text:span><text:span text:style-name="T288">:</text:span></text:p>
      <text:p text:style-name="P42"><text:span text:style-name="T281">Sum[</text:span><text:span text:style-name="T282">i,</text:span><text:span text:style-name="T293">j</text:span><text:span text:style-name="T281">]d</text:span><text:span text:style-name="T245">i,j</text:span><text:span text:style-name="T281"> </text:span><text:span text:style-name="T284">= </text:span><text:span text:style-name="T294">Sum[i] (C/n) = C</text:span></text:p>
      <text:p text:style-name="P24"><text:span text:style-name="T291">מכאן </text:span><text:span text:style-name="T290">ניתן להסיק ש: Z = n/C, </text:span><text:span text:style-name="T291">ולכן:</text:span></text:p>
      <text:p text:style-name="P40"><text:span text:style-name="T281">Sum[</text:span><text:span text:style-name="T282">i</text:span><text:span text:style-name="T281">]d</text:span><text:span text:style-name="T245">i,j</text:span><text:span text:style-name="T281"> </text:span><text:span text:style-name="T284">= </text:span><text:span text:style-name="T272">d</text:span><text:span text:style-name="T244">j</text:span><text:span text:style-name="T284">.</text:span></text:p>
      <text:p text:style-name="P32">ג. לכל i,j מתקיים:</text:p>
      <text:p text:style-name="P95"><text:span text:style-name="T277">d</text:span><text:span text:style-name="T243">i,j </text:span><text:span text:style-name="T292">&gt; 0 <text:s/>only if <text:s/>u</text:span><text:span text:style-name="T243">i,j </text:span><text:span text:style-name="T292">&gt; 0 .</text:span></text:p>
      <text:p text:style-name="P81">הראינו פירוק של התקציב, מכאן שהתקציב פריק, ומכאן שהוא הוגן לקבוצות. ***</text:p>
      <text:p text:style-name="P6"><text:span text:style-name="T61">ג</text:span><text:span text:style-name="T1">ילוי אמת</text:span></text:p>
      <text:p text:style-name="Standard"/>
      <text:p text:style-name="P53">בנוסף להוגנות ויעילות, אנחנו רוצים שהאלגוריתם יהיה מגלה-אמת (truthful), כלומר: <text:span text:style-name="T487">לכל אזרח i <text:s/>כדאי לגלות את הקבוצה האמיתית A</text:span><text:span text:style-name="T258">i</text:span><text:span text:style-name="T487"> </text:span><text:span text:style-name="T404">של נושאים</text:span><text:span text:style-name="T487"> תומך בהם, לא משנה מה אומרים האזרחים האחרים. תכונה זו תבטיח שהאזרחים יוכלו להשתתף באלגוריתם בלי </text:span><text:span text:style-name="T405">לבזבז אנרגיה על שיקולים אסטרטגיים</text:span><text:span text:style-name="T487">.</text:span></text:p>
      <text:p text:style-name="P57"><text:span text:style-name="T224">ה</text:span><text:span text:style-name="T225">אלגוריתם האנארכי הוא כמובן מגלה-אמת, שהרי כל אזרח מחלק את החלק שלו איך שהוא רוצה. </text:span></text:p>
      <text:p text:style-name="P56"><text:span text:style-name="T218">מ</text:span><text:span text:style-name="T217">שפט</text:span><text:span text:style-name="T155">. האלגוריתם האוטיליטרי מגלה-אמת.</text:span></text:p>
      <text:p text:style-name="P96"><text:span text:style-name="T159">הוכחה.</text:span><text:span text:style-name="T169"> </text:span><text:span text:style-name="T170">צריך להוכיח, שאזרח i המשנה את הקבוצה A</text:span><text:span text:style-name="T233">i</text:span><text:span text:style-name="T170"> <text:s/>שלו, </text:span><text:span text:style-name="T178">אינו </text:span><text:span text:style-name="T170">מגדיל את התועלת שלו, כלומר </text:span><text:span text:style-name="T173">אינו</text:span><text:span text:style-name="T170"> מגדיל את התקציב המועבר לנושאים בקבוצה A</text:span><text:span text:style-name="T233">i</text:span><text:span text:style-name="T170"> <text:s/>המקורית שלו. נבדוק שני מקרים: (א) האזרח </text:span><text:span text:style-name="T158">מסתיר </text:span><text:span text:style-name="T170">נושא מסויים הנמצא ב-A</text:span><text:span text:style-name="T233">i</text:span><text:span text:style-name="T170"> . כתוצאה מכך, מספר התומכים של נושא זה קט</text:span><text:span text:style-name="T174">ֵ</text:span><text:span text:style-name="T170">ן ב-1, ומספר התומכים של שאר הנושאים ב-A</text:span><text:span text:style-name="T233">i</text:span><text:span text:style-name="T170"> <text:s/>לא משתנה. האלגוריתם </text:span><text:span text:style-name="T175">האוטיליטרי </text:span><text:span text:style-name="T170">מעביר תקציב רק לנושאים עם מספר תומכים מקסימלי. </text:span><text:span text:style-name="T176">לכן, אם נושא מסויים ב-</text:span><text:span text:style-name="T170">A</text:span><text:span text:style-name="T233">i</text:span><text:span text:style-name="T176"> לא היה מקסימלי קודם, אז הוא לא יהיה מקסימלי גם אחרי ההפח</text:span><text:span text:style-name="T177">ת</text:span><text:span text:style-name="T176">ה. </text:span><text:span text:style-name="T171">(ב) </text:span><text:span text:style-name="T170">האזרח </text:span><text:span text:style-name="T158">מוסיף</text:span><text:span text:style-name="T170"> נושא מסויים שאינו נמצא ב-A</text:span><text:span text:style-name="T233">i</text:span><text:span text:style-name="T170"> <text:s/>האמיתי. <text:s/>כתוצאה מכך, מספר התומכים של אותו נושא (ְשהאזרח לא באמת תומך בו) גדל ב-1. </text:span><text:span text:style-name="T172">לכן, </text:span><text:span text:style-name="T333">שוב, <text:s/></text:span><text:span text:style-name="T334">אם נושא מסויים ב-</text:span><text:span text:style-name="T335">A</text:span><text:span text:style-name="T239">i</text:span><text:span text:style-name="T334"> </text:span><text:span text:style-name="T322">המקורי</text:span><text:span text:style-name="T333"> </text:span><text:span text:style-name="T334">לא היה מקסימלי קודם <text:s/>אז הוא לא יהיה מקסימלי גם אחרי </text:span><text:span text:style-name="T336">ההוספה של נושא לא-אמיתי. ***</text:span></text:p>
      <text:p text:style-name="P91"><text:span text:style-name="T213">מ</text:span><text:span text:style-name="T214">שפט</text:span><text:span text:style-name="T198">. אלגוריתם נאש אינו מגלה-אמת.</text:span></text:p>
      <text:p text:style-name="P82"><text:soft-page-break/><text:span text:style-name="T166">ה</text:span><text:span text:style-name="T161">וכחה</text:span><text:span text:style-name="T185">. </text:span><text:span text:style-name="T199">חישבנו קודם, שאם ההצבעות הן </text:span><text:span text:style-name="T215">אב</text:span><text:span text:style-name="T199">, </text:span><text:span text:style-name="T215">אג</text:span><text:span text:style-name="T199">, </text:span><text:span text:style-name="T215">אד</text:span><text:span text:style-name="T199">, </text:span><text:span text:style-name="T215">בג</text:span><text:span text:style-name="T199">, </text:span><text:span text:style-name="T215">א</text:span><text:span text:style-name="T199">, אז התקציב הממקסם-מכפלה הוא </text:span><text:span text:style-name="T194">(370, 65, 65, 0). </text:span><text:span text:style-name="T202">עכשיו נחשב את התקציב הממקסם-מכפלה בדוגמה שניה: </text:span><text:span text:style-name="T212">ב</text:span><text:span text:style-name="T216">ד</text:span><text:span text:style-name="T212">, אג, אד, בג, א</text:span><text:span text:style-name="T192">. </text:span><text:span text:style-name="T202">התוצאה היא: </text:span><text:span text:style-name="T200">(300, 200, 0, 0).</text:span></text:p>
      <text:p text:style-name="P66"><text:span text:style-name="T269">נ</text:span><text:span text:style-name="T270">ניח שהקלט האמיתי הוא כמו בדוגמה הראשונה, </text:span><text:span text:style-name="T342">אבל </text:span><text:span text:style-name="T190">אזרח </text:span><text:span text:style-name="T201">1 </text:span><text:span text:style-name="T190">מחליט, במקום להגיד </text:span><text:span text:style-name="T210">אב,</text:span><text:span text:style-name="T190"> להגיד </text:span><text:span text:style-name="T210">ב</text:span><text:span text:style-name="T211">ד</text:span><text:span text:style-name="T189">, כמו בדוגמה השניה. אז </text:span><text:span text:style-name="T343">אזרח 1</text:span><text:span text:style-name="T189"> מרויח – כשהוא אומר אמת (אב) התועלת שלו היא 370+65=435, וכשהוא אומר לא-אמת (בד) התועלת </text:span><text:span text:style-name="T163">האמיתית </text:span><text:span text:style-name="T191">שלו (סכום הכסף המושקע בנושאים שהוא באמת תומך בהם – א+ב) היא 300+200=500. <text:s text:c="2"/>***</text:span></text:p>
      <text:p text:style-name="P52">טרילמה</text:p>
      <text:p text:style-name="P58">האם אפשר להשיג בו-זמנית את כל שלוש התכונות – <text:span text:style-name="T488">הוגנות,</text:span> יעילות-פארטו, וגילוי-אמת? התשובה היא לא! <text:span text:style-name="T302">ההוכחה לכך נמצאה ע"י תוכנת מחשב להוכחות אוטומטיות (ראו במאמר). </text:span><text:span text:style-name="T495">ההוכחה מאד מסובכת, וכנראה לא היה אפשר למצוא אותה באופן ידני.</text:span><text:span text:style-name="T302"> אבל מתוך ניתוח הפלט של התוכנה, אפשר להוכיח משפט קצת יותר חלש.</text:span></text:p>
      <text:p text:style-name="P97"><text:span text:style-name="T229">משפט. </text:span><text:span text:style-name="T303">לא קיים </text:span>אלגוריתם <text:span text:style-name="T303">המקיים בו-זמנית את התכונות הבאות:</text:span></text:p>
      <text:list xml:id="list3938295721" text:style-name="L6">
        <text:list-item>
          <text:p text:style-name="P120">יעיל-פארטו;</text:p>
        </text:list-item>
        <text:list-item>
          <text:p text:style-name="P120">מגלה-אמת; </text:p>
        </text:list-item>
        <text:list-item>
          <text:p text:style-name="P121"><text:span text:style-name="T303">ה</text:span>וגן – אפילו ליחידים;</text:p>
        </text:list-item>
        <text:list-item>
          <text:p text:style-name="P122"><text:span text:style-name="T162">אנונימי - </text:span><text:span text:style-name="T186">לא מושפע משינוי הסדר בין האזרחים </text:span><text:span text:style-name="T187">(כל האלגוריתמים שראינו למעלה הם אנונימיים – הם מתייחסים רק לקבוצות הנושאים הרצויים ולא לסדר שבו מכניסים את הקלט לאלגוריתם. דוגמה לאלגוריתם לא אנונימי שכבר ראינו: "חתוך ובחר" – התוצאה מושפעת משינוי סדר המשתתפים. דוגמה לאלגוריתם אנונימי לחלוקת עוגה: אבן-פז).</text:span></text:p>
        </text:list-item>
        <text:list-item>
          <text:p text:style-name="P122"><text:span text:style-name="T162">נייטרלי </text:span><text:span text:style-name="T186">– </text:span><text:span text:style-name="T188">לא מושפע משינוי הסדר בין הנושאים (כל האלגוריתמים שראינו למעלה הם נייטרליים – הם מתייחסים רק לקבוצת התומכים בכל נושא, ולא לסדר בין הנושאים)</text:span><text:span text:style-name="T186">.</text:span></text:p>
        </text:list-item>
      </text:list>
      <text:p text:style-name="P59"><text:span text:style-name="T267">הוכחה</text:span>: <text:span text:style-name="T306">נניח בשלילה שקיים אלגוריתם כזה, ונבדוק מה אמור להיות הפלט שלו על הקלט של הדוגמה מלמעלה: </text:span></text:p>
      <text:p text:style-name="P59"><text:span text:style-name="T230">אב, אג, אד, בג, א</text:span><text:span text:style-name="T304">.</text:span></text:p>
      <text:p text:style-name="P59"><text:span text:style-name="T304">בקלט המקורי, הנושאים </text:span><text:span text:style-name="T230">ב,ג </text:span><text:span text:style-name="T304">הם סימטריים לחלוטין: כל אחד מהם מופיע פעם אחת עם נושא א, ועוד פעם אחת הם מופיעים יחד. כיוון שהאלגוריתם הוא נייטרלי ואנונימי, הוא חייב לתת לשניהם אותו סכום. <text:s/>והסכום הזה חייב להיות חיובי, כי </text:span><text:span text:style-name="T308">ה</text:span><text:span text:style-name="T304">אזרח הרביעי תומך </text:span><text:span text:style-name="T268">רק </text:span><text:span text:style-name="T305">בנושאים אלה, והוא חייב לקבל תועלת חיובית.</text:span></text:p>
      <text:p text:style-name="P60">עכשיו נניח שהאזרח הראשון, במקום להגיד אב, אומר בד. אז <text:span text:style-name="T306">הקלט הופך להיות: </text:span></text:p>
      <text:p text:style-name="P60"><text:span text:style-name="T231">בד, אג, אד, בג, א</text:span><text:span text:style-name="T306">. </text:span></text:p>
      <text:p text:style-name="P60"><text:span text:style-name="T306">מה יחזיר האלגוריתם שלנו על הקלט החדש? בקלט החדש, הנושאים </text:span><text:span text:style-name="T231">ג,ד</text:span><text:span text:style-name="T306"> הם סימטרים (שניהם מופיעים פעם אחת עם ב ופעם אחת עם א), ולכן האלגוריתם חייב לתת להם אותו סכום. עכשיו יש שני מקרים:</text:span></text:p>
      <text:list xml:id="list1171650647" text:style-name="L7">
        <text:list-item>
          <text:p text:style-name="P102">מקרה ראשון: האלגוריתם נותן לנושאים ג, ד <text:span text:style-name="T306">סכום </text:span><text:span text:style-name="T267">אפס</text:span>. כלומר הוא מחלק את כל הכסף בין נושאים א,ב. במקרה זה, האזרח הראשון מרויח מאי-גילוי-אמת! <text:s text:c="2"/>כי בקלט המקורי (האמיתי) <text:soft-page-break/>חלק מהכסף הלך לנושא ג שהוא לא תומך בו, ובקלט החדש (הלא-אמיתי) כל הכסף הולך רק לנושאים א,ב שהוא תומך בהם.</text:p>
        </text:list-item>
        <text:list-item>
          <text:p text:style-name="P102">מקרה שני: האלגוריתם נותן לנושאים ג, ד סכום <text:span text:style-name="T267">חיובי ממש </text:span>(וזהה). במקרה זה, התוצאה אינה יעילה פארטו: אפשר להעביר <text:span text:style-name="T307">את כל הסכום מנושא ג לנושא א, ומנושא ד לנושא ב. זה שיפור פארטו: לארבעת האזרחים הראשונים זה לא משנה (כי כל אחד מהם תומך בנושא אחד מבין א,ב ובנושא אחד מבין ג,ד), אבל האזרח החמישי מרויח.</text:span></text:p>
        </text:list-item>
      </text:list>
      <text:p text:style-name="P61">הגענו לסתירה: או שהאלגוריתם אינו <text:span text:style-name="T309">מגלה-אמת</text:span>, או שאינו יעיל פארטו. ***</text:p>
      <text:p text:style-name="P67"><text:span text:style-name="T203">שוב הגענו </text:span><text:span text:style-name="T204">למצב המוכר של טרילמה </text:span><text:span text:style-name="T203">– שלוש תכונות רצויות, </text:span><text:span text:style-name="T205">ש</text:span><text:span text:style-name="T203">אפשר להשיג רק שתיים מתוכן.</text:span></text:p>
      <text:p text:style-name="P48">יעילות יחסית</text:p>
      <text:p text:style-name="P68"><text:span text:style-name="T337">פתרון אפשרי ל</text:span><text:span text:style-name="T179">טרילמה</text:span><text:span text:style-name="T180"> הוא להחליש מעט את דרישת היעילות. במקום </text:span><text:span text:style-name="T184">לחפש תקציב, שאין לו </text:span><text:span text:style-name="T180"><text:s/>שיפור-פארטו בכלל, </text:span><text:span text:style-name="T184">נחפש תקציב, שאין לו </text:span><text:span text:style-name="T180">שיפור-פארטו שהוא </text:span><text:span text:style-name="T160">פריק</text:span><text:span text:style-name="T180">. </text:span><text:span text:style-name="T339">ההגיון בדרישה זו</text:span><text:span text:style-name="T180">: אם פריקות (</text:span><text:span text:style-name="T338">השקולה</text:span><text:span text:style-name="T180"> </text:span><text:span text:style-name="T182">לעקרונות חשובים כמו שקיפות ו</text:span><text:span text:style-name="T180">הוגנות) היא </text:span><text:span text:style-name="T181">תנאי הכרחי, </text:span><text:span text:style-name="T182">אז תקציבים </text:span><text:span text:style-name="T183">שאינם פריקים, אינם באים כלל בחשבון, ולכן תכונת היעילות צריכה להיבדק לפי התקציבים הפריקים בלבד.</text:span></text:p>
      <text:p text:style-name="P69"><text:span text:style-name="T48">האלגוריתם</text:span><text:span text:style-name="T40"> </text:span><text:span text:style-name="T41">האוטיליטרי-</text:span><text:span text:style-name="T42">על-תנאי</text:span><text:span text:style-name="T5"> (</text:span><text:span text:style-name="T6">conditioned utilitarian</text:span><text:span text:style-name="T5">). </text:span><text:span text:style-name="T31">מחשב </text:span><text:span text:style-name="T6">וקטור, שבו סכום התועלות הוא הגדול ביותר </text:span><text:span text:style-name="T62">תחת האילוץ שכל אזרח תורם רק </text:span><text:span text:style-name="T63">לנושאים</text:span><text:span text:style-name="T62"> שהוא תומך בהם</text:span><text:span text:style-name="T6">. </text:span><text:span text:style-name="T7">איך מוצאים אותו? - </text:span><text:span text:style-name="T79">אומרים לכל אזרח </text:span><text:span text:style-name="T7">i להשקיע את כל </text:span><text:span text:style-name="T32">החלק שלו בתקציב </text:span><text:span text:style-name="T7">בנושאים, שמספר התומכים בהם הוא הגדול ביותר, </text:span><text:span text:style-name="T63">מבין הנושאים שהוא תומך בהם</text:span><text:span text:style-name="T7">.</text:span><text:span text:style-name="T9"> לדוגמה, אם תמי תומכת ב</text:span><text:span text:style-name="T33">מועדון </text:span><text:span text:style-name="T10">שחמט ו</text:span><text:span text:style-name="T33">ב</text:span><text:span text:style-name="T10">ספריה, אבל יש עוד 10 אזרחים התומכים בשחמט ועוד 20 אנשים התומכים בספריה, אז האלגוריתם האוטיליטרי-על-תנאי יגיד לתמי להשקיע את כל התקציב שלה בספריה. </text:span></text:p>
      <text:p text:style-name="P69"><text:span text:style-name="T12">בדוגמה </text:span><text:span text:style-name="T34">למעלה, </text:span><text:span text:style-name="T45">אב, אג, אד, בג, א</text:span><text:span text:style-name="T12"> </text:span><text:span text:style-name="T13">האלגוריתם </text:span><text:span text:style-name="T35">נותן </text:span><text:span text:style-name="T13">את כל כספם של האזרחים התומכים ב-א לנושא א, ואת הכסף של האזרח הרביעי </text:span><text:span text:style-name="T36">מ</text:span><text:span text:style-name="T13">חלק בין ב לבין ג, ווקטור התקציב </text:span><text:span text:style-name="T14">הוא </text:span><text:span text:style-name="T43">(400, 50, 50, 0)</text:span><text:span text:style-name="T52">.</text:span></text:p>
      <text:p text:style-name="P70"><text:span text:style-name="T80">בדוגמה השניה, </text:span><text:span text:style-name="T44">בד</text:span><text:span text:style-name="T45">, אג, אד, בג, א,</text:span><text:span text:style-name="T49"> </text:span><text:span text:style-name="T50">לנושא א יש שלושה תומכים, ולכן האלגוריתם אומר לכל אזרח שתומך בו לתת לו את כל כספו. לנושאים ב, ג, ד יש שני תומכים, ולכן האלגוריתם </text:span><text:span text:style-name="T51">אומר לשאר האזרחים לחלק את התרומה שלהם ביניהם. וקטור התקציב </text:span><text:span text:style-name="T92">המתקבל הוא</text:span><text:span text:style-name="T51"> </text:span><text:span text:style-name="T46">(300, 100, 50, 50)</text:span><text:span text:style-name="T51">. </text:span></text:p>
      <text:p text:style-name="P71"><text:span text:style-name="T95">משפט</text:span><text:span text:style-name="T81">. האלגוריתם האוטיליטרי-על-תנאי </text:span><text:span text:style-name="T84">הוא הוגן-לקבוצות, מגלה-אמת, ומחזיר תקציב יעיל-פארטו בקבוצת התקציבים הפריקים.</text:span></text:p>
      <text:p text:style-name="P65"><text:span text:style-name="T267">הוכחה</text:span>. <text:span text:style-name="T489">מתוך ההגדרה ברור, שהאלגוריתם האוטיליטרי-על-תנאי הוא פריק, ולכן הוגן לקבוצות. </text:span></text:p>
      <text:p text:style-name="P72"><text:span text:style-name="T8">ה</text:span><text:span text:style-name="T37">הוכחה שהוא מגלה-אמת </text:span><text:span text:style-name="T82">דומה להוכחה של המשפט המקבל לגבי האלגוריתם האוטיליטרי.</text:span></text:p>
      <text:p text:style-name="P73"><text:span text:style-name="T83">התקציב יעיל-פארטו בקבוצות התקציבים הפריקים, כיוון שהוא ממקסם את סכום הערכים בקבוצת התקציבים הפריקים – החלק של כל אזרח מושקע בצורה הממקסמת את סכום הערכים תחת האילוץ שכל הכסף מגיע לנושאים שהוא תומך בהם. <text:s text:c="3"/></text:span><text:span text:style-name="T11">***</text:span></text:p>
      <text:p text:style-name="P98"><text:span text:style-name="T38">בהתאם למשפט ה"טרילמה" שהוכחנו למעלה, האלגוריתם האוטיליטרי-על-תנאי אינו יעיל-פארטו בקבוצת כל התקציבים. </text:span><text:span text:style-name="T15">בדוגמה השניה, </text:span><text:span text:style-name="T16"><text:s/></text:span><text:span text:style-name="T58"><text:s/></text:span><text:span text:style-name="T56">וקטור התועלות הוא: [150, 350, 350, 150, 300]. <text:s text:c="2"/>אפשר להשיג </text:span><text:soft-page-break/><text:span text:style-name="T56">שיפור-פארטו ע"י העברת 50 מ-ג ל-א והעברת 50 מ-ד ל-ב. מתקבל וקטור-תקציב </text:span><text:span text:style-name="T47">(350, 150, 0, 0) </text:span><text:span text:style-name="T56">עם וקטור תועלות: <text:s/>[150, 350, 350, 150, 350] – </text:span><text:span text:style-name="T57">האזרח החמישי מרויח ואף אחד </text:span><text:span text:style-name="T93">אינו</text:span><text:span text:style-name="T57"> מפסיד.</text:span></text:p>
      <text:p text:style-name="P49">הרחבות</text:p>
      <text:p text:style-name="P33">א. הנחנו שלכל האזרחים יש אותו חלק הוגן: C/n. אפשר בקלות להרחיב את התוצאות למצב שבו לכל אזרח יש חלק הוגן אחר. לדוגמה, באיטליה מותר לכל אזרח להעביר 0.5% מתשלומי-המיסים שלו לארגוני צדקה לפי בחירתו; הסכום משתנה מאזרח לאזרח בהתאם לכמות המיסים שהוא משלם.</text:p>
      <text:p text:style-name="P20"><text:span text:style-name="T140">ב. מעבר לזה: אפשר </text:span><text:span text:style-name="T141">לחשוב על עולם עתידי, שבו בכלל לא ייגבו מיסים בכפיה, אלא </text:span><text:span text:style-name="T144">כל התקציב יסתמך על תרומות, ו</text:span><text:span text:style-name="T141">כל אזרח יחליט </text:span><text:span text:style-name="T142">אם וכמה הוא רוצה לתרום. </text:span><text:span text:style-name="T143">במצב כזה דרושה תכונה נוספת, מעבר לתכונות שראינו כאן: </text:span><text:span text:style-name="T150">עידוד </text:span><text:span text:style-name="T151">תרומה</text:span><text:span text:style-name="T143">. משמעות התכונה היא, שהתועלת של כל אזרח, כאשר הוא תורם דרך המערכת, גדולה לפחות כמו התועלת שלו כאשר הוא מעביר את התרומה שלו באופן עצמאי לנושאים שהוא תומך בהם. </text:span><text:span text:style-name="T145">תכונה זו כמובן חזקה יותר מהתכונה של חלק-הוגן ליחידים (אבל לא חזקה/חלשה יותר מהתכונה של חלק-הוגן לקבוצות). </text:span><text:span text:style-name="T146">ניתן להוכיח, שהאלגוריתם האוטיליטרי-על-תנאי מעודד תרומות, וכן גם האלגוריתם של נאש.</text:span></text:p>
      <text:p text:style-name="P17"><text:span text:style-name="T140">ג. </text:span><text:span text:style-name="T113">הנחנו שפונקציית התועלת היא </text:span><text:span text:style-name="T149">חיבורית</text:span><text:span text:style-name="T113"> – התועלת שכל אזרח מפיק מהתקציב שווה ל</text:span><text:span text:style-name="T153">סכום</text:span><text:span text:style-name="T113"> </text:span><text:span text:style-name="T136">ההעברות</text:span><text:span text:style-name="T120"> </text:span><text:span text:style-name="T113">לנושאים שהוא תומך בהם. </text:span><text:span text:style-name="T122">ניזכר בדוגמה הראשונה: </text:span><text:span text:style-name="T107">התקציב הכולל הוא 6000, </text:span><text:span text:style-name="T138">יש שני אזרחים, </text:span><text:span text:style-name="T106">עמי </text:span><text:span text:style-name="T122">אוהב </text:span><text:span text:style-name="T106">כדורסל </text:span><text:span text:style-name="T122">ו</text:span><text:span text:style-name="T106">שחמט, ותמי </text:span><text:span text:style-name="T122">אוהבת </text:span><text:span text:style-name="T106">שחמט </text:span><text:span text:style-name="T122">ו</text:span><text:span text:style-name="T106">ספריה. </text:span><text:span text:style-name="T121">כשאין </text:span><text:span text:style-name="T113">תיאום, </text:span><text:span text:style-name="T124">התקציב הוא 1500,3000,1500, ו</text:span><text:span text:style-name="T113">התועלת של כל אזרח היא 3000+1500. כשיש תיאום, </text:span><text:span text:style-name="T125">התקציב הוא 0,6000,0, ו</text:span><text:span text:style-name="T113">התועלת </text:span><text:span text:style-name="T125">של כל אזרח </text:span><text:span text:style-name="T113">היא 6000+0.</text:span></text:p>
      <text:p text:style-name="P18"><text:span text:style-name="T113">היה אפשר להניח הנחות אחרות. למשל, נניח שהתועלת שכל אזרח מפיק מהתקציב שווה ל</text:span><text:span text:style-name="T153">מינימום </text:span><text:span text:style-name="T136">ה</text:span><text:span text:style-name="T137">העברות</text:span><text:span text:style-name="T113"> לנושאים שהוא </text:span><text:span text:style-name="T114">תומך בהם</text:span><text:span text:style-name="T123"> (אנשים אוהבים לגוון – כמה כבר אפשר לשחק שחמט?)</text:span><text:span text:style-name="T114">. במקרה זה, </text:span><text:span text:style-name="T115">כאשר אין תיאום, התועלת של כל אזרח שווה ל 1500 (מינימום בין 1500 ל-3000). <text:s/>כשיש תיאום, התיאום כאן יתבצע בצורה שונה: </text:span><text:span text:style-name="T135">החלק של עמי יחולק כ:</text:span><text:span text:style-name="T115"> 2000 לכדורסל ו-1000 לשחמט, ו</text:span><text:span text:style-name="T118">החלק של תמי יחולק כ: </text:span><text:span text:style-name="T115">1000 לשחמט ו-2000 לספריה. </text:span><text:span text:style-name="T126">התקציב הכולל יהיה 2000,2000,2000, ו</text:span><text:span text:style-name="T115">התועלת של כל אזרח תהיה 2000, כי כל אחד משני הנושאים שהוא תומך בהם מקבל תקציב של 2000. </text:span><text:span text:style-name="T116">גם כאן, התיאום מביא לשיפור פארטו </text:span><text:span text:style-name="T117">חזק לעומת מצב של חוסר-תיאום.</text:span></text:p>
      <text:p text:style-name="P105"><text:span text:style-name="T98">לאחרונה הוכחנו ש</text:span><text:span text:style-name="T127">קיים אלגוריתם הוגן, יעיל ומגלה-אמת </text:span><text:span text:style-name="T139">עבור תועלות-מינימום</text:span><text:span text:style-name="T147">; </text:span><text:span text:style-name="T128">המאמר עדיין בכתיבה.</text:span></text:p>
      <text:p text:style-name="P5"/>
      <text:p text:style-name="P5">מקורות</text:p>
      <text:list xml:id="list3119731564" text:style-name="L8">
        <text:list-item>
          <text:p text:style-name="P101"><text:bookmark text:name="CITEREFBogomolnaiaMoulinStong2005"/><text:span text:style-name="Citation"><text:span text:style-name="T96">Bogomolnaia, Anna; Moulin, Hervé; Stong, Richard (2005-06-01). </text:span></text:span><text:a xlink:type="simple" xlink:href="https://www.sciencedirect.com/science/article/abs/pii/S0022053104001322" text:style-name="Internet_20_link" text:visited-style-name="Visited_20_Internet_20_Link"><text:span text:style-name="Citation">"Collective choice under dichotomous preferences"</text:span></text:a><text:span text:style-name="Citation"><text:span text:style-name="T96">. Journal of Economic Theory. </text:span></text:span><text:span text:style-name="Citation"><text:span text:style-name="T97">122</text:span></text:span><text:span text:style-name="Citation"><text:span text:style-name="T96"> (2): 165–184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016%2Fj.jet.2004.05.005" text:style-name="Internet_20_link" text:visited-style-name="Visited_20_Internet_20_Link"><text:span text:style-name="Citation">10.1016/j.jet.2004.05.005</text:span></text:a><text:span text:style-name="Citation"><text:span text:style-name="T96">.</text:span></text:span></text:p>
        </text:list-item>
        <text:list-item>
          <text:p text:style-name="P101"><text:bookmark text:name="CITEREFBrandlBrandtPetersStricker2021"/><text:span text:style-name="Citation"><text:span text:style-name="T96">Brandl, Florian; Brandt, Felix; Peters, Dominik; Stricker, Christian (2021-07-18). </text:span></text:span><text:a xlink:type="simple" xlink:href="https://doi.org/10.1145%2F3465456.3467653" text:style-name="Internet_20_link" text:visited-style-name="Visited_20_Internet_20_Link"><text:span text:style-name="Citation">"Distribution Rules Under Dichotomous Preferences"</text:span></text:a><text:span text:style-name="Citation"><text:span text:style-name="T96">. Proceedings of the 22nd ACM Conference on Economics and Computation. EC '21. New York, NY, USA: ACM: 158–179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465456.3467653" text:style-name="Internet_20_link" text:visited-style-name="Visited_20_Internet_20_Link"><text:span text:style-name="Citation">10.1145/3465456.3467653</text:span></text:a></text:p>
        </text:list-item>
        <text:list-item>
          <text:p text:style-name="P101"><text:bookmark text:name="CITEREFAzizBogomolnaiaMoulin2019"/><text:soft-page-break/><text:span text:style-name="Citation"><text:span text:style-name="T96">Aziz, Haris; Bogomolnaia, Anna; Moulin, Hervé (2019-06-17). </text:span></text:span><text:a xlink:type="simple" xlink:href="https://doi.org/10.1145/3328526.3329552" text:style-name="Internet_20_link" text:visited-style-name="Visited_20_Internet_20_Link"><text:span text:style-name="Citation">"Fair Mixing: the Case of Dichotomous Preferences"</text:span></text:a><text:span text:style-name="Citation"><text:span text:style-name="T96">. Proceedings of the 2019 ACM Conference on Economics and Computation. EC '19. Phoenix, AZ, USA: Association for Computing Machinery: 753–781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328526.3329552" text:style-name="Internet_20_link" text:visited-style-name="Visited_20_Internet_20_Link"><text:span text:style-name="Citation">10.1145/3328526.3329552</text:span></text:a></text:p>
        </text:list-item>
        <text:list-item>
          <text:p text:style-name="P101"><text:bookmark text:name="CITEREFBrandlBrandtGregerPeters2021"/><text:span text:style-name="Citation">Brandl, Florian; Brandt, Felix; Greger, Matthias; Peters, Dominik; Stricker, Christian; Suksompong, Warut (2021-10-01). </text:span><text:a xlink:type="simple" xlink:href="http://arxiv.org/abs/2005.07997" text:style-name="Internet_20_link" text:visited-style-name="Visited_20_Internet_20_Link"><text:span text:style-name="Citation">"Funding Public Projects: A Case for the Nash Product Rule</text:span></text:a></text:p>
        </text:list-item>
        <text:list-item>
          <text:p text:style-name="P101"><text:span text:style-name="Citation">https://en.wikipedia.org/wiki/Fractional_approval_voting</text:span></text:p>
        </text:list-item>
      </text:list>
      <text:p text:style-name="P54"><text:span text:style-name="Citation"/></text:p>
      <text:p text:style-name="P54"><text:span text:style-name="Citation"><text:span text:style-name="T96"/></text:span></text:p>
      <text:list xml:id="list132830157589683" text:continue-numbering="true" text:style-name="L8">
        <text:list-header>
          <text:p text:style-name="P101"><text:span text:style-name="Citation"><text:span text:style-name="T96"/></text:span></text:p>
        </text:list-header>
      </text:list>
      <text:p text:style-name="P4">סיכם: אראל סגל-הלוי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2-27T13:26:32.039500677</dc:date>
    <meta:editing-duration>P17DT8H15M51S</meta:editing-duration>
    <meta:editing-cycles>2261</meta:editing-cycles>
    <dc:creator>Erel Segal-Halevi</dc:creator>
    <meta:document-statistic meta:table-count="0" meta:image-count="0" meta:object-count="0" meta:page-count="10" meta:paragraph-count="142" meta:word-count="3550" meta:character-count="20116" meta:non-whitespace-character-count="16626"/>
  </office:meta>
</office:document-meta>
</file>